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Heading_20_1">
      <style:paragraph-properties fo:margin-left="0in" fo:margin-top="0.3335in" fo:margin-bottom="0in" style:contextual-spacing="false" fo:text-indent="0in" style:auto-text-indent="false"/>
    </style:style>
    <style:style style:name="P5" style:family="paragraph" style:parent-style-name="Heading_20_1">
      <style:paragraph-properties fo:margin-left="0in" fo:margin-top="0.3335in" fo:margin-bottom="0.1965in" style:contextual-spacing="false" fo:text-indent="0in" style:auto-text-indent="false"/>
    </style:style>
    <style:style style:name="P6" style:family="paragraph" style:parent-style-name="Heading_20_1">
      <style:paragraph-properties fo:margin-left="0in" fo:text-indent="0in" style:auto-text-indent="false"/>
    </style:style>
    <style:style style:name="P7" style:family="paragraph" style:parent-style-name="Heading_20_2">
      <style:paragraph-properties fo:margin-left="0in" fo:text-indent="0in" style:auto-text-indent="false"/>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Heading_20_2">
      <style:paragraph-properties fo:margin-left="0in" fo:margin-right="0in" fo:margin-top="0.1665in" fo:margin-bottom="0.0835in" style:contextual-spacing="false" fo:text-indent="0in" style:auto-text-indent="false"/>
    </style:style>
    <style:style style:name="P10" style:family="paragraph" style:parent-style-name="Heading_20_3">
      <style:paragraph-properties fo:margin-left="0in" fo:margin-right="0in" fo:margin-top="0.1665in" fo:margin-bottom="0.0835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margin-top="0.0835in" fo:margin-bottom="0.0835in" style:contextual-spacing="false" fo:text-indent="0in" style:auto-text-indent="false"/>
    </style:style>
    <style:style style:name="P13" style:family="paragraph" style:parent-style-name="Heading_20_2">
      <style:paragraph-properties fo:margin-left="0in" fo:margin-top="0.139in" fo:margin-bottom="0.1965in" style:contextual-spacing="false" fo:text-indent="0in" style:auto-text-indent="false"/>
    </style:style>
    <style:style style:name="P14" style:family="paragraph" style:parent-style-name="Heading_20_3">
      <style:paragraph-properties fo:margin-left="0in" fo:margin-top="0.139in" fo:margin-bottom="0.1965in" style:contextual-spacing="false" fo:text-indent="0in" style:auto-text-indent="false"/>
    </style:style>
    <style:style style:name="P15" style:family="paragraph" style:parent-style-name="Heading_20_4">
      <style:paragraph-properties fo:margin-left="0in" fo:margin-top="0.139in" fo:margin-bottom="0.1965in" style:contextual-spacing="false" fo:text-indent="0in" style:auto-text-indent="false"/>
    </style:style>
    <style:style style:name="P16" style:family="paragraph" style:parent-style-name="Heading_20_3">
      <style:paragraph-properties fo:margin-left="0in" fo:text-indent="0in" style:auto-text-indent="false"/>
    </style:style>
    <style:style style:name="P17" style:family="paragraph" style:parent-style-name="Heading_20_4">
      <style:paragraph-properties fo:margin-left="0in" fo:text-indent="0in" style:auto-text-indent="false"/>
    </style:style>
    <style:style style:name="P18" style:family="paragraph" style:parent-style-name="Heading_20_2">
      <style:paragraph-properties fo:margin-left="0in" fo:margin-top="0.139in" fo:margin-bottom="0in" style:contextual-spacing="false" fo:keep-together="always" fo:text-indent="0in" style:auto-text-indent="false" fo:keep-with-next="always"/>
    </style:style>
    <style:style style:name="P19" style:family="paragraph" style:parent-style-name="Standard">
      <style:paragraph-properties fo:margin-top="0.3335in" fo:margin-bottom="0in" style:contextual-spacing="false"/>
    </style:style>
    <style:style style:name="P20" style:family="paragraph" style:parent-style-name="Text_20_body">
      <style:paragraph-properties fo:margin-top="0.3335in" fo:margin-bottom="0in" style:contextual-spacing="false"/>
    </style:style>
    <style:style style:name="P21" style:family="paragraph" style:parent-style-name="Standard">
      <style:paragraph-properties fo:margin-top="0in" fo:margin-bottom="0.139in" style:contextual-spacing="false" fo:line-height="115%" fo:text-align="start" style:justify-single-word="false" fo:orphans="2" fo:widows="2" style:writing-mode="lr-tb"/>
    </style:style>
    <style:style style:name="P22" style:family="paragraph" style:parent-style-name="Standard">
      <style:paragraph-properties fo:margin-top="0.0417in" fo:margin-bottom="0.0417in" style:contextual-spacing="false"/>
    </style:style>
    <style:style style:name="P23" style:family="paragraph" style:parent-style-name="Standard">
      <style:paragraph-properties fo:margin-top="0.028in" fo:margin-bottom="0.028in" style:contextual-spacing="false" fo:line-height="0.1665in" fo:text-align="start" style:justify-single-word="false"/>
    </style:style>
    <style:style style:name="P24" style:family="paragraph" style:parent-style-name="Text_20_body">
      <style:paragraph-properties fo:margin-top="0.028in" fo:margin-bottom="0.028in" style:contextual-spacing="false" fo:line-height="0.1665in" fo:text-align="start" style:justify-single-word="false"/>
    </style:style>
    <style:style style:name="P25" style:family="paragraph" style:parent-style-name="Heading_20_2">
      <style:paragraph-properties fo:margin-left="0in" fo:margin-top="0.1945in" fo:margin-bottom="0.111in" style:contextual-spacing="false" fo:text-indent="0in" style:auto-text-indent="false"/>
    </style:style>
    <style:style style:name="P26" style:family="paragraph" style:parent-style-name="Heading_20_1">
      <style:paragraph-properties fo:margin-left="0in" fo:text-indent="0in" style:auto-text-indent="false"/>
    </style:style>
    <style:style style:name="P27" style:family="paragraph" style:parent-style-name="Standard">
      <style:paragraph-properties fo:margin-top="0.3335in" fo:margin-bottom="0in" style:contextual-spacing="false"/>
      <style:text-properties fo:background-color="transparent"/>
    </style:style>
    <style:style style:name="P28" style:family="paragraph" style:parent-style-name="Standard">
      <style:text-properties fo:background-color="transparent"/>
    </style:style>
    <style:style style:name="P29" style:family="paragraph" style:parent-style-name="Standard">
      <style:paragraph-properties fo:margin-top="0in" fo:margin-bottom="0.139in" style:contextual-spacing="false" fo:line-height="115%" fo:text-align="start" style:justify-single-word="false" fo:orphans="2" fo:widows="2" style:writing-mode="lr-tb"/>
      <style:text-properties fo:background-color="transparent"/>
    </style:style>
    <style:style style:name="P30" style:family="paragraph" style:parent-style-name="Standard">
      <style:paragraph-properties fo:margin-top="0in" fo:margin-bottom="0.139in" style:contextual-spacing="false" fo:line-height="115%" fo:text-align="start" style:justify-single-word="false" fo:orphans="2" fo:widows="2" style:writing-mode="lr-tb"/>
    </style:style>
    <style:style style:name="P31" style:family="paragraph" style:parent-style-name="Standard">
      <style:paragraph-properties fo:margin-top="0.0555in" fo:margin-bottom="0.0835in" style:contextual-spacing="false" fo:line-height="0.1917in" fo:text-align="justify" style:justify-single-word="false" fo:text-indent="0in" style:auto-text-indent="false"/>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style>
    <style:style style:name="P33" style:family="paragraph" style:parent-style-name="Standard">
      <style:paragraph-properties fo:margin-top="0.028in" fo:margin-bottom="0.028in" style:contextual-spacing="false" fo:line-height="0.1665in" fo:text-align="start" style:justify-single-word="false"/>
    </style:style>
    <style:style style:name="P34" style:family="paragraph" style:parent-style-name="Standard">
      <style:paragraph-properties fo:margin-top="0.028in" fo:margin-bottom="0.028in" style:contextual-spacing="false" fo:line-height="0.1665in" fo:text-align="start" style:justify-single-word="false"/>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P35" style:family="paragraph" style:parent-style-name="Text_20_body">
      <style:paragraph-properties fo:margin-top="0.3335in" fo:margin-bottom="0in" style:contextual-spacing="false"/>
      <style:text-properties fo:background-color="transparent"/>
    </style:style>
    <style:style style:name="P36" style:family="paragraph" style:parent-style-name="Text_20_body">
      <style:paragraph-properties fo:margin-left="0in" fo:margin-right="0in" fo:margin-top="0in" fo:margin-bottom="0in" style:contextual-spacing="false" fo:text-indent="0in" style:auto-text-indent="false" style:writing-mode="lr-tb"/>
    </style:style>
    <style:style style:name="P37" style:family="paragraph" style:parent-style-name="Text_20_body">
      <style:paragraph-properties fo:margin-left="0in" fo:margin-right="0in" fo:margin-top="0in" fo:margin-bottom="0.0835in" style:contextual-spacing="false" fo:text-indent="0in" style:auto-text-indent="false" style:writing-mode="lr-tb"/>
    </style:style>
    <style:style style:name="P38" style:family="paragraph" style:parent-style-name="Text_20_body" style:list-style-name="WWNum8">
      <style:paragraph-properties fo:margin-left="0.4925in" fo:margin-right="0in" fo:text-indent="-0.1965in" style:auto-text-indent="false">
        <style:tab-stops>
          <style:tab-stop style:position="0in"/>
        </style:tab-stops>
      </style:paragraph-properties>
    </style:style>
    <style:style style:name="P39" style:family="paragraph" style:parent-style-name="Text_20_body" style:list-style-name="WWNum9">
      <style:paragraph-properties fo:margin-left="0.4925in" fo:margin-top="0in" fo:margin-bottom="0in" style:contextual-spacing="false" fo:text-indent="-0.1965in" style:auto-text-indent="false">
        <style:tab-stops>
          <style:tab-stop style:position="0in"/>
        </style:tab-stops>
      </style:paragraph-properties>
    </style:style>
    <style:style style:name="P40" style:family="paragraph" style:parent-style-name="Text_20_body" style:list-style-name="WWNum9">
      <style:paragraph-properties fo:margin-left="0.4925in" fo:text-indent="-0.1965in" style:auto-text-indent="false">
        <style:tab-stops>
          <style:tab-stop style:position="0in"/>
        </style:tab-stops>
      </style:paragraph-properties>
    </style:style>
    <style:style style:name="P41" style:family="paragraph" style:parent-style-name="Text_20_body" style:list-style-name="WWNum10">
      <style:paragraph-properties fo:margin-left="0in" fo:margin-right="0in" fo:margin-top="0in" fo:margin-bottom="0in" style:contextual-spacing="false" fo:text-indent="0in" style:auto-text-indent="false">
        <style:tab-stops>
          <style:tab-stop style:position="0in"/>
        </style:tab-stops>
      </style:paragraph-properties>
    </style:style>
    <style:style style:name="P42" style:family="paragraph" style:parent-style-name="Text_20_body" style:list-style-name="WWNum11">
      <style:paragraph-properties fo:margin-left="0in" fo:margin-right="0in" fo:margin-top="0in" fo:margin-bottom="0in" style:contextual-spacing="false" fo:text-indent="0in" style:auto-text-indent="false">
        <style:tab-stops>
          <style:tab-stop style:position="0in"/>
        </style:tab-stops>
      </style:paragraph-properties>
    </style:style>
    <style:style style:name="P43" style:family="paragraph" style:parent-style-name="Text_20_body" style:list-style-name="WWNum12">
      <style:paragraph-properties fo:margin-left="0in" fo:margin-right="0in" fo:margin-top="0in" fo:margin-bottom="0in" style:contextual-spacing="false" fo:text-indent="0in" style:auto-text-indent="false">
        <style:tab-stops>
          <style:tab-stop style:position="0in"/>
        </style:tab-stops>
      </style:paragraph-properties>
    </style:style>
    <style:style style:name="P44" style:family="paragraph" style:parent-style-name="Text_20_body" style:list-style-name="WWNum13">
      <style:paragraph-properties fo:margin-left="0in" fo:margin-right="0in" fo:margin-top="0in" fo:margin-bottom="0in" style:contextual-spacing="false" fo:text-indent="0in" style:auto-text-indent="false">
        <style:tab-stops>
          <style:tab-stop style:position="0in"/>
        </style:tab-stops>
      </style:paragraph-properties>
    </style:style>
    <style:style style:name="T1" style:family="text">
      <style:text-properties style:font-name="Arial"/>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9pt" style:font-name-asian="Arial1" style:font-size-asian="9pt" style:font-name-complex="Arial1" style:font-size-complex="9pt"/>
    </style:style>
    <style:style style:name="T4" style:family="text">
      <style:text-properties style:font-name="Arial" fo:font-size="16pt" fo:font-weight="bold" style:font-name-asian="Arial1" style:font-size-asian="16pt" style:font-weight-asian="bold" style:font-name-complex="Arial1" style:font-size-complex="16pt" style:font-weight-complex="bold"/>
    </style:style>
    <style:style style:name="T5" style:family="text">
      <style:text-properties style:font-name="Arial" fo:font-size="13pt" fo:font-weight="bold" style:font-name-asian="Arial1" style:font-size-asian="13pt" style:font-weight-asian="bold" style:font-name-complex="Arial1" style:font-size-complex="13pt" style:font-weight-complex="bold"/>
    </style:style>
    <style:style style:name="T6" style:family="text">
      <style:text-properties fo:background-color="transparent" loext:char-shading-value="0"/>
    </style:style>
    <style:style style:name="T7" style:family="text">
      <style:text-properties officeooo:rsid="0009470b" fo:background-color="transparent" loext:char-shading-value="0"/>
    </style:style>
    <style:style style:name="T8" style:family="text">
      <style:text-properties fo:font-style="italic" fo:font-weight="normal" fo:background-color="transparent" loext:char-shading-value="0" style:font-style-asian="italic" style:font-weight-asian="normal" style:font-style-complex="italic" style:font-weight-complex="normal"/>
    </style:style>
    <style:style style:name="T9" style:family="text">
      <style:text-properties fo:font-size="18pt" style:font-size-asian="18pt" style:font-size-complex="18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6pt" style:font-size-asian="16pt" style:font-size-complex="16pt"/>
    </style:style>
    <style:style style:name="T12" style:family="text">
      <style:text-properties style:text-position="39% 100%" fo:font-size="9pt" style:font-size-asian="9pt"/>
    </style:style>
    <style:style style:name="T13" style:family="text">
      <style:text-properties fo:color="#2e4d7b" loext:opacity="100%" style:font-name="Arial" fo:font-size="13pt" fo:font-weight="bold" style:font-name-asian="Arial1" style:font-size-asian="13pt" style:font-weight-asian="bold" style:font-name-complex="Arial1" style:font-size-complex="13pt" style:font-weight-complex="bold"/>
    </style:style>
    <style:style style:name="T14" style:family="text">
      <style:text-properties style:text-position="super 58%" style:font-name="Arial" fo:font-size="9pt" style:font-name-asian="Arial1" style:font-size-asian="9pt" style:font-name-complex="Arial1" style:font-size-complex="9pt"/>
    </style:style>
    <style:style style:name="T15" style:family="text">
      <style:text-properties fo:color="#1f3864" loext:opacity="100%" style:text-position="super 58%" style:font-name="Arial" fo:font-size="9pt" fo:font-weight="normal" style:font-name-asian="Arial1" style:font-size-asian="9pt" style:font-weight-asian="normal" style:font-name-complex="Arial1" style:font-size-complex="9pt" style:font-weight-complex="normal"/>
    </style:style>
    <style:style style:name="T16" style:family="text">
      <style:text-properties fo:color="#1f3864" loext:opacity="100%" style:font-name="Arial" fo:font-size="9pt" fo:font-weight="normal" style:font-name-asian="Arial1" style:font-size-asian="9pt" style:font-weight-asian="normal" style:font-name-complex="Arial1" style:font-size-complex="9pt" style:font-weight-complex="normal"/>
    </style:style>
    <style:style style:name="T17" style:family="text">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T18" style:family="text">
      <style:text-properties fo:font-weight="normal" style:font-weight-asian="normal" style:font-weight-complex="normal"/>
    </style:style>
    <style:style style:name="T19"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47_4095288541"/><text:span text:style-name="Strong_20_Emphasis"><text:span text:style-name="T1">The FREEDOM Framework – </text:span></text:span><text:bookmark-end text:name="__RefHeading___Toc2047_4095288541"/></text:p>
      <text:p text:style-name="Title"><text:span text:style-name="Strong_20_Emphasis"><text:span text:style-name="T1">The Seven Pillars</text:span></text:span></text:p>
      <text:p text:style-name="P35" loext:marker-style-name="T6"><text:span text:style-name="Strong_20_Emphasis"><text:span text:style-name="T6"/></text:span></text:p>
      <text:p text:style-name="P20"><text:span text:style-name="Strong_20_Emphasis"><text:span text:style-name="T6">Author </text:span></text:span></text:p>
      <text:p text:style-name="P20"><text:span text:style-name="Strong_20_Emphasis"><text:span text:style-name="T8">“Who wrote it matters not, you see,<text:line-break/>The text itself holds authority.<text:line-break/>And if you doubt, inspect, refine,<text:line-break/>Together we can make it shine. “</text:span></text:span></text:p>
      <text:h text:style-name="P4" text:outline-level="1"/>
      <text:p text:style-name="P19"/>
      <text:p text:style-name="P19"/>
      <text:p text:style-name="P19"/>
      <text:p text:style-name="P19"/>
      <text:p text:style-name="P19"/>
      <text:p text:style-name="P27" loext:marker-style-name="T6"/>
      <text:p text:style-name="P27" loext:marker-style-name="T6"/>
      <text:p text:style-name="P27" loext:marker-style-name="T6"/>
      <text:p text:style-name="P27" loext:marker-style-name="T6"/>
      <text:h text:style-name="P5" text:outline-level="1"><text:bookmark-start text:name="__RefHeading___Toc8556_1834621681"/><text:soft-page-break/><text:span text:style-name="T6">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27" loext:marker-style-name="T6"/>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556_1834621681" text:style-name="Index_20_Link" text:visited-style-name="Index_20_Link">Abstract: The Seven Pillars: A Global Framework for Universal Basic Needs<text:tab/>2</text:a></text:p>
          <text:p text:style-name="P1"><text:a xlink:type="simple" xlink:href="#__RefHeading___Toc2113_3246451801" text:style-name="Index_20_Link" text:visited-style-name="Index_20_Link">Introduction: The Persistent Gap in Human Rights Implementation<text:tab/>6</text:a></text:p>
          <text:p text:style-name="P1"><text:a xlink:type="simple" xlink:href="#__RefHeading___Toc1920_3246451801" text:style-name="Index_20_Link" text:visited-style-name="Index_20_Link">1. The Freedom Framework<text:tab/>7</text:a></text:p>
          <text:p text:style-name="P2"><text:a xlink:type="simple" xlink:href="#__RefHeading___Toc2115_3246451801" text:style-name="Index_20_Link" text:visited-style-name="Index_20_Link">Foundation<text:tab/>7</text:a></text:p>
          <text:p text:style-name="P2"><text:a xlink:type="simple" xlink:href="#__RefHeading___Toc2117_3246451801" text:style-name="Index_20_Link" text:visited-style-name="Index_20_Link">Resilience<text:tab/>7</text:a></text:p>
          <text:p text:style-name="P2"><text:a xlink:type="simple" xlink:href="#__RefHeading___Toc2119_3246451801" text:style-name="Index_20_Link" text:visited-style-name="Index_20_Link">Exchange<text:tab/>7</text:a></text:p>
          <text:p text:style-name="P2"><text:a xlink:type="simple" xlink:href="#__RefHeading___Toc2121_3246451801" text:style-name="Index_20_Link" text:visited-style-name="Index_20_Link">Equilibrium<text:tab/>7</text:a></text:p>
          <text:p text:style-name="P2"><text:a xlink:type="simple" xlink:href="#__RefHeading___Toc2123_3246451801" text:style-name="Index_20_Link" text:visited-style-name="Index_20_Link">Defense<text:tab/>7</text:a></text:p>
          <text:p text:style-name="P2"><text:a xlink:type="simple" xlink:href="#__RefHeading___Toc2125_3246451801" text:style-name="Index_20_Link" text:visited-style-name="Index_20_Link">Ownership<text:tab/>7</text:a></text:p>
          <text:p text:style-name="P2"><text:a xlink:type="simple" xlink:href="#__RefHeading___Toc2127_3246451801" text:style-name="Index_20_Link" text:visited-style-name="Index_20_Link">Mobility<text:tab/>7</text:a></text:p>
          <text:p text:style-name="P1"><text:a xlink:type="simple" xlink:href="#__RefHeading___Toc2129_3246451801" text:style-name="Index_20_Link" text:visited-style-name="Index_20_Link">2. The Seven Pillars: Interdependent Guarantees for Human Flourishing<text:tab/>8</text:a></text:p>
          <text:p text:style-name="P2"><text:a xlink:type="simple" xlink:href="#__RefHeading___Toc2131_3246451801" text:style-name="Index_20_Link" text:visited-style-name="Index_20_Link">2.1 Foundation: Secure Access to Life’s Essentials<text:tab/>8</text:a></text:p>
          <text:p text:style-name="P3"><text:a xlink:type="simple" xlink:href="#__RefHeading___Toc1922_3246451801" text:style-name="Index_20_Link" text:visited-style-name="Index_20_Link">2.1.1 Conceptual Design of Foundation Land<text:tab/>8</text:a></text:p>
          <text:p text:style-name="P3"><text:a xlink:type="simple" xlink:href="#__RefHeading___Toc1924_3246451801" text:style-name="Index_20_Link" text:visited-style-name="Index_20_Link">2.1.2 The Equivalent Land Area (ELA) System<text:tab/>9</text:a></text:p>
          <text:p text:style-name="P3"><text:a xlink:type="simple" xlink:href="#__RefHeading___Toc1926_3246451801" text:style-name="Index_20_Link" text:visited-style-name="Index_20_Link">2.1.3 Social Dynamics: Teaming, Transitions, and Global Variations<text:tab/>9</text:a></text:p>
          <text:p text:style-name="P3"><text:a xlink:type="simple" xlink:href="#__RefHeading___Toc1928_3246451801" text:style-name="Index_20_Link" text:visited-style-name="Index_20_Link">2.1.4 Structural Governmental Failures in Housing Provision<text:tab/>10</text:a></text:p>
          <text:p text:style-name="P3"><text:a xlink:type="simple" xlink:href="#__RefHeading___Toc1930_3246451801" text:style-name="Index_20_Link" text:visited-style-name="Index_20_Link">2.1.5 Preliminary Economic Assessment and Funding Pathways<text:tab/>11</text:a></text:p>
          <text:p text:style-name="P3"><text:a xlink:type="simple" xlink:href="#__RefHeading___Toc1932_3246451801" text:style-name="Index_20_Link" text:visited-style-name="Index_20_Link">2.1.6 Explicit Counterarguments and Risk Mitigation<text:tab/>11</text:a></text:p>
          <text:p text:style-name="P3"><text:a xlink:type="simple" xlink:href="#__RefHeading___Toc1934_3246451801" text:style-name="Index_20_Link" text:visited-style-name="Index_20_Link">2.1.7 Empirical Evidence and Analogous Case Studies<text:tab/>11</text:a></text:p>
          <text:p text:style-name="P3"><text:a xlink:type="simple" xlink:href="#__RefHeading___Toc1936_3246451801" text:style-name="Index_20_Link" text:visited-style-name="Index_20_Link">2.1.8 Global and Legal Implementation Details<text:tab/>12</text:a></text:p>
          <text:p text:style-name="P3"><text:a xlink:type="simple" xlink:href="#__RefHeading___Toc1938_3246451801" text:style-name="Index_20_Link" text:visited-style-name="Index_20_Link">2.1.9 Sustainability and Long-Term Viability Assessments<text:tab/>12</text:a></text:p>
          <text:p text:style-name="P3"><text:a xlink:type="simple" xlink:href="#__RefHeading___Toc1940_3246451801" text:style-name="Index_20_Link" text:visited-style-name="Index_20_Link">2.1.10 Impacts on Real Estate Markets and Phasing Out Legacy Systems<text:tab/>12</text:a></text:p>
          <text:p text:style-name="P2"><text:a xlink:type="simple" xlink:href="#__RefHeading___Toc1942_3246451801" text:style-name="Index_20_Link" text:visited-style-name="Index_20_Link">Footnotes<text:tab/>12</text:a></text:p>
          <text:p text:style-name="P2"><text:a xlink:type="simple" xlink:href="#__RefHeading___Toc4382_3489137331" text:style-name="Index_20_Link" text:visited-style-name="Index_20_Link">2.2 Resilience: Continuity in the Face of Disruption<text:tab/>13</text:a></text:p>
          <text:p text:style-name="P3"><text:a xlink:type="simple" xlink:href="#__RefHeading___Toc4384_3489137331" text:style-name="Index_20_Link" text:visited-style-name="Index_20_Link">2.2.1 Conceptual Design and Core Infrastructure<text:tab/>14</text:a></text:p>
          <text:p text:style-name="P3"><text:a xlink:type="simple" xlink:href="#__RefHeading___Toc4386_3489137331" text:style-name="Index_20_Link" text:visited-style-name="Index_20_Link">2.2.2 Motivations: The Structural Failures of Current Disaster Response<text:tab/>15</text:a></text:p>
          <text:p text:style-name="P3"><text:a xlink:type="simple" xlink:href="#__RefHeading___Toc4388_3489137331" text:style-name="Index_20_Link" text:visited-style-name="Index_20_Link"><text:soft-page-break/>2.2.3 Historical Patterns of Resistance to Structural Reform<text:tab/>16</text:a></text:p>
          <text:p text:style-name="P3"><text:a xlink:type="simple" xlink:href="#__RefHeading___Toc4390_3489137331" text:style-name="Index_20_Link" text:visited-style-name="Index_20_Link">2.2.4 The Reserve Settlement System: Design in Detail<text:tab/>18</text:a></text:p>
          <text:p text:style-name="P3"><text:a xlink:type="simple" xlink:href="#__RefHeading___Toc4392_3489137331" text:style-name="Index_20_Link" text:visited-style-name="Index_20_Link">2.2.5 Preliminary Economic Assessment and Funding Pathways<text:tab/>19</text:a></text:p>
          <text:p text:style-name="P3"><text:a xlink:type="simple" xlink:href="#__RefHeading___Toc4394_3489137331" text:style-name="Index_20_Link" text:visited-style-name="Index_20_Link">2.2.6 Explicit Counterarguments and Risk Mitigation<text:tab/>20</text:a></text:p>
          <text:p text:style-name="P3"><text:a xlink:type="simple" xlink:href="#__RefHeading___Toc4396_3489137331" text:style-name="Index_20_Link" text:visited-style-name="Index_20_Link">2.2.7 Empirical Evidence and Analogous Case Studies<text:tab/>21</text:a></text:p>
          <text:p text:style-name="P3"><text:a xlink:type="simple" xlink:href="#__RefHeading___Toc4398_3489137331" text:style-name="Index_20_Link" text:visited-style-name="Index_20_Link">2.2.8 Global and Legal Implementation Details<text:tab/>23</text:a></text:p>
          <text:p text:style-name="P3"><text:a xlink:type="simple" xlink:href="#__RefHeading___Toc4400_3489137331" text:style-name="Index_20_Link" text:visited-style-name="Index_20_Link">2.2.9 Sustainability and Long-Term Viability Assessments<text:tab/>23</text:a></text:p>
          <text:p text:style-name="P3"><text:a xlink:type="simple" xlink:href="#__RefHeading___Toc4402_3489137331" text:style-name="Index_20_Link" text:visited-style-name="Index_20_Link">2.2.10 Resilience's Interdependence with Other Pillars<text:tab/>25</text:a></text:p>
          <text:p text:style-name="P3"><text:a xlink:type="simple" xlink:href="#__RefHeading___Toc4404_3489137331" text:style-name="Index_20_Link" text:visited-style-name="Index_20_Link">2.2.11 Phasing Out Legacy Systems and Transition Dynamics<text:tab/>26</text:a></text:p>
          <text:p text:style-name="P2"><text:a xlink:type="simple" xlink:href="#__RefHeading___Toc4406_3489137331" text:style-name="Index_20_Link" text:visited-style-name="Index_20_Link">Footnotes<text:tab/>27</text:a></text:p>
          <text:p text:style-name="P2"><text:a xlink:type="simple" xlink:href="#__RefHeading___Toc1944_3246451801" text:style-name="Index_20_Link" text:visited-style-name="Index_20_Link">2.3 Exchange: Universal Platform for Connection and Collaboration<text:tab/>28</text:a></text:p>
          <text:p text:style-name="P3"><text:a xlink:type="simple" xlink:href="#__RefHeading___Toc2135_3246451801" text:style-name="Index_20_Link" text:visited-style-name="Index_20_Link">2.3.1 Conceptual Design and Core Features<text:tab/>28</text:a></text:p>
          <text:p text:style-name="P3"><text:a xlink:type="simple" xlink:href="#__RefHeading___Toc1946_3246451801" text:style-name="Index_20_Link" text:visited-style-name="Index_20_Link">2.3.2 Motivations: Addressing Platform Power and Censorship Risks<text:tab/>29</text:a></text:p>
          <text:p text:style-name="P3"><text:a xlink:type="simple" xlink:href="#__RefHeading___Toc1948_3246451801" text:style-name="Index_20_Link" text:visited-style-name="Index_20_Link">2.3.3 Financial Impacts on Telecom and Social Media Platforms<text:tab/>30</text:a></text:p>
          <text:p text:style-name="P3"><text:a xlink:type="simple" xlink:href="#__RefHeading___Toc2137_3246451801" text:style-name="Index_20_Link" text:visited-style-name="Index_20_Link">2.3.4 Bandwidth, Storage, Costs, and Timeline<text:tab/>30</text:a></text:p>
          <text:p text:style-name="P3"><text:a xlink:type="simple" xlink:href="#__RefHeading___Toc1950_3246451801" text:style-name="Index_20_Link" text:visited-style-name="Index_20_Link">2.3.5 Preliminary Economic Assessment and Funding Pathways<text:tab/>31</text:a></text:p>
          <text:p text:style-name="P3"><text:a xlink:type="simple" xlink:href="#__RefHeading___Toc1952_3246451801" text:style-name="Index_20_Link" text:visited-style-name="Index_20_Link">2.3.6 Explicit Counterarguments and Risk Mitigation<text:tab/>31</text:a></text:p>
          <text:p text:style-name="P3"><text:a xlink:type="simple" xlink:href="#__RefHeading___Toc1954_3246451801" text:style-name="Index_20_Link" text:visited-style-name="Index_20_Link">2.3.7 Empirical Evidence and Analogous Case Studies<text:tab/>32</text:a></text:p>
          <text:p text:style-name="P3"><text:a xlink:type="simple" xlink:href="#__RefHeading___Toc1956_3246451801" text:style-name="Index_20_Link" text:visited-style-name="Index_20_Link">2.3.8 Global and Legal Implementation Details<text:tab/>33</text:a></text:p>
          <text:p text:style-name="P3"><text:a xlink:type="simple" xlink:href="#__RefHeading___Toc1958_3246451801" text:style-name="Index_20_Link" text:visited-style-name="Index_20_Link">2.3.9 Sustainability and Long-Term Viability Assessments<text:tab/>33</text:a></text:p>
          <text:p text:style-name="P3"><text:a xlink:type="simple" xlink:href="#__RefHeading___Toc1960_3246451801" text:style-name="Index_20_Link" text:visited-style-name="Index_20_Link">2.3.10 Impacts on Legacy Systems and Phasing<text:tab/>34</text:a></text:p>
          <text:p text:style-name="P2"><text:a xlink:type="simple" xlink:href="#__RefHeading___Toc1962_3246451801" text:style-name="Index_20_Link" text:visited-style-name="Index_20_Link">Footnotes<text:tab/>34</text:a></text:p>
          <text:p text:style-name="P2"><text:a xlink:type="simple" xlink:href="#__RefHeading___Toc8843_995564575" text:style-name="Index_20_Link" text:visited-style-name="Index_20_Link">2.4 Equilibrium: Comprehensive Health and Well-Being<text:tab/>36</text:a></text:p>
          <text:p text:style-name="P3"><text:a xlink:type="simple" xlink:href="#__RefHeading___Toc8845_995564575" text:style-name="Index_20_Link" text:visited-style-name="Index_20_Link">2.4.1 Conceptual Design and Patent Compatibility<text:tab/>36</text:a></text:p>
          <text:p text:style-name="P3"><text:a xlink:type="simple" xlink:href="#__RefHeading___Toc8847_995564575" text:style-name="Index_20_Link" text:visited-style-name="Index_20_Link">2.4.2 Motivations for Industry Non-Hostility<text:tab/>37</text:a></text:p>
          <text:p text:style-name="P3"><text:a xlink:type="simple" xlink:href="#__RefHeading___Toc8849_995564575" text:style-name="Index_20_Link" text:visited-style-name="Index_20_Link">2.4.3 The Crisis of Current Medical Billing and the Path to Absorption<text:tab/>37</text:a></text:p>
          <text:p text:style-name="P3"><text:a xlink:type="simple" xlink:href="#__RefHeading___Toc8851_995564575" text:style-name="Index_20_Link" text:visited-style-name="Index_20_Link">2.4.4 How AI Dramatically Accelerates Pharmaceutical Research and Development<text:tab/>39</text:a></text:p>
          <text:p text:style-name="P3"><text:a xlink:type="simple" xlink:href="#__RefHeading___Toc8853_995564575" text:style-name="Index_20_Link" text:visited-style-name="Index_20_Link">2.4.5 Collaborative Knowledge Optimization and Open Research Infrastructure<text:tab/>40</text:a></text:p>
          <text:p text:style-name="P3"><text:a xlink:type="simple" xlink:href="#__RefHeading___Toc8855_995564575" text:style-name="Index_20_Link" text:visited-style-name="Index_20_Link"><text:soft-page-break/>2.4.6 Preliminary Economic Assessment and Funding Pathways<text:tab/>42</text:a></text:p>
          <text:p text:style-name="P3"><text:a xlink:type="simple" xlink:href="#__RefHeading___Toc8857_995564575" text:style-name="Index_20_Link" text:visited-style-name="Index_20_Link">2.4.7 Explicit Counterarguments and Risk Mitigation<text:tab/>43</text:a></text:p>
          <text:p text:style-name="P3"><text:a xlink:type="simple" xlink:href="#__RefHeading___Toc8859_995564575" text:style-name="Index_20_Link" text:visited-style-name="Index_20_Link">2.4.8 Empirical Evidence and Analogous Case Studies<text:tab/>43</text:a></text:p>
          <text:p text:style-name="P3"><text:a xlink:type="simple" xlink:href="#__RefHeading___Toc8861_995564575" text:style-name="Index_20_Link" text:visited-style-name="Index_20_Link">2.4.9 Global and Legal Implementation Details<text:tab/>44</text:a></text:p>
          <text:p text:style-name="P3"><text:a xlink:type="simple" xlink:href="#__RefHeading___Toc8863_995564575" text:style-name="Index_20_Link" text:visited-style-name="Index_20_Link">2.4.10 Sustainability and Long-Term Viability Assessments<text:tab/>44</text:a></text:p>
          <text:p text:style-name="P3"><text:a xlink:type="simple" xlink:href="#__RefHeading___Toc8865_995564575" text:style-name="Index_20_Link" text:visited-style-name="Index_20_Link">2.4.11 Impacts on Pharma and Healthcare Systems<text:tab/>45</text:a></text:p>
          <text:p text:style-name="P2"><text:a xlink:type="simple" xlink:href="#__RefHeading___Toc8867_995564575" text:style-name="Index_20_Link" text:visited-style-name="Index_20_Link">Footnotes<text:tab/>45</text:a></text:p>
          <text:p text:style-name="P2"><text:a xlink:type="simple" xlink:href="#__RefHeading___Toc4236_3662947916" text:style-name="Index_20_Link" text:visited-style-name="Index_20_Link">2.5 Defence: Protection from Harm and Injustice<text:tab/>46</text:a></text:p>
          <text:p text:style-name="P3"><text:a xlink:type="simple" xlink:href="#__RefHeading___Toc4240_3662947916" text:style-name="Index_20_Link" text:visited-style-name="Index_20_Link">2.5.1 The Individual Right to Self-Protection and Autonomy<text:tab/>46</text:a></text:p>
          <text:p text:style-name="P3"><text:a xlink:type="simple" xlink:href="#__RefHeading___Toc4248_3662947916" text:style-name="Index_20_Link" text:visited-style-name="Index_20_Link">2.5.2 Governmental Violence as the Primary Contemporary Threat<text:tab/>48</text:a></text:p>
          <text:p text:style-name="P3"><text:a xlink:type="simple" xlink:href="#__RefHeading___Toc4256_3662947916" text:style-name="Index_20_Link" text:visited-style-name="Index_20_Link">2.5.3 Prohibition of Mass Casualty Weapons Production<text:tab/>49</text:a></text:p>
          <text:p text:style-name="P3"><text:a xlink:type="simple" xlink:href="#__RefHeading___Toc4266_3662947916" text:style-name="Index_20_Link" text:visited-style-name="Index_20_Link">2.5.4 The Comprehensive Costs of Warfare<text:tab/>50</text:a></text:p>
          <text:p text:style-name="P3"><text:a xlink:type="simple" xlink:href="#__RefHeading___Toc4276_3662947916" text:style-name="Index_20_Link" text:visited-style-name="Index_20_Link">2.5.5 War as Instrument of Economic and Political Manipulation<text:tab/>52</text:a></text:p>
          <text:p text:style-name="P3"><text:a xlink:type="simple" xlink:href="#__RefHeading___Toc4284_3662947916" text:style-name="Index_20_Link" text:visited-style-name="Index_20_Link">2.5.6 Alternative Security Paradigms<text:tab/>53</text:a></text:p>
          <text:p text:style-name="P3"><text:a xlink:type="simple" xlink:href="#__RefHeading___Toc4332_3662947916" text:style-name="Index_20_Link" text:visited-style-name="Index_20_Link">2.5.7 Systemic Inequality and Security<text:tab/>63</text:a></text:p>
          <text:p text:style-name="P3"><text:a xlink:type="simple" xlink:href="#__RefHeading___Toc4338_3662947916" text:style-name="Index_20_Link" text:visited-style-name="Index_20_Link">2.5.8 Implementation Challenges and Transitions<text:tab/>63</text:a></text:p>
          <text:p text:style-name="P2"><text:a xlink:type="simple" xlink:href="#__RefHeading___Toc4348_3662947916" text:style-name="Index_20_Link" text:visited-style-name="Index_20_Link">Footnotes<text:tab/>65</text:a></text:p>
          <text:p text:style-name="P2"><text:a xlink:type="simple" xlink:href="#__RefHeading___Toc2070_3246451801" text:style-name="Index_20_Link" text:visited-style-name="Index_20_Link">2.6 Ownership: Personal Autonomy and Lifelong Learning<text:tab/>70</text:a></text:p>
          <text:p text:style-name="P3"><text:a xlink:type="simple" xlink:href="#__RefHeading___Toc2072_3246451801" text:style-name="Index_20_Link" text:visited-style-name="Index_20_Link">2.6.1 Conceptual Design and Core Features<text:tab/>70</text:a></text:p>
          <text:p text:style-name="P3"><text:a xlink:type="simple" xlink:href="#__RefHeading___Toc2074_3246451801" text:style-name="Index_20_Link" text:visited-style-name="Index_20_Link">2.6.2 Motivations: Addressing Educational Inequality and Systemic Dysfunction<text:tab/>72</text:a></text:p>
          <text:p text:style-name="P3"><text:a xlink:type="simple" xlink:href="#__RefHeading___Toc2076_3246451801" text:style-name="Index_20_Link" text:visited-style-name="Index_20_Link">2.6.3 AI Scholars: Technical Feasibility and Pedagogical Design<text:tab/>73</text:a></text:p>
          <text:p text:style-name="P3"><text:a xlink:type="simple" xlink:href="#__RefHeading___Toc2078_3246451801" text:style-name="Index_20_Link" text:visited-style-name="Index_20_Link">2.6.4 Curriculum Design: Workforce Alignment and Practical Application<text:tab/>74</text:a></text:p>
          <text:p text:style-name="P3"><text:a xlink:type="simple" xlink:href="#__RefHeading___Toc2080_3246451801" text:style-name="Index_20_Link" text:visited-style-name="Index_20_Link">2.6.5 Transition from Parallel Systems: Economic and Political Dynamics<text:tab/>76</text:a></text:p>
          <text:p text:style-name="P3"><text:a xlink:type="simple" xlink:href="#__RefHeading___Toc2082_3246451801" text:style-name="Index_20_Link" text:visited-style-name="Index_20_Link">2.6.6 Governance and Protection from Political Capture<text:tab/>78</text:a></text:p>
          <text:p text:style-name="P3"><text:a xlink:type="simple" xlink:href="#__RefHeading___Toc2084_3246451801" text:style-name="Index_20_Link" text:visited-style-name="Index_20_Link">2.6.7 Funding Mechanisms and Economic Sustainability<text:tab/>79</text:a></text:p>
          <text:p text:style-name="P3"><text:a xlink:type="simple" xlink:href="#__RefHeading___Toc2086_3246451801" text:style-name="Index_20_Link" text:visited-style-name="Index_20_Link">2.6.8 Empirical Evidence and International Precedents<text:tab/>81</text:a></text:p>
          <text:p text:style-name="P3"><text:a xlink:type="simple" xlink:href="#__RefHeading___Toc2088_3246451801" text:style-name="Index_20_Link" text:visited-style-name="Index_20_Link">2.6.9 Open-Source Knowledge and Cultural Preservation<text:tab/>83</text:a></text:p>
          <text:p text:style-name="P3"><text:a xlink:type="simple" xlink:href="#__RefHeading___Toc2090_3246451801" text:style-name="Index_20_Link" text:visited-style-name="Index_20_Link">Footnotes<text:tab/>83</text:a></text:p>
          <text:p text:style-name="P2"><text:a xlink:type="simple" xlink:href="#__RefHeading___Toc8673_1834621681" text:style-name="Index_20_Link" text:visited-style-name="Index_20_Link"><text:s/>2.7 Mobility: Freedom of Movement and Privacy<text:tab/>86</text:a></text:p>
          <text:p text:style-name="P3"><text:a xlink:type="simple" xlink:href="#__RefHeading___Toc4350_3662947916" text:style-name="Index_20_Link" text:visited-style-name="Index_20_Link"><text:soft-page-break/>2.7.1 Conceptual Design and Core Infrastructure<text:tab/>86</text:a></text:p>
          <text:p text:style-name="P3"><text:a xlink:type="simple" xlink:href="#__RefHeading___Toc4352_3662947916" text:style-name="Index_20_Link" text:visited-style-name="Index_20_Link">2.7.2 Motivations: The Structural Failures of Current Mobility Systems<text:tab/>87</text:a></text:p>
          <text:p text:style-name="P3"><text:a xlink:type="simple" xlink:href="#__RefHeading___Toc4354_3662947916" text:style-name="Index_20_Link" text:visited-style-name="Index_20_Link">2.7.3 Historical Patterns of Resistance to Structural Reform<text:tab/>88</text:a></text:p>
          <text:p text:style-name="P3"><text:a xlink:type="simple" xlink:href="#__RefHeading___Toc4356_3662947916" text:style-name="Index_20_Link" text:visited-style-name="Index_20_Link">2.7.4 The Universal Social Page: Privacy Architecture in Detail<text:tab/>89</text:a></text:p>
          <text:p text:style-name="P3"><text:a xlink:type="simple" xlink:href="#__RefHeading___Toc4358_3662947916" text:style-name="Index_20_Link" text:visited-style-name="Index_20_Link">2.7.5 Preliminary Economic Assessment and Funding Pathways<text:tab/>91</text:a></text:p>
          <text:p text:style-name="P3"><text:a xlink:type="simple" xlink:href="#__RefHeading___Toc4360_3662947916" text:style-name="Index_20_Link" text:visited-style-name="Index_20_Link">2.7.6 Explicit Counterarguments and Risk Mitigation<text:tab/>92</text:a></text:p>
          <text:p text:style-name="P3"><text:a xlink:type="simple" xlink:href="#__RefHeading___Toc4362_3662947916" text:style-name="Index_20_Link" text:visited-style-name="Index_20_Link">2.7.7 Empirical Evidence and Analogous Case Studies<text:tab/>93</text:a></text:p>
          <text:p text:style-name="P3"><text:a xlink:type="simple" xlink:href="#__RefHeading___Toc4364_3662947916" text:style-name="Index_20_Link" text:visited-style-name="Index_20_Link">2.7.8 Global and Legal Implementation Details<text:tab/>94</text:a></text:p>
          <text:p text:style-name="P3"><text:a xlink:type="simple" xlink:href="#__RefHeading___Toc4366_3662947916" text:style-name="Index_20_Link" text:visited-style-name="Index_20_Link">2.7.9 Sustainability and Long-Term Viability Assessments<text:tab/>95</text:a></text:p>
          <text:p text:style-name="P3"><text:a xlink:type="simple" xlink:href="#__RefHeading___Toc4368_3662947916" text:style-name="Index_20_Link" text:visited-style-name="Index_20_Link">2.7.10 Mobility's Interdependence with Other Pillars<text:tab/>96</text:a></text:p>
          <text:p text:style-name="P3"><text:a xlink:type="simple" xlink:href="#__RefHeading___Toc4370_3662947916" text:style-name="Index_20_Link" text:visited-style-name="Index_20_Link">2.7.11 Phasing Out Legacy Systems and Transition Dynamics<text:tab/>97</text:a></text:p>
          <text:p text:style-name="P2"><text:a xlink:type="simple" xlink:href="#__RefHeading___Toc4372_3662947916" text:style-name="Index_20_Link" text:visited-style-name="Index_20_Link">Footnotes<text:tab/>98</text:a></text:p>
        </text:index-body>
      </text:table-of-content>
      <text:h text:style-name="P6" text:outline-level="1"><text:bookmark-start text:name="__RefHeading___Toc2113_3246451801"/>Introduction: The Persistent Gap in Human Rights Implementation<text:bookmark-end text:name="__RefHeading___Toc2113_3246451801"/></text:h>
      <text:p text:style-name="Standard"/>
      <text:p text:style-name="Standard">Most rights frameworks fail due to optional enforcement mechanisms. This paper argues that rights become effective only when implemented through universal, free, and auditable systems that structurally prevent denial.</text:p>
      <text:p text:style-name="Text_20_body">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Text_20_body">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Text_20_body">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p text:style-name="Text_20_body"/>
      <text:p text:style-name="Text_20_body"/>
      <text:p text:style-name="Text_20_body"><text:soft-page-break/></text:p>
      <text:h text:style-name="P6" text:outline-level="1" loext:marker-style-name="T9"><text:bookmark-start text:name="__RefHeading___Toc1920_3246451801"/><text:span text:style-name="T9">1. The Freedom Framework</text:span><text:bookmark-end text:name="__RefHeading___Toc1920_3246451801"/><text:span text:style-name="T9"/></text:h>
      <text:p text:style-name="P28" loext:marker-style-name="T6"><text:span text:style-name="Emphasis"><text:span text:style-name="T6"/></text:span></text:p>
      <text:p text:style-name="Standard"><text:span text:style-name="Emphasis"><text:span text:style-name="T6">FREEDOM – The seven foundational human necessi</text:span></text:span><text:span text:style-name="Emphasis"><text:span text:style-name="T7">ties</text:span></text:span></text:p>
      <table:table table:name="Table1" table:style-name="Table1">
        <table:table-column table:style-name="Table1.A" table:number-columns-repeated="2"/>
        <table:table-row table:style-name="Table1.1">
          <table:table-cell table:style-name="Table1.A1" office:value-type="string">
            <text:p text:style-name="P21">Pillar</text:p>
          </table:table-cell>
          <table:table-cell table:style-name="Table1.A1" office:value-type="string">
            <text:p text:style-name="P21">System Guarantee</text:p>
          </table:table-cell>
        </table:table-row>
        <table:table-row table:style-name="Table1.1">
          <table:table-cell table:style-name="Table1.A1" office:value-type="string">
            <text:h text:style-name="P18" text:outline-level="2"><text:bookmark-start text:name="__RefHeading___Toc2115_3246451801"/><text:span text:style-name="T10">F</text:span>oundation<text:bookmark-end text:name="__RefHeading___Toc2115_3246451801"/></text:h>
          </table:table-cell>
          <table:table-cell table:style-name="Table1.A1" office:value-type="string">
            <text:p text:style-name="P21" loext:marker-style-name="T6"><text:span text:style-name="T6">Food, water, shelter, energy – the essential base for life. Inviolable lifetime land allocation</text:span><text:span text:style-name="T6"/></text:p>
          </table:table-cell>
        </table:table-row>
        <table:table-row table:style-name="Table1.1">
          <table:table-cell table:style-name="Table1.A1" office:value-type="string">
            <text:h text:style-name="P18" text:outline-level="2"><text:bookmark-start text:name="__RefHeading___Toc2117_3246451801"/><text:span text:style-name="T10">R</text:span>esilience<text:bookmark-end text:name="__RefHeading___Toc2117_3246451801"/></text:h>
          </table:table-cell>
          <table:table-cell table:style-name="Table1.A1" office:value-type="string">
            <text:p text:style-name="P36" loext:marker-style-name="T6"><text:span text:style-name="T6">Human continuity and disaster recovery – protection against earthquakes, global warming, and existential threats.</text:span><text:span text:style-name="T6"/></text:p>
          </table:table-cell>
        </table:table-row>
        <table:table-row table:style-name="Table1.1">
          <table:table-cell table:style-name="Table1.A1" office:value-type="string">
            <text:h text:style-name="P18" text:outline-level="2"><text:bookmark-start text:name="__RefHeading___Toc2119_3246451801"/><text:span text:style-name="T10">E</text:span>xchange<text:bookmark-end text:name="__RefHeading___Toc2119_3246451801"/></text:h>
          </table:table-cell>
          <table:table-cell table:style-name="Table1.A1" office:value-type="string">
            <text:p text:style-name="P29">The human-exchange layer: universal platform for connection, expression, advertising, trade, collaboration, communication, and exchange of valuables. Free internet, personal data ownership, freedom of movement</text:p>
          </table:table-cell>
        </table:table-row>
        <table:table-row table:style-name="Table1.1">
          <table:table-cell table:style-name="Table1.A1" office:value-type="string">
            <text:h text:style-name="P18" text:outline-level="2"><text:bookmark-start text:name="__RefHeading___Toc2121_3246451801"/><text:span text:style-name="T10">E</text:span>quilibrium<text:bookmark-end text:name="__RefHeading___Toc2121_3246451801"/></text:h>
          </table:table-cell>
          <table:table-cell table:style-name="Table1.A1" office:value-type="string">
            <text:p text:style-name="P21">Free universal healthcare and pharmaceuticals, <text:span text:style-name="T6">Physical and mental care, sanitation – balanced well-being of body and mind.</text:span></text:p>
          </table:table-cell>
        </table:table-row>
        <table:table-row table:style-name="Table1.1">
          <table:table-cell table:style-name="Table1.A1" office:value-type="string">
            <text:h text:style-name="P18" text:outline-level="2"><text:bookmark-start text:name="__RefHeading___Toc2123_3246451801"/><text:span text:style-name="T10">D</text:span>efense<text:bookmark-end text:name="__RefHeading___Toc2123_3246451801"/></text:h>
          </table:table-cell>
          <table:table-cell table:style-name="Table1.A1" office:value-type="string">
            <text:p text:style-name="P21">Right to defend or be defended. Right to fair trial, <text:span text:style-name="T6">Safety, rule of law, stability –inequality, unfair treatment protection from harm and chaos.</text:span></text:p>
          </table:table-cell>
        </table:table-row>
        <table:table-row table:style-name="Table1.1">
          <table:table-cell table:style-name="Table1.A1" office:value-type="string">
            <text:h text:style-name="P18" text:outline-level="2"><text:bookmark-start text:name="__RefHeading___Toc2125_3246451801"/><text:span text:style-name="T10">O</text:span>wnership<text:bookmark-end text:name="__RefHeading___Toc2125_3246451801"/></text:h>
          </table:table-cell>
          <table:table-cell table:style-name="Table1.A1" office:value-type="string">
            <text:p text:style-name="P36" loext:marker-style-name="T6"><text:span text:style-name="T6">Autonomy, knowledge, meaningful choice – personal control over one’s life and decisions.</text:span><text:span text:style-name="T6"/></text:p>
          </table:table-cell>
        </table:table-row>
        <table:table-row table:style-name="Table1.1">
          <table:table-cell table:style-name="Table1.A1" office:value-type="string">
            <text:h text:style-name="P18" text:outline-level="2"><text:bookmark-start text:name="__RefHeading___Toc2127_3246451801"/><text:span text:style-name="T10">M</text:span>obility<text:bookmark-end text:name="__RefHeading___Toc2127_3246451801"/></text:h>
          </table:table-cell>
          <table:table-cell table:style-name="Table1.A1" office:value-type="string">
            <text:p text:style-name="P37" loext:marker-style-name="T6"><text:span text:style-name="T6">Freedom of movement and privacy – the right to travel and exist without forced identification when no crime or threat is present.</text:span><text:span text:style-name="T6"/></text:p>
          </table:table-cell>
        </table:table-row>
      </table:table>
      <text:p text:style-name="Standard"/>
      <text:p text:style-name="Text_20_body"/>
      <text:p text:style-name="Text_20_body"/>
      <text:p text:style-name="Text_20_body"/>
      <text:h text:style-name="P6" text:outline-level="1"><text:bookmark-start text:name="__RefHeading___Toc2129_3246451801"/><text:soft-page-break/>2.<text:span text:style-name="T11"> The Seven Pillars: Interdependent Guarantees for Human Flourishing</text:span><text:bookmark-end text:name="__RefHeading___Toc2129_3246451801"/></text:h>
      <text:p text:style-name="Text_20_body"><text:line-break/>The seven pillars form a cohesive system (FREEDOM), each delivered through dedicated, universal infrastructure designed for redundancy and public oversight.</text:p>
      <text:h text:style-name="P7"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P16" text:outline-level="3"><text:bookmark-start text:name="__RefHeading___Toc1922_3246451801"/>2.1.1 Conceptual Design of Foundation Land<text:bookmark-end text:name="__RefHeading___Toc1922_3246451801"/></text:h>
      <text:p text:style-name="P11">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Internet_20_link"><text:span text:style-name="T12">1</text:span></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Internet_20_link"><text:span text:style-name="T12">2</text:span></text:span></text:a> This ensures reliability without overburdening fragile ecosystems, with public oversight preventing monopolization or inefficiency.</text:p>
      <text:p text:style-name="P11">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Internet_20_link"><text:span text:style-name="T12">3</text:span></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Internet_20_link"><text:span text:style-name="T12">4</text:span></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text:soft-page-break/>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P16" text:outline-level="3"><text:bookmark-start text:name="__RefHeading___Toc1924_3246451801"/>2.1.2 The Equivalent Land Area (ELA) System<text:bookmark-end text:name="__RefHeading___Toc1924_3246451801"/></text:h>
      <text:p text:style-name="P11">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Internet_20_link"><text:span text:style-name="T12">5</text:span></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P16" text:outline-level="3"><text:bookmark-start text:name="__RefHeading___Toc1926_3246451801"/>2.1.3 Social Dynamics: Teaming, Transitions, and Global Variations<text:bookmark-end text:name="__RefHeading___Toc1926_3246451801"/></text:h>
      <text:p text:style-name="P11">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Internet_20_link"><text:span text:style-name="T12">6</text:span></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11">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text:soft-page-break/>without permanent relocation.<text:bookmark text:name="user-content-fnref-7"/><text:a xlink:type="simple" xlink:href="#user-content-fn-7" text:style-name="Internet_20_link" text:visited-style-name="Visited_20_Internet_20_Link"><text:span text:style-name="Internet_20_link"><text:span text:style-name="T12">7</text:span></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P16" text:outline-level="3"><text:bookmark-start text:name="__RefHeading___Toc1928_3246451801"/>2.1.4 Structural Governmental Failures in Housing Provision<text:bookmark-end text:name="__RefHeading___Toc1928_3246451801"/></text:h>
      <text:p text:style-name="P11">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Internet_20_link"><text:span text:style-name="T12">8</text:span></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11">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Internet_20_link"><text:span text:style-name="T12">9</text:span></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Internet_20_link"><text:span text:style-name="T12">10</text:span></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P16"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11"><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Internet_20_link"><text:span text:style-name="T12">11</text:span></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Internet_20_link"><text:span text:style-name="T12">12</text:span></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Internet_20_link"><text:span text:style-name="T12">13</text:span></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P16" text:outline-level="3"><text:bookmark-start text:name="__RefHeading___Toc1932_3246451801"/>2.1.6 Explicit Counterarguments and Risk Mitigation<text:bookmark-end text:name="__RefHeading___Toc1932_3246451801"/></text:h>
      <text:p text:style-name="P11">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Internet_20_link"><text:span text:style-name="T12">14</text:span></text:span></text:a> Automation shifts labor to voluntary pursuits, boosting innovation.</text:p>
      <text:p text:style-name="P11">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Internet_20_link"><text:span text:style-name="T12">15</text:span></text:span></text:a> Overpopulation fears are countered by demographic trends toward stabilization.</text:p>
      <text:h text:style-name="P14" text:outline-level="3"><text:bookmark-start text:name="__RefHeading___Toc1934_3246451801"/>2.1.7 Empirical Evidence and Analogous Case Studies<text:bookmark-end text:name="__RefHeading___Toc1934_3246451801"/></text:h>
      <text:p text:style-name="P11">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Internet_20_link"><text:span text:style-name="T12">16</text:span></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Internet_20_link"><text:span text:style-name="T12">17</text:span></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Internet_20_link"><text:span text:style-name="T12">18</text:span></text:span></text:a> Simulations project Gini drops of 20–30% over generations.</text:p>
      <text:h text:style-name="P16" text:outline-level="3"><text:bookmark-start text:name="__RefHeading___Toc1936_3246451801"/>2.1.8 Global and Legal Implementation Details<text:bookmark-end text:name="__RefHeading___Toc1936_3246451801"/></text:h>
      <text:p text:style-name="P11">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Internet_20_link"><text:span text:style-name="T12">19</text:span></text:span></text:a> Phased compacts facilitate adoption, with legal embedding through constitutional amendments and international arbitration for disputes. Land-rich nations lead pilots, aiding dense ones via tech transfers.</text:p>
      <text:h text:style-name="P16" text:outline-level="3"><text:bookmark-start text:name="__RefHeading___Toc1938_3246451801"/><text:soft-page-break/>2.1.9 Sustainability and Long-Term Viability Assessments<text:bookmark-end text:name="__RefHeading___Toc1938_3246451801"/></text:h>
      <text:p text:style-name="P11">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Internet_20_link"><text:span text:style-name="T12">20</text:span></text:span></text:a> Lifecycle assessments show lower impacts than industrial farming; redundancies (manual protocols) address tech failures. Long-term: declining populations ease pressures, with ELA adapting to climate shifts.</text:p>
      <text:h text:style-name="P16"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WWNum8">
        <text:list-item>
          <text:p text:style-name="P38"><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span text:style-name="Internet_20_link">↩</text:span></text:a></text:p>
        </text:list-item>
        <text:list-item>
          <text:p text:style-name="P38"><text:bookmark text:name="user-content-fn-2"/>Adaptive communal water systems observed in arid-region cooperatives. <text:a xlink:type="simple" xlink:href="#user-content-fnref-2" text:style-name="Internet_20_link" text:visited-style-name="Visited_20_Internet_20_Link"><text:span text:style-name="Internet_20_link">↩</text:span></text:a></text:p>
        </text:list-item>
        <text:list-item>
          <text:p text:style-name="P38"><text:bookmark text:name="user-content-fn-3"/>Circular waste designs from eco-village and off-grid community case studies. <text:a xlink:type="simple" xlink:href="#user-content-fnref-3" text:style-name="Internet_20_link" text:visited-style-name="Visited_20_Internet_20_Link"><text:span text:style-name="Internet_20_link">↩</text:span></text:a></text:p>
        </text:list-item>
        <text:list-item>
          <text:p text:style-name="P38"><text:bookmark text:name="user-content-fn-4"/>Projections based on agritech trajectories, including drone and AI monitoring advancements. <text:a xlink:type="simple" xlink:href="#user-content-fnref-4" text:style-name="Internet_20_link" text:visited-style-name="Visited_20_Internet_20_Link"><text:span text:style-name="Internet_20_link">↩</text:span></text:a></text:p>
        </text:list-item>
        <text:list-item>
          <text:p text:style-name="P38"><text:bookmark text:name="user-content-fn-5"/>Geospatial ELA concepts analogous to land equivalency ratios in intercropping research. <text:a xlink:type="simple" xlink:href="#user-content-fnref-5" text:style-name="Internet_20_link" text:visited-style-name="Visited_20_Internet_20_Link"><text:span text:style-name="Internet_20_link">↩</text:span></text:a></text:p>
        </text:list-item>
        <text:list-item>
          <text:p text:style-name="P38"><text:bookmark text:name="user-content-fn-6"/>Benefits of communal land-sharing in cooperative farming models. <text:a xlink:type="simple" xlink:href="#user-content-fnref-6" text:style-name="Internet_20_link" text:visited-style-name="Visited_20_Internet_20_Link"><text:span text:style-name="Internet_20_link">↩</text:span></text:a></text:p>
        </text:list-item>
        <text:list-item>
          <text:p text:style-name="P38"><text:bookmark text:name="user-content-fn-7"/>Dual-use resilience reserves for experiential equity. <text:a xlink:type="simple" xlink:href="#user-content-fnref-7" text:style-name="Internet_20_link" text:visited-style-name="Visited_20_Internet_20_Link"><text:span text:style-name="Internet_20_link">↩</text:span></text:a></text:p>
        </text:list-item>
        <text:list-item>
          <text:p text:style-name="P38"><text:bookmark text:name="user-content-fn-8"/>Dutch social housing data (2024–2025 averages and urban extremes). <text:a xlink:type="simple" xlink:href="#user-content-fnref-8" text:style-name="Internet_20_link" text:visited-style-name="Visited_20_Internet_20_Link"><text:span text:style-name="Internet_20_link">↩</text:span></text:a></text:p>
        </text:list-item>
        <text:list-item>
          <text:p text:style-name="P38"><text:bookmark text:name="user-content-fn-9"/>2025 Spanish housing protests and related unrest reports. <text:a xlink:type="simple" xlink:href="#user-content-fnref-9" text:style-name="Internet_20_link" text:visited-style-name="Visited_20_Internet_20_Link"><text:span text:style-name="Internet_20_link">↩</text:span></text:a></text:p>
        </text:list-item>
        <text:list-item>
          <text:p text:style-name="P38"><text:bookmark text:name="user-content-fn-10"/>Amnesty International and global protest analyses linking living costs to social movements. <text:a xlink:type="simple" xlink:href="#user-content-fnref-10" text:style-name="Internet_20_link" text:visited-style-name="Visited_20_Internet_20_Link"><text:span text:style-name="Internet_20_link">↩</text:span></text:a></text:p>
        </text:list-item>
        <text:list-item>
          <text:p text:style-name="P38"><text:bookmark text:name="user-content-fn-11"/>Eurostat and EU social protection expenditure data. <text:a xlink:type="simple" xlink:href="#user-content-fnref-11" text:style-name="Internet_20_link" text:visited-style-name="Visited_20_Internet_20_Link"><text:span text:style-name="Internet_20_link">↩</text:span></text:a></text:p>
        </text:list-item>
        <text:list-item>
          <text:p text:style-name="P38"><text:bookmark text:name="user-content-fn-12"/>OECD social spending averages and US means-tested program figures. <text:a xlink:type="simple" xlink:href="#user-content-fnref-12" text:style-name="Internet_20_link" text:visited-style-name="Visited_20_Internet_20_Link"><text:span text:style-name="Internet_20_link">↩</text:span></text:a></text:p>
        </text:list-item>
        <text:list-item>
          <text:p text:style-name="P38"><text:bookmark text:name="user-content-fn-13"/>Administrative overhead estimates in welfare systems. <text:a xlink:type="simple" xlink:href="#user-content-fnref-13" text:style-name="Internet_20_link" text:visited-style-name="Visited_20_Internet_20_Link"><text:span text:style-name="Internet_20_link">↩</text:span></text:a></text:p>
        </text:list-item>
        <text:list-item>
          <text:p text:style-name="P38"><text:bookmark text:name="user-content-fn-14"/><text:soft-page-break/>Finland UBI trial and US guaranteed income pilot outcomes. <text:a xlink:type="simple" xlink:href="#user-content-fnref-14" text:style-name="Internet_20_link" text:visited-style-name="Visited_20_Internet_20_Link"><text:span text:style-name="Internet_20_link">↩</text:span></text:a></text:p>
        </text:list-item>
        <text:list-item>
          <text:p text:style-name="P38"><text:bookmark text:name="user-content-fn-15"/>Lessons from Mexico's ejido system governance challenges. <text:a xlink:type="simple" xlink:href="#user-content-fnref-15" text:style-name="Internet_20_link" text:visited-style-name="Visited_20_Internet_20_Link"><text:span text:style-name="Internet_20_link">↩</text:span></text:a></text:p>
        </text:list-item>
        <text:list-item>
          <text:p text:style-name="P38"><text:bookmark text:name="user-content-fn-16"/>Taiwan and Japan post-war land reform economic impacts. <text:a xlink:type="simple" xlink:href="#user-content-fnref-16" text:style-name="Internet_20_link" text:visited-style-name="Visited_20_Internet_20_Link"><text:span text:style-name="Internet_20_link">↩</text:span></text:a></text:p>
        </text:list-item>
        <text:list-item>
          <text:p text:style-name="P38"><text:bookmark text:name="user-content-fn-17"/>Zimbabwe fast-track land reform agricultural consequences. <text:a xlink:type="simple" xlink:href="#user-content-fnref-17" text:style-name="Internet_20_link" text:visited-style-name="Visited_20_Internet_20_Link"><text:span text:style-name="Internet_20_link">↩</text:span></text:a></text:p>
        </text:list-item>
        <text:list-item>
          <text:p text:style-name="P38"><text:bookmark text:name="user-content-fn-18"/>Minneapolis GBI and broader UBI trial results. <text:a xlink:type="simple" xlink:href="#user-content-fnref-18" text:style-name="Internet_20_link" text:visited-style-name="Visited_20_Internet_20_Link"><text:span text:style-name="Internet_20_link">↩</text:span></text:a></text:p>
        </text:list-item>
        <text:list-item>
          <text:p text:style-name="P38"><text:bookmark text:name="user-content-fn-19"/>Relevant UN human rights instruments. <text:a xlink:type="simple" xlink:href="#user-content-fnref-19" text:style-name="Internet_20_link" text:visited-style-name="Visited_20_Internet_20_Link"><text:span text:style-name="Internet_20_link">↩</text:span></text:a></text:p>
        </text:list-item>
        <text:list-item>
          <text:p text:style-name="P38"><text:bookmark text:name="user-content-fn-20"/>Carbon sequestration and biodiversity benefits of permaculture systems. <text:a xlink:type="simple" xlink:href="#user-content-fnref-20" text:style-name="Internet_20_link" text:visited-style-name="Visited_20_Internet_20_Link"><text:span text:style-name="Internet_20_link">↩</text:span></text:a></text:p>
        </text:list-item>
      </text:list>
      <text:h text:style-name="P7" text:outline-level="2"><text:bookmark-start text:name="__RefHeading___Toc4382_3489137331"/>2.2 Resilience: Continuity in the Face of Disruption<text:bookmark-end text:name="__RefHeading___Toc4382_3489137331"/></text:h>
      <text:p text:style-name="P31" loext:marker-style-name="T2"><text:span text:style-name="T2">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span><text:span text:style-name="T2"/></text:p>
      <text:p text:style-name="P32" loext:marker-style-name="T2"><text:span text:style-name="T2">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span><text:span text:style-name="T2"/></text:p>
      <text:p text:style-name="P32" loext:marker-style-name="T2"><text:span text:style-name="T2">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span><text:span text:style-name="T2"/></text:p>
      <text:p text:style-name="P22"/>
      <text:h text:style-name="P16" text:outline-level="3"><text:bookmark-start text:name="__RefHeading___Toc4384_3489137331"/>2.2.1 Conceptual Design and Core Infrastructure<text:bookmark-end text:name="__RefHeading___Toc4384_3489137331"/></text:h>
      <text:p text:style-name="P31" loext:marker-style-name="T2"><text:span text:style-name="T2">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span><text:span text:style-name="T2"/></text:p>
      <text:p text:style-name="P32" loext:marker-style-name="T2"><text:soft-page-break/><text:span text:style-name="T2">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directly into activation protocols for the reserve settlement system, eliminating the administrative delays that have historically allowed preventable deaths to accumulate between detection and evacuation.</text:span><text:span text:style-name="T2"/></text:p>
      <text:p text:style-name="P32" loext:marker-style-name="T2"><text:span text:style-name="T2">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span><text:span text:style-name="T2"/></text:p>
      <text:p text:style-name="P32" loext:marker-style-name="T2"><text:span text:style-name="T2">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span><text:span text:style-name="T2"/></text:p>
      <text:p text:style-name="P32" loext:marker-style-name="T2"><text:span text:style-name="T2">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text:span><text:soft-page-break/><text:span text:style-name="T2">environmental discretionary budgets that are routinely among the first cut in fiscal contractions.</text:span><text:span text:style-name="T2"/></text:p>
      <text:p text:style-name="P22"/>
      <text:h text:style-name="P16" text:outline-level="3"><text:bookmark-start text:name="__RefHeading___Toc4386_3489137331"/>2.2.2 Motivations: The Structural Failures of Current Disaster Response<text:bookmark-end text:name="__RefHeading___Toc4386_3489137331"/></text:h>
      <text:p text:style-name="P31" loext:marker-style-name="T2"><text:span text:style-name="T2">Contemporary disaster response systems fail predictably and repeatedly along identifiable fault lines. Understanding these failures precisely is necessary to design a replacement that avoids reproducing them.</text:span><text:span text:style-name="T2"/></text:p>
      <text:p text:style-name="P32" loext:marker-style-name="T2"><text:span text:style-name="T2">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span><text:span text:style-name="T2"/></text:p>
      <text:p text:style-name="P32" loext:marker-style-name="T2"><text:span text:style-name="T2">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span><text:span text:style-name="T2"/></text:p>
      <text:p text:style-name="P32" loext:marker-style-name="T2"><text:span text:style-name="T2">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span><text:span text:style-name="T2"/></text:p>
      <text:p text:style-name="P32" loext:marker-style-name="T2"><text:span text:style-name="T2">The fourth failure is inequity of protection. Disaster impact is not randomly distributed across populations. Across virtually every studied disaster, mortality and displacement </text:span><text:soft-page-break/><text:span text:style-name="T2">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span><text:span text:style-name="T2"/></text:p>
      <text:p text:style-name="P32" loext:marker-style-name="T2"><text:span text:style-name="T2">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span><text:span text:style-name="T2"/></text:p>
      <text:p text:style-name="P22"/>
      <text:h text:style-name="P16" text:outline-level="3"><text:bookmark-start text:name="__RefHeading___Toc4388_3489137331"/>2.2.3 Historical Patterns of Resistance to Structural Reform<text:bookmark-end text:name="__RefHeading___Toc4388_3489137331"/></text:h>
      <text:p text:style-name="P31" loext:marker-style-name="T2"><text:span text:style-name="T2">Structural reform of disaster response and public resilience systems follows the same resistance trajectory observed across other major societal shifts, with some domain-specific variations that reflect the particular political economy of emergency management.</text:span><text:span text:style-name="T2"/></text:p>
      <text:p text:style-name="P32" loext:marker-style-name="T2"><text:span text:style-name="T2">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span><text:span text:style-name="T2"/></text:p>
      <text:p text:style-name="P32" loext:marker-style-name="T2"><text:span text:style-name="T2">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span><text:span text:style-name="T2"/></text:p>
      <text:p text:style-name="P32" loext:marker-style-name="T2"><text:soft-page-break/><text:span text:style-name="T2">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and pre-positioned logistics architecture reduce dependence on insurance-mediated recovery, diminishing the leverage this threat provides.</text:span><text:span text:style-name="T2"/></text:p>
      <text:p text:style-name="P32" loext:marker-style-name="T2"><text:span text:style-name="T2">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span><text:span text:style-name="T2"/></text:p>
      <text:p text:style-name="P32" loext:marker-style-name="T2"><text:span text:style-name="T2">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span><text:span text:style-name="T2"/></text:p>
      <text:p text:style-name="P32" loext:marker-style-name="T2"><text:span text:style-name="T2">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span><text:span text:style-name="T2"/></text:p>
      <text:p text:style-name="P22"/>
      <text:h text:style-name="P16" text:outline-level="3"><text:bookmark-start text:name="__RefHeading___Toc4390_3489137331"/>2.2.4 The Reserve Settlement System: Design in Detail<text:bookmark-end text:name="__RefHeading___Toc4390_3489137331"/></text:h>
      <text:p text:style-name="P31" loext:marker-style-name="T2"><text:span text:style-name="T2">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span><text:span text:style-name="T2"/></text:p>
      <text:p text:style-name="P32" loext:marker-style-name="T2"><text:soft-page-break/><text:span text:style-name="T2">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span><text:span text:style-name="T2"/></text:p>
      <text:p text:style-name="P32" loext:marker-style-name="T2"><text:span text:style-name="T2">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span><text:span text:style-name="T2"/></text:p>
      <text:p text:style-name="P32" loext:marker-style-name="T2"><text:span text:style-name="T2">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span><text:span text:style-name="T2"/></text:p>
      <text:p text:style-name="P32" loext:marker-style-name="T2"><text:span text:style-name="T2">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text:span><text:soft-page-break/><text:span text:style-name="T2">defined status review process that converts temporary displacement into permanent resettlement options when the displacement extends beyond defined thresholds.</text:span><text:span text:style-name="T2"/></text:p>
      <text:p text:style-name="P22"/>
      <text:h text:style-name="P16" text:outline-level="3"><text:bookmark-start text:name="__RefHeading___Toc4392_3489137331"/>2.2.5 Preliminary Economic Assessment and Funding Pathways<text:bookmark-end text:name="__RefHeading___Toc4392_3489137331"/></text:h>
      <text:p text:style-name="P31" loext:marker-style-name="T2"><text:span text:style-name="T2">The economic case for the Resilience pillar rests on a straightforward comparison: the cost of preparedness against the cost of unpreparedness. This comparison consistently favors investment in preparedness, often dramatically, yet investment remains systematically insufficient because the costs of unpreparedness fall on different actors and timeframes than the costs of preparation.</text:span><text:span text:style-name="T2"/></text:p>
      <text:p text:style-name="P32" loext:marker-style-name="T2"><text:span text:style-name="T2">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span><text:span text:style-name="T2"/></text:p>
      <text:p text:style-name="P32" loext:marker-style-name="T2"><text:span text:style-name="T2">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span><text:span text:style-name="T2"/></text:p>
      <text:p text:style-name="P32" loext:marker-style-name="T2"><text:span text:style-name="T2">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span><text:span text:style-name="T2"/></text:p>
      <text:p text:style-name="P32" loext:marker-style-name="T2"><text:span text:style-name="T2">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ext:span><text:soft-page-break/><text:span text:style-name="T2">tier three reserve settlements generates ongoing economic returns that partially offset maintenance costs, creating private sector stakeholders with interests aligned with continued investment.</text:span><text:span text:style-name="T2"/></text:p>
      <text:p text:style-name="P32" loext:marker-style-name="T2"><text:span text:style-name="T2">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span><text:span text:style-name="T2"/></text:p>
      <text:p text:style-name="P22"/>
      <text:h text:style-name="P16" text:outline-level="3"><text:bookmark-start text:name="__RefHeading___Toc4394_3489137331"/>2.2.6 Explicit Counterarguments and Risk Mitigation<text:bookmark-end text:name="__RefHeading___Toc4394_3489137331"/></text:h>
      <text:p text:style-name="P31" loext:marker-style-name="T2"><text:span text:style-name="T2">The Resilience pillar faces several substantive objections that deserve direct engagement rather than dismissal.</text:span><text:span text:style-name="T2"/></text:p>
      <text:p text:style-name="P32" loext:marker-style-name="T2"><text:span text:style-name="T2">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span><text:span text:style-name="T2"/></text:p>
      <text:p text:style-name="P32" loext:marker-style-name="T2"><text:span text:style-name="T2">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span><text:span text:style-name="T2"/></text:p>
      <text:p text:style-name="P32" loext:marker-style-name="T2"><text:span text:style-name="T2">The sovereignty objection holds that international minimum standards for resilience infrastructure constitute unacceptable intrusion on national decision-making. This objection is weaker than it appears. National sovereignty in disaster response already </text:span><text:soft-page-break/><text:span text:style-name="T2">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span><text:span text:style-name="T2"/></text:p>
      <text:p text:style-name="P32" loext:marker-style-name="T2"><text:span text:style-name="T2">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span><text:span text:style-name="T2"/></text:p>
      <text:p text:style-name="P22"/>
      <text:h text:style-name="P16" text:outline-level="3"><text:bookmark-start text:name="__RefHeading___Toc4396_3489137331"/>2.2.7 Empirical Evidence and Analogous Case Studies<text:bookmark-end text:name="__RefHeading___Toc4396_3489137331"/></text:h>
      <text:p text:style-name="P31" loext:marker-style-name="T2"><text:span text:style-name="T2">The core components of the Resilience pillar have precedents in existing implementations that demonstrate feasibility while illuminating necessary design refinements.</text:span><text:span text:style-name="T2"/></text:p>
      <text:p text:style-name="P32" loext:marker-style-name="T2"><text:span text:style-name="T2">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span><text:span text:style-name="T2"/></text:p>
      <text:p text:style-name="P32" loext:marker-style-name="T2"><text:span text:style-name="T2">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text:span><text:soft-page-break/><text:span text:style-name="T2">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span><text:span text:style-name="T2"/></text:p>
      <text:p text:style-name="P32" loext:marker-style-name="T2"><text:span text:style-name="T2">Bangladesh's cyclone preparedness program demonstrates that even extremely resource-constrained contexts can achieve dramatic improvements in disaster mortality through targeted infrastructure investment and community organization. In 1970, 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span><text:span text:style-name="T2"/></text:p>
      <text:p text:style-name="P32" loext:marker-style-name="T2"><text:span text:style-name="T2">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span><text:span text:style-name="T2"/></text:p>
      <text:p text:style-name="P32" loext:marker-style-name="T2"><text:span text:style-name="T2">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span><text:span text:style-name="T2"/></text:p>
      <text:p text:style-name="P22"/>
      <text:h text:style-name="P16" text:outline-level="3"><text:bookmark-start text:name="__RefHeading___Toc4398_3489137331"/>2.2.8 Global and Legal Implementation Details<text:bookmark-end text:name="__RefHeading___Toc4398_3489137331"/></text:h>
      <text:p text:style-name="P31" loext:marker-style-name="T2"><text:span text:style-name="T2">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text:span><text:soft-page-break/><text:span text:style-name="T2">converts Sendai's aspirations into enforceable minimum standards through a treaty protocol that participating states ratify as a binding commitment, with independent audit and defined consequences for non-compliance.</text:span><text:span text:style-name="T2"/></text:p>
      <text:p text:style-name="P32" loext:marker-style-name="T2"><text:span text:style-name="T2">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span><text:span text:style-name="T2"/></text:p>
      <text:p text:style-name="P32" loext:marker-style-name="T2"><text:span text:style-name="T2">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span><text:span text:style-name="T2"/></text:p>
      <text:p text:style-name="P32" loext:marker-style-name="T2"><text:span text:style-name="T2">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span><text:span text:style-name="T2"/></text:p>
      <text:p text:style-name="P22"/>
      <text:h text:style-name="P16" text:outline-level="3"><text:bookmark-start text:name="__RefHeading___Toc4400_3489137331"/>2.2.9 Sustainability and Long-Term Viability Assessments<text:bookmark-end text:name="__RefHeading___Toc4400_3489137331"/></text:h>
      <text:p text:style-name="P31" loext:marker-style-name="T2"><text:span text:style-name="T2">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span><text:span text:style-name="T2"/></text:p>
      <text:p text:style-name="P32" loext:marker-style-name="T2"><text:span text:style-name="T2">The primary sustainability mechanism is the peacetime utility design embedded in the reserve settlement tiers. Infrastructure that is in continuous use generates ongoing economic return, political constituency, and institutional familiarity that purely standby </text:span><text:soft-page-break/><text:span text:style-name="T2">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span><text:span text:style-name="T2"/></text:p>
      <text:p text:style-name="P32" loext:marker-style-name="T2"><text:span text:style-name="T2">Climate change provides a structural driver of sustained political attention to resilience investment that was absent in previous generations. As extreme weather events increase in frequency and intensity across all inhabited regions, the experiential 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span><text:span text:style-name="T2"/></text:p>
      <text:p text:style-name="P32" loext:marker-style-name="T2"><text:span text:style-name="T2">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span><text:span text:style-name="T2"/></text:p>
      <text:p text:style-name="P32" loext:marker-style-name="T2"><text:span text:style-name="T2">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span><text:span text:style-name="T2"/></text:p>
      <text:p text:style-name="P22"/>
      <text:h text:style-name="P16" text:outline-level="3"><text:bookmark-start text:name="__RefHeading___Toc4402_3489137331"/>2.2.10 Resilience's Interdependence with Other Pillars<text:bookmark-end text:name="__RefHeading___Toc4402_3489137331"/></text:h>
      <text:p text:style-name="P31" loext:marker-style-name="T2"><text:span text:style-name="T2">The Resilience pillar does not operate independently of the other six pillars in the FREEDOM framework. Its effectiveness is amplified by, and in turn amplifies, each of them in ways that make the integrated system substantially more capable than the sum of its parts.</text:span><text:span text:style-name="T2"/></text:p>
      <text:p text:style-name="P32" loext:marker-style-name="T2"><text:soft-page-break/><text:span text:style-name="T2">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span><text:span text:style-name="T2"/></text:p>
      <text:p text:style-name="P32" loext:marker-style-name="T2"><text:span text:style-name="T2">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span><text:span text:style-name="T2"/></text:p>
      <text:p text:style-name="P32" loext:marker-style-name="T2"><text:span text:style-name="T2">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span><text:span text:style-name="T2"/></text:p>
      <text:p text:style-name="P32" loext:marker-style-name="T2"><text:span text:style-name="T2">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span><text:span text:style-name="T2"/></text:p>
      <text:p text:style-name="P32" loext:marker-style-name="T2"><text:span text:style-name="T2">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text:span><text:soft-page-break/><text:span text:style-name="T2">guard against this risk, and their integrity is a prerequisite for the Resilience pillar's legitimacy.</text:span><text:span text:style-name="T2"/></text:p>
      <text:p text:style-name="P22"/>
      <text:h text:style-name="P16" text:outline-level="3"><text:bookmark-start text:name="__RefHeading___Toc4404_3489137331"/>2.2.11 Phasing Out Legacy Systems and Transition Dynamics<text:bookmark-end text:name="__RefHeading___Toc4404_3489137331"/></text:h>
      <text:p text:style-name="P31" loext:marker-style-name="T2"><text:span text:style-name="T2">The transition from current disaster response arrangements to the Resilience pillar's framework involves managing the political economy of institutional change in a domain where vested interests are substantial and the consequences of transition failures are severe.</text:span><text:span text:style-name="T2"/></text:p>
      <text:p text:style-name="P32" loext:marker-style-name="T2"><text:span text:style-name="T2">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span><text:span text:style-name="T2"/></text:p>
      <text:p text:style-name="P32" loext:marker-style-name="T2"><text:span text:style-name="T2">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span><text:span text:style-name="T2"/></text:p>
      <text:p text:style-name="P32" loext:marker-style-name="T2"><text:span text:style-name="T2">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span><text:span text:style-name="T2"/></text:p>
      <text:p text:style-name="P32" loext:marker-style-name="T2"><text:soft-page-break/><text:span text:style-name="T2">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span><text:span text:style-name="T2"/></text:p>
      <text:p text:style-name="P22"/>
      <text:h text:style-name="P25" text:outline-level="2" loext:marker-style-name="T13"><text:bookmark-start text:name="__RefHeading___Toc4406_3489137331"/><text:span text:style-name="T13">Footnotes</text:span><text:bookmark-end text:name="__RefHeading___Toc4406_3489137331"/><text:span text:style-name="T13"/></text:h>
      <text:p text:style-name="P23"><text:span text:style-name="T14">1. </text:span><text:span text:style-name="T3">World Meteorological Organization. (2023). State of Global Water Resources Report. WMO-No. 1333. Documents advances in hydrometeorological forecasting capacity and lead times.</text:span></text:p>
      <text:p text:style-name="P23"><text:span text:style-name="T14">2. </text:span><text:span text:style-name="T3">Lay, T. et al. (2005). The Great Sumatra-Andaman Earthquake of 26 December 2004. Science, 308(5725), 1127–1133. Analysis of warning system gaps and mortality distribution.</text:span></text:p>
      <text:p text:style-name="P23"><text:span text:style-name="T14">3. </text:span><text:span text:style-name="T3">IHSI/IOM. (2020). Haiti Displacement Tracking Matrix. Ten-year follow-up assessment of post-earthquake displacement populations.</text:span></text:p>
      <text:p text:style-name="P23"><text:span text:style-name="T14">4. </text:span><text:span text:style-name="T3">Select Bipartisan Committee to Investigate the Preparation for and Response to Hurricane Katrina. (2006). A Failure of Initiative. U.S. Government Printing Office. Comprehensive analysis of jurisdictional coordination failures.</text:span></text:p>
      <text:p text:style-name="P23"><text:span text:style-name="T14">5. </text:span><text:span text:style-name="T3">UNDRR. (2022). Global Assessment Report on Disaster Risk Reduction. United Nations Office for Disaster Risk Reduction. Chapter 4: Inequitable Distribution of Disaster Risk.</text:span></text:p>
      <text:p text:style-name="P23"><text:span text:style-name="T14">6. </text:span><text:span text:style-name="T3">Insurance Information Institute. (2024). Insurers Pulling Back from High-Risk Markets: Causes and Implications. Industry analysis of underwriting withdrawal from coastal and wildfire zones.</text:span></text:p>
      <text:p text:style-name="P23"><text:span text:style-name="T14">7. </text:span><text:span text:style-name="T3">Scahill, J. (2005). Blackwater Down. The Nation. Documents post-Katrina contracting abuses and accountability failures.</text:span></text:p>
      <text:p text:style-name="P23"><text:span text:style-name="T14">8. </text:span><text:span text:style-name="T3">Swiss Re Institute. (2021). Natural Catastrophes in 2020: Secondary Perils in the Spotlight. Sigma 1/2021. Annual global disaster loss assessment.</text:span></text:p>
      <text:p text:style-name="P23"><text:span text:style-name="T14">9. </text:span><text:span text:style-name="T3">Hallegatte, S. et al. (2017). Unbreakable: Building the Resilience of the Poor in the Face of Natural Disasters. World Bank Group. Comprehensive welfare-adjusted disaster cost methodology.</text:span></text:p>
      <text:p text:style-name="P23"><text:span text:style-name="T14">10. </text:span><text:span text:style-name="T3">Multihazard Mitigation Council. (2019). Natural Hazard Mitigation Saves: 2019 Report. National Institute of Building Sciences. Meta-analysis of mitigation investment return ratios across hazard types.</text:span></text:p>
      <text:p text:style-name="P23"><text:span text:style-name="T14">11. </text:span><text:span text:style-name="T3">WMO/UNDRR. (2023). Early Warnings for All: The UN Global Early Warning Initiative. Cost-benefit analysis of global early-warning system investment.</text:span></text:p>
      <text:p text:style-name="P23"><text:span text:style-name="T14">12. </text:span><text:span text:style-name="T3">UNDRR. (2023). Sendai Framework Progress Report 2023. United Nations. Documents gap between Sendai commitments and implementation achievement.</text:span></text:p>
      <text:p text:style-name="P23"><text:span text:style-name="T14">13. </text:span><text:span text:style-name="T3">Kousky, C. &amp; Kunreuther, H. (2014). Addressing Affordability in the National Flood Insurance Program. Journal of Extreme Events, 1(1). Analysis of behavioral effects of flood insurance on location choice.</text:span></text:p>
      <text:p text:style-name="P23"><text:span text:style-name="T14">14. </text:span><text:span text:style-name="T3">Cabinet Office of Japan. (2016). Disaster Management in Japan. Government of Japan. Documents post-Tōhoku infrastructure upgrade program and investment levels.</text:span></text:p>
      <text:p text:style-name="P23"><text:span text:style-name="T14">15. </text:span><text:span text:style-name="T3">Thompson, A. (2006). Whither the Cuba Model? Why Cuba Handles Hurricanes So Well. Weatherwise, 59(1). Comparative analysis of Cuban and regional hurricane mortality.</text:span></text:p>
      <text:p text:style-name="P23"><text:span text:style-name="T14">16. </text:span><text:span text:style-name="T3">Paul, B. (2009). Why Relatively Fewer People Died? The Case of Bangladesh's Cyclone Sidr. Natural Hazards, 50(2), 289–304. Empirical analysis of preparedness infrastructure contribution to mortality reduction.</text:span></text:p>
      <text:p text:style-name="P23"><text:soft-page-break/><text:span text:style-name="T14">17. </text:span><text:span text:style-name="T3">Canterbury Earthquake Recovery Authority. (2016). Recovery Strategy for Greater Christchurch: Mahere Haumarutanga. CERA. Documents temporary housing displacement duration and scale.</text:span></text:p>
      <text:p text:style-name="P23"><text:span text:style-name="T14">18. </text:span><text:span text:style-name="T3">ECDC. (2023). Surveillance and Disease Data. European Centre for Disease Prevention and Control. Annual assessment of integrated European epidemiological surveillance performance.</text:span></text:p>
      <text:p text:style-name="P23" loext:marker-style-name="T18"><text:span text:style-name="T15">19. </text:span><text:span text:style-name="T16">UNDRR. (2015). Sendai Framework for Disaster Risk Reduction 2015–2030. United Nations. Establishes seven global targets and four priority areas for disaster risk reduction.</text:span></text:p>
      <text:p text:style-name="P34" loext:marker-style-name="T17"/>
      <text:p text:style-name="P34" loext:marker-style-name="T17"/>
      <text:p text:style-name="P34" loext:marker-style-name="T17"/>
      <text:h text:style-name="P7" text:outline-level="2"><text:bookmark-start text:name="__RefHeading___Toc1944_3246451801"/>2.3 Exchange: Universal Platform for Connection and Collaboration<text:bookmark-end text:name="__RefHeading___Toc1944_3246451801"/></text:h>
      <text:p text:style-name="Text_20_body">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P16" text:outline-level="3"><text:bookmark-start text:name="__RefHeading___Toc2135_3246451801"/>2.3.1 Conceptual Design and Core Features<text:bookmark-end text:name="__RefHeading___Toc2135_3246451801"/></text:h>
      <text:p text:style-name="Text_20_body">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text:soft-page-break/>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P16" text:outline-level="3"><text:bookmark-start text:name="__RefHeading___Toc1946_3246451801"/>2.3.2 Motivations: Addressing Platform Power and Censorship Risks<text:bookmark-end text:name="__RefHeading___Toc1946_3246451801"/></text:h>
      <text:p text:style-name="Text_20_body">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P16" text:outline-level="3"><text:bookmark-start text:name="__RefHeading___Toc1948_3246451801"/>2.3.3 Financial Impacts on Telecom and Social Media Platforms<text:bookmark-end text:name="__RefHeading___Toc1948_3246451801"/></text:h>
      <text:p text:style-name="Text_20_body">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ext:soft-page-break/>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P16" text:outline-level="3"><text:bookmark-start text:name="__RefHeading___Toc2137_3246451801"/>2.3.4 Bandwidth, Storage, Costs, and Timeline<text:bookmark-end text:name="__RefHeading___Toc2137_3246451801"/></text:h>
      <text:p text:style-name="Text_20_body">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text:soft-page-break/>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P16" text:outline-level="3"><text:bookmark-start text:name="__RefHeading___Toc1950_3246451801"/>2.3.5 Preliminary Economic Assessment and Funding Pathways<text:bookmark-end text:name="__RefHeading___Toc1950_3246451801"/></text:h>
      <text:p text:style-name="Text_20_body">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P16" text:outline-level="3"><text:bookmark-start text:name="__RefHeading___Toc1952_3246451801"/>2.3.6 Explicit Counterarguments and Risk Mitigation<text:bookmark-end text:name="__RefHeading___Toc1952_3246451801"/></text:h>
      <text:p text:style-name="Text_20_body">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text:soft-page-break/>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P16" text:outline-level="3"><text:bookmark-start text:name="__RefHeading___Toc1954_3246451801"/>2.3.7 Empirical Evidence and Analogous Case Studies<text:bookmark-end text:name="__RefHeading___Toc1954_3246451801"/></text:h>
      <text:p text:style-name="Text_20_body">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P16" text:outline-level="3"><text:bookmark-start text:name="__RefHeading___Toc1956_3246451801"/><text:soft-page-break/>2.3.8 Global and Legal Implementation Details<text:bookmark-end text:name="__RefHeading___Toc1956_3246451801"/></text:h>
      <text:p text:style-name="Text_20_body">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P16" text:outline-level="3"><text:bookmark-start text:name="__RefHeading___Toc1958_3246451801"/>2.3.9 Sustainability and Long-Term Viability Assessments<text:bookmark-end text:name="__RefHeading___Toc1958_3246451801"/></text:h>
      <text:p text:style-name="Text_20_body">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text:soft-page-break/>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P16" text:outline-level="3"><text:bookmark-start text:name="__RefHeading___Toc1960_3246451801"/>2.3.10 Impacts on Legacy Systems and Phasing<text:bookmark-end text:name="__RefHeading___Toc1960_3246451801"/></text:h>
      <text:p text:style-name="Text_20_body">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3" text:outline-level="2"><text:bookmark-start text:name="__RefHeading___Toc1962_3246451801"/>Footnotes<text:bookmark-end text:name="__RefHeading___Toc1962_3246451801"/></text:h>
      <text:p text:style-name="Text_20_body"><text:span text:style-name="Strong_20_Emphasis">[</text:span><text:span text:style-name="Strong_20_Emphasis"><text:span text:style-name="T18">^1]</text:span></text:span><text:span text:style-name="T18"> World Intellectual Property Organization. </text:span><text:span text:style-name="Emphasis"><text:span text:style-name="T18">Berne Convention for the Protection of Literary and Artistic Works.</text:span></text:span><text:span text:style-name="T18"><text:line-break/></text:span><text:a xlink:type="simple" xlink:href="https://www.wipo.int/treaties/en/ip/berne/" office:target-frame-name="_new" xlink:show="replace" text:style-name="Internet_20_link" text:visited-style-name="Visited_20_Internet_20_Link"><text:span text:style-name="Internet_20_link"><text:span text:style-name="T18">https://www.wipo.int/treaties/en/ip/berne/</text:span></text:span></text:a></text:p>
      <text:p text:style-name="Text_20_body"><text:span text:style-name="Strong_20_Emphasis"><text:span text:style-name="T18">[^2]</text:span></text:span><text:span text:style-name="T18"> Backblaze (2022). </text:span><text:span text:style-name="Emphasis"><text:span text:style-name="T18">The Cost Per Gigabyte of Hard Drives Over Time.</text:span></text:span><text:span text:style-name="T18"><text:line-break/></text:span><text:a xlink:type="simple" xlink:href="https://www.backblaze.com/blog/hard-drive-cost-per-gigabyte/" office:target-frame-name="_new" xlink:show="replace" text:style-name="Internet_20_link" text:visited-style-name="Visited_20_Internet_20_Link"><text:span text:style-name="Internet_20_link"><text:span text:style-name="T18">https://www.backblaze.com/blog/hard-drive-cost-per-gigabyte/</text:span></text:span></text:a></text:p>
      <text:p text:style-name="Text_20_body"><text:span text:style-name="Strong_20_Emphasis"><text:span text:style-name="T18">[^3]</text:span></text:span><text:span text:style-name="T18"> MarketsandMarkets. </text:span><text:span text:style-name="Emphasis"><text:span text:style-name="T18">Mobile Virtual Network Operator (MVNO) Market.</text:span></text:span><text:span text:style-name="T18"><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8">https://www.marketsandmarkets.com/Market-Reports/mvno-market-263949875.html</text:span></text:span></text:a></text:p>
      <text:p text:style-name="Text_20_body"><text:soft-page-break/><text:span text:style-name="Strong_20_Emphasis"><text:span text:style-name="T18">[^4]</text:span></text:span><text:span text:style-name="T18"> Electronic Frontier Foundation. </text:span><text:span text:style-name="Emphasis"><text:span text:style-name="T18">Privacy and Encryption Resources.</text:span></text:span><text:span text:style-name="T18"><text:line-break/></text:span><text:a xlink:type="simple" xlink:href="https://www.eff.org/issues/privacy" office:target-frame-name="_new" xlink:show="replace" text:style-name="Internet_20_link" text:visited-style-name="Visited_20_Internet_20_Link"><text:span text:style-name="Internet_20_link"><text:span text:style-name="T18">https://www.eff.org/issues/privacy</text:span></text:span></text:a></text:p>
      <text:p text:style-name="Text_20_body"><text:span text:style-name="Strong_20_Emphasis"><text:span text:style-name="T18">[^5]</text:span></text:span><text:span text:style-name="T18"> Gillespie, T. (2018). </text:span><text:span text:style-name="Emphasis"><text:span text:style-name="T18">Custodians of the Internet.</text:span></text:span><text:span text:style-name="T18"> Yale University Press.</text:span></text:p>
      <text:p text:style-name="Text_20_body"><text:span text:style-name="Strong_20_Emphasis"><text:span text:style-name="T18">[^6]</text:span></text:span><text:span text:style-name="T18"> Top10VPN (2024). </text:span><text:span text:style-name="Emphasis"><text:span text:style-name="T18">Global Cost of Internet Shutdowns 2024.</text:span></text:span><text:span text:style-name="T18"><text:line-break/></text:span><text:a xlink:type="simple" xlink:href="https://www.top10vpn.com/research/cost-of-internet-shutdowns/" office:target-frame-name="_new" xlink:show="replace" text:style-name="Internet_20_link" text:visited-style-name="Visited_20_Internet_20_Link"><text:span text:style-name="Internet_20_link"><text:span text:style-name="T18">https://www.top10vpn.com/research/cost-of-internet-shutdowns/</text:span></text:span></text:a></text:p>
      <text:p text:style-name="Text_20_body"><text:span text:style-name="Strong_20_Emphasis"><text:span text:style-name="T18">[^7]</text:span></text:span><text:span text:style-name="T18"> Access Now. </text:span><text:span text:style-name="Emphasis"><text:span text:style-name="T18">#KeepItOn Report 2024.</text:span></text:span><text:span text:style-name="T18"><text:line-break/></text:span><text:a xlink:type="simple" xlink:href="https://www.accessnow.org/campaign/keepiton/" office:target-frame-name="_new" xlink:show="replace" text:style-name="Internet_20_link" text:visited-style-name="Visited_20_Internet_20_Link"><text:span text:style-name="Internet_20_link"><text:span text:style-name="T18">https://www.accessnow.org/campaign/keepiton/</text:span></text:span></text:a><text:span text:style-name="T18"><text:line-break/>Freedom House. </text:span><text:span text:style-name="Emphasis"><text:span text:style-name="T18">Freedom on the Net 2025.</text:span></text:span><text:span text:style-name="T18"><text:line-break/></text:span><text:a xlink:type="simple" xlink:href="https://freedomhouse.org/report/freedom-net" office:target-frame-name="_new" xlink:show="replace" text:style-name="Internet_20_link" text:visited-style-name="Visited_20_Internet_20_Link"><text:span text:style-name="Internet_20_link"><text:span text:style-name="T18">https://freedomhouse.org/report/freedom-net</text:span></text:span></text:a></text:p>
      <text:p text:style-name="Text_20_body"><text:span text:style-name="Strong_20_Emphasis"><text:span text:style-name="T18">[^8]</text:span></text:span><text:span text:style-name="T18"> Kramer, A. D. I., Guillory, J. E., &amp; Hancock, J. T. (2014).<text:line-break/></text:span><text:span text:style-name="Emphasis"><text:span text:style-name="T18">Experimental evidence of massive-scale emotional contagion through social networks.</text:span></text:span><text:span text:style-name="T18"><text:line-break/>PNAS, 111(24). </text:span><text:a xlink:type="simple" xlink:href="https://doi.org/10.1073/pnas.1320040111" office:target-frame-name="_new" xlink:show="replace" text:style-name="Internet_20_link" text:visited-style-name="Visited_20_Internet_20_Link"><text:span text:style-name="Internet_20_link"><text:span text:style-name="T18">https://doi.org/10.1073/pnas.1320040111</text:span></text:span></text:a></text:p>
      <text:p text:style-name="Text_20_body"><text:span text:style-name="Strong_20_Emphasis"><text:span text:style-name="T18">[^9]</text:span></text:span><text:span text:style-name="T18"> Ostrom, E. (1990). </text:span><text:span text:style-name="Emphasis"><text:span text:style-name="T18">Governing the Commons.</text:span></text:span><text:span text:style-name="T18"> Cambridge University Press.</text:span></text:p>
      <text:p text:style-name="Text_20_body"><text:span text:style-name="Strong_20_Emphasis"><text:span text:style-name="T18">[^10]</text:span></text:span><text:span text:style-name="T18"> MarketsandMarkets. </text:span><text:span text:style-name="Emphasis"><text:span text:style-name="T18">Mobile Virtual Network Operator (MVNO) Market Report.</text:span></text:span><text:span text:style-name="T18"><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8">https://www.marketsandmarkets.com/Market-Reports/mvno-market-263949875.html</text:span></text:span></text:a></text:p>
      <text:p text:style-name="Text_20_body"><text:span text:style-name="Strong_20_Emphasis"><text:span text:style-name="T18">[^11]</text:span></text:span><text:span text:style-name="T18"> Slate (2009). </text:span><text:span text:style-name="Emphasis"><text:span text:style-name="T18">The High Costs of Running YouTube.</text:span></text:span><text:span text:style-name="T18"><text:line-break/></text:span><text:a xlink:type="simple" xlink:href="https://slate.com/technology/2009/04/the-high-costs-of-running-youtube.html" office:target-frame-name="_new" xlink:show="replace" text:style-name="Internet_20_link" text:visited-style-name="Visited_20_Internet_20_Link"><text:span text:style-name="Internet_20_link"><text:span text:style-name="T18">https://slate.com/technology/2009/04/the-high-costs-of-running-youtube.html</text:span></text:span></text:a></text:p>
      <text:p text:style-name="Text_20_body"><text:span text:style-name="Strong_20_Emphasis"><text:span text:style-name="T18">[^12]</text:span></text:span><text:span text:style-name="T18"> NPR (2016). </text:span><text:span text:style-name="Emphasis"><text:span text:style-name="T18">The Big Internet Brands Of The '90s — Where Are They Now?</text:span></text:span><text:span text:style-name="T18"><text:line-break/></text:span><text:a xlink:type="simple" xlink:href="https://www.npr.org/sections/alltechconsidered/2016/07/25/487097344/the-big-internet-brands-of-the-90s-where-are-they-now" office:target-frame-name="_new" xlink:show="replace" text:style-name="Internet_20_link" text:visited-style-name="Visited_20_Internet_20_Link"><text:span text:style-name="Internet_20_link"><text:span text:style-name="T18">https://www.npr.org/sections/alltechconsidered/2016/07/25/487097344/the-big-internet-brands-of-the-90s-where-are-they-now</text:span></text:span></text:a></text:p>
      <text:p text:style-name="Text_20_body"><text:span text:style-name="Strong_20_Emphasis"><text:span text:style-name="T18">[^13]</text:span></text:span><text:span text:style-name="T18"> IDC. </text:span><text:span text:style-name="Emphasis"><text:span text:style-name="T18">Worldwide Global DataSphere Forecast, 2025–2029.</text:span></text:span><text:span text:style-name="T18"><text:line-break/></text:span><text:a xlink:type="simple" xlink:href="https://www.idc.com/getdoc.jsp?containerId=US53363625" office:target-frame-name="_new" xlink:show="replace" text:style-name="Internet_20_link" text:visited-style-name="Visited_20_Internet_20_Link"><text:span text:style-name="Internet_20_link"><text:span text:style-name="T18">https://www.idc.com/getdoc.jsp?containerId=US53363625</text:span></text:span></text:a></text:p>
      <text:p text:style-name="Text_20_body"><text:span text:style-name="Strong_20_Emphasis"><text:span text:style-name="T18">[^14]</text:span></text:span><text:span text:style-name="T18"> Our World in Data. </text:span><text:span text:style-name="Emphasis"><text:span text:style-name="T18">The price of computer storage has fallen exponentially since the 1950s.</text:span></text:span><text:span text:style-name="T18"><text:line-break/></text:span><text:a xlink:type="simple" xlink:href="https://ourworldindata.org/data-insights/the-price-of-computer-storage-has-fallen-exponentially-since-the-1950s" office:target-frame-name="_new" xlink:show="replace" text:style-name="Internet_20_link" text:visited-style-name="Visited_20_Internet_20_Link"><text:span text:style-name="Internet_20_link"><text:span text:style-name="T18">https://ourworldindata.org/data-insights/the-price-of-computer-storage-has-fallen-exponentially-since-the-1950s</text:span></text:span></text:a></text:p>
      <text:p text:style-name="Text_20_body"><text:span text:style-name="Strong_20_Emphasis"><text:span text:style-name="T18">[^15]</text:span></text:span><text:span text:style-name="T18"> GSMA. </text:span><text:span text:style-name="Emphasis"><text:span text:style-name="T18">5G Spectrum Guide.</text:span></text:span><text:span text:style-name="T18"><text:line-break/></text:span><text:a xlink:type="simple" xlink:href="https://www.gsma.com/spectrum/5g-spectrum-guide/" office:target-frame-name="_new" xlink:show="replace" text:style-name="Internet_20_link" text:visited-style-name="Visited_20_Internet_20_Link"><text:span text:style-name="Internet_20_link"><text:span text:style-name="T18">https://www.gsma.com/spectrum/5g-spectrum-guide/</text:span></text:span></text:a></text:p>
      <text:p text:style-name="Text_20_body"><text:span text:style-name="Strong_20_Emphasis"><text:span text:style-name="T18">[^16]</text:span></text:span><text:span text:style-name="T18"> WhatsApp. </text:span><text:span text:style-name="Emphasis"><text:span text:style-name="T18">One billion.</text:span></text:span><text:span text:style-name="T18"><text:line-break/></text:span><text:a xlink:type="simple" xlink:href="https://blog.whatsapp.com/1-billion" office:target-frame-name="_new" xlink:show="replace" text:style-name="Internet_20_link" text:visited-style-name="Visited_20_Internet_20_Link"><text:span text:style-name="Internet_20_link"><text:span text:style-name="T18">https://blog.whatsapp.com/1-billion</text:span></text:span></text:a></text:p>
      <text:p text:style-name="Text_20_body"><text:span text:style-name="Strong_20_Emphasis"><text:span text:style-name="T18">[^17]</text:span></text:span><text:span text:style-name="T18"> World Bank. </text:span><text:span text:style-name="Emphasis"><text:span text:style-name="T18">Digital Development Overview.</text:span></text:span><text:span text:style-name="T18"><text:line-break/></text:span><text:a xlink:type="simple" xlink:href="https://www.worldbank.org/en/topic/digitaldevelopment/brief/digital-development-overview" office:target-frame-name="_new" xlink:show="replace" text:style-name="Internet_20_link" text:visited-style-name="Visited_20_Internet_20_Link"><text:span text:style-name="Internet_20_link"><text:span text:style-name="T18">https://www.worldbank.org/en/topic/digitaldevelopment/brief/digital-development-overview</text:span></text:span></text:a></text:p>
      <text:p text:style-name="Text_20_body"><text:span text:style-name="Strong_20_Emphasis"><text:span text:style-name="T18">[^18]</text:span></text:span><text:span text:style-name="T18"> OECD &amp; Eurostat. </text:span><text:span text:style-name="Emphasis"><text:span text:style-name="T18">Social protection expenditure data.</text:span></text:span><text:span text:style-name="T18"><text:line-break/></text:span><text:a xlink:type="simple" xlink:href="https://stats.oecd.org/Index.aspx?DataSetCode=SOCX_AGG" office:target-frame-name="_new" xlink:show="replace" text:style-name="Internet_20_link" text:visited-style-name="Visited_20_Internet_20_Link"><text:span text:style-name="Internet_20_link"><text:span text:style-name="T18">https://stats.oecd.org/Index.aspx?DataSetCode=SOCX_AGG</text:span></text:span></text:a></text:p>
      <text:p text:style-name="Text_20_body"><text:span text:style-name="Strong_20_Emphasis"><text:span text:style-name="T18">[^19]</text:span></text:span><text:span text:style-name="T18"> Benkler, Y. (2002).<text:line-break/></text:span><text:span text:style-name="Emphasis"><text:span text:style-name="T18">Coase's Penguin, or Linux and the Nature of the Firm.</text:span></text:span><text:span text:style-name="T18"> Yale Law Journal, 112.</text:span></text:p>
      <text:p text:style-name="Text_20_body"><text:span text:style-name="Strong_20_Emphasis"><text:span text:style-name="T18">[^20]</text:span></text:span><text:span text:style-name="T18"> Historical analyses of internet’s distributed architecture and resilience.</text:span></text:p>
      <text:p text:style-name="Text_20_body"><text:span text:style-name="Strong_20_Emphasis"><text:span text:style-name="T18">[^21]</text:span></text:span><text:span text:style-name="T18"> Electronic Frontier Foundation. </text:span><text:span text:style-name="Emphasis"><text:span text:style-name="T18">Privacy and Encryption Resources.</text:span></text:span><text:span text:style-name="T18"><text:line-break/></text:span><text:a xlink:type="simple" xlink:href="https://www.eff.org/issues/privacy" office:target-frame-name="_new" xlink:show="replace" text:style-name="Internet_20_link" text:visited-style-name="Visited_20_Internet_20_Link"><text:span text:style-name="Internet_20_link"><text:span text:style-name="T18">https://www.eff.org/issues/privacy</text:span></text:span></text:a></text:p>
      <text:p text:style-name="Text_20_body"><text:span text:style-name="Strong_20_Emphasis"><text:span text:style-name="T18">[^22]</text:span></text:span><text:span text:style-name="T18"> Signal Protocol documentation on end-to-end encryption audits.</text:span></text:p>
      <text:p text:style-name="Text_20_body"><text:span text:style-name="Strong_20_Emphasis"><text:span text:style-name="T18">[^23]</text:span></text:span><text:span text:style-name="T18"> Comparative analyses with critical infrastructure (internet backbone, GPS).</text:span></text:p>
      <text:p text:style-name="Text_20_body"><text:soft-page-break/><text:span text:style-name="Strong_20_Emphasis"><text:span text:style-name="T18">[^24]</text:span></text:span><text:span text:style-name="T18"> NSF and historical accounts of ARPANET → internet transition.</text:span></text:p>
      <text:p text:style-name="Text_20_body"><text:span text:style-name="Strong_20_Emphasis"><text:span text:style-name="T18">[^25]</text:span></text:span><text:span text:style-name="T18"> Mastodon and Fediverse growth statistics post privacy controversies.</text:span></text:p>
      <text:p text:style-name="Text_20_body"><text:span text:style-name="Strong_20_Emphasis"><text:span text:style-name="T18">[^26]</text:span></text:span><text:span text:style-name="T18"> App download data: Signal growth during WhatsApp 2021 policy backlash.</text:span></text:p>
      <text:p text:style-name="Text_20_body"><text:span text:style-name="Strong_20_Emphasis"><text:span text:style-name="T18">[^27]</text:span></text:span><text:span text:style-name="T18"> European Commission evaluations of Digital Services Act impacts.</text:span></text:p>
      <text:p text:style-name="Text_20_body"><text:span text:style-name="Strong_20_Emphasis"><text:span text:style-name="T18">[^28]</text:span></text:span><text:span text:style-name="T18"> OECD case studies: South Korea and Sweden broadband initiatives.</text:span></text:p>
      <text:p text:style-name="Text_20_body"><text:span text:style-name="Strong_20_Emphasis"><text:span text:style-name="T18">[^29]</text:span></text:span><text:span text:style-name="T18"> Transition from AOL/CompuServe to the open web (1990s analyses).</text:span></text:p>
      <text:p text:style-name="Text_20_body"><text:span text:style-name="Strong_20_Emphasis"><text:span text:style-name="T18">[^30]</text:span></text:span><text:span text:style-name="T18"> UN Human Rights treaties:</text:span></text:p>
      <text:list text:style-name="WWNum9">
        <text:list-item>
          <text:p text:style-name="P39" loext:marker-style-name="T18"><text:span text:style-name="T18">Universal Declaration of Human Rights </text:span><text:span text:style-name="T18"/></text:p>
        </text:list-item>
        <text:list-item>
          <text:p text:style-name="P40" loext:marker-style-name="T18"><text:span text:style-name="T18">International Covenant on Civil and Political Rights </text:span><text:span text:style-name="T18"/></text:p>
        </text:list-item>
      </text:list>
      <text:p text:style-name="Text_20_body"><text:span text:style-name="Strong_20_Emphasis"><text:span text:style-name="T18">[^31]</text:span></text:span><text:span text:style-name="T18"> Council of Europe. </text:span><text:span text:style-name="Emphasis"><text:span text:style-name="T18">Budapest Convention on Cybercrime.</text:span></text:span></text:p>
      <text:p text:style-name="Text_20_body"><text:span text:style-name="Strong_20_Emphasis"><text:span text:style-name="T18">[^32]</text:span></text:span><text:span text:style-name="T18"> Electronic Frontier Foundation case studies on encrypted messaging in restrictive environments.</text:span></text:p>
      <text:p text:style-name="Text_20_body"><text:span text:style-name="Strong_20_Emphasis"><text:span text:style-name="T18">[^33]</text:span></text:span><text:span text:style-name="T18"> IETF. </text:span><text:span text:style-name="Emphasis"><text:span text:style-name="T18">Standards development processes.</text:span></text:span><text:span text:style-name="T18"><text:line-break/></text:span><text:a xlink:type="simple" xlink:href="https://www.ietf.org/standards/" office:target-frame-name="_new" xlink:show="replace" text:style-name="Internet_20_link" text:visited-style-name="Visited_20_Internet_20_Link"><text:span text:style-name="Internet_20_link"><text:span text:style-name="T18">https://www.ietf.org/standards/</text:span></text:span></text:a></text:p>
      <text:p text:style-name="Text_20_body"><text:span text:style-name="Strong_20_Emphasis"><text:span text:style-name="T18">[^34]</text:span></text:span><text:span text:style-name="T18"> International Energy Agency. </text:span><text:span text:style-name="Emphasis"><text:span text:style-name="T18">Data Centres and Data Transmission Networks.</text:span></text:span></text:p>
      <text:p text:style-name="Text_20_body"><text:span text:style-name="Strong_20_Emphasis"><text:span text:style-name="T18">[^35]</text:span></text:span><text:span text:style-name="T18"> Economic literature on positive externalities of public infrastructure investment.</text:span></text:p>
      <text:p text:style-name="Text_20_body"><text:span text:style-name="Strong_20_Emphasis"><text:span text:style-name="T18">[^36]</text:span></text:span><text:span text:style-name="T18"> Sustainability studies on digital dematerialization.</text:span></text:p>
      <text:p text:style-name="Text_20_body"><text:span text:style-name="Strong_20_Emphasis"><text:span text:style-name="T18">[^37]</text:span></text:span><text:span text:style-name="T18"> Digital policy analyses on layered ecosystem models with neutral infrastructure.</text:span></text:p>
      <text:p text:style-name="Text_20_body"/>
      <text:h text:style-name="P7" text:outline-level="2"><text:a xlink:type="simple" xlink:href="#user-content-fnref-7" text:style-name="Standard" text:visited-style-name="Standard"><text:bookmark-start text:name="__RefHeading___Toc8843_995564575"/>2.4 Equilibrium: Comprehensive Health and Well-Being</text:a><text:bookmark-end text:name="__RefHeading___Toc8843_995564575"/></text:h>
      <text:p text:style-name="P12">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P10" text:outline-level="3"><text:bookmark-start text:name="__RefHeading___Toc8845_995564575"/>2.4.1 Conceptual Design and Patent Compatibility<text:bookmark-end text:name="__RefHeading___Toc8845_995564575"/></text:h>
      <text:p text:style-name="P12">The Equilibrium pillar guarantees universal access to comprehensive healthcare, including preventive medicine, acute care, mental health services, and sanitation infrastructure. Unlike market-based systems that ration by ability to pay, Equilibrium rations only by medical necessity, determined through transparent clinical protocols rather than insurance formularies or government waiting lists.</text:p>
      <text:p text:style-name="P12">Patent compatibility is addressed through a dual-track framework. Newly developed pharmaceuticals receive limited exclusivity periods of seven to ten years, reduced from current twenty-year terms, after which they enter the public domain. Manufacturers may charge cost-plus during exclusivity; after expiration, generic competition drives prices to marginal cost. Initial focus is placed on expiring patents, as many blockbuster drugs lose protection by 2040 to 2050, closing coverage gaps through natural expiration. Evergreening practices—minor modifications designed to extend exclusivity—are barred by statute, accelerating generic entry for drugs whose therapeutic value has not materially improved.</text:p>
      <text:h text:style-name="P10" text:outline-level="3"><text:bookmark-start text:name="__RefHeading___Toc8847_995564575"/><text:soft-page-break/>2.4.2 Motivations for Industry Non-Hostility<text:bookmark-end text:name="__RefHeading___Toc8847_995564575"/></text:h>
      <text:p text:style-name="P12">The framework is designed for industry coexistence rather than expropriation. Pharmaceutical companies retain profitable markets for genuinely novel therapies during their exclusivity window. Medical device manufacturers continue selling to public systems through competitive bidding. Private insurance may supplement public coverage for elective procedures, luxury amenities, or faster access to non-urgent care.</text:p>
      <text:p text:style-name="P12">Socially, open access aligns with the public good by removing the contradiction between lifesaving treatments and profit extraction. Economically, the framework reduces litigation costs associated with patent disputes and fosters collaborative research and development through shared infrastructure. The goal is not to destroy existing industries but to redirect their focus from rent-seeking toward genuine therapeutic innovation, which historically thrives when basic research is publicly funded and applied development is competitively market-driven.</text:p>
      <text:h text:style-name="P10" text:outline-level="3"><text:bookmark-start text:name="__RefHeading___Toc8849_995564575"/>2.4.3 The Crisis of Current Medical Billing and the Path to Absorption<text:bookmark-end text:name="__RefHeading___Toc8849_995564575"/></text:h>
      <text:p text:style-name="P12">Current medical billing systems in market-driven economies represent one of the most inefficient and harmful administrative arrangements in modern society. In the United States alone, the annual cost of medical billing administration exceeds $800 billion, representing approximately 25 to 30 percent of total healthcare spending. This figure includes: hospital billing departments, insurance company claims processing, prior authorization staff, denial management and appeals, coding and documentation compliance, and patient billing and collections.</text:p>
      <text:p text:style-name="P12">To understand how the Equilibrium pillar would absorb these costs, it is necessary to examine where the money currently goes and how redirection would function.</text:p>
      <text:p text:style-name="P12"><text:span text:style-name="Strong_20_Emphasis">Current Cost Breakdown (per $1 of healthcare delivery in a multi-payer system):</text:span></text:p>
      <text:list text:style-name="WWNum10">
        <text:list-item>
          <text:p text:style-name="P41">Direct clinical care: $0.45 to $0.55</text:p>
        </text:list-item>
        <text:list-item>
          <text:p text:style-name="P41">Hospital billing administration: $0.08 to $0.12</text:p>
        </text:list-item>
        <text:list-item>
          <text:p text:style-name="P41">Insurance company administration (including profit): $0.10 to $0.15</text:p>
        </text:list-item>
        <text:list-item>
          <text:p text:style-name="P41">Physician practice billing staff: $0.06 to $0.10</text:p>
        </text:list-item>
        <text:list-item>
          <text:p text:style-name="P41">Prior authorization and utilization review: $0.04 to $0.07</text:p>
        </text:list-item>
        <text:list-item>
          <text:p text:style-name="P41">Denial management and appeals: $0.03 to $0.05</text:p>
        </text:list-item>
        <text:list-item>
          <text:p text:style-name="P41">Patient billing and collections: $0.03 to $0.05</text:p>
        </text:list-item>
        <text:list-item>
          <text:p text:style-name="P41">Uncompensated care (bad debt, charity): $0.02 to $0.04</text:p>
        </text:list-item>
        <text:list-item>
          <text:p text:style-name="P41">Remaining overhead (facilities, IT, legal): $0.05 to $0.08</text:p>
        </text:list-item>
      </text:list>
      <text:p text:style-name="P12">Under the Equilibrium pillar, this entire administrative apparatus is replaced by a single claims processing system operating at marginal cost. A patient visits any provider; the provider submits a standardized electronic claim; the system automatically verifies coverage, applies clinical appropriateness rules, and issues payment. No prior authorization, no network restrictions, no out-of-network penalties, no billing disputes, no collections.</text:p>
      <text:p text:style-name="P12"><text:span text:style-name="Strong_20_Emphasis">The Absorption Mechanism:</text:span></text:p>
      <text:p text:style-name="P12">The transition occurs over the 18-year implementation timeline through five simultaneous channels:</text:p>
      <text:p text:style-name="P12"><text:span text:style-name="Strong_20_Emphasis">Channel One: Direct Reallocation of Existing Administrative Spending.</text:span> The $800 billion currently spent on billing administration in the United States (with comparable <text:soft-page-break/>proportions in other multi-payer systems globally) does not disappear. It is redirected. Hospital billing departments are retrained as patient navigation and care coordination staff. Insurance company claims processors transition to public system administration roles. The money follows the function: what was once spent on denying claims is spent on facilitating care.</text:p>
      <text:p text:style-name="P12"><text:span text:style-name="Strong_20_Emphasis">Channel Two: Elimination of Uncompensated Care Cross-Subsidies.</text:span> In current systems, providers charge paying patients more to cover the cost of non-paying patients. A single uninsured emergency room visit that goes uncompensated adds approximately $2,000 to $5,000 to the annual premiums of insured families in the same region. Under Equilibrium, every visit is paid at the same public rate, eliminating this hidden tax. The savings appear immediately as reduced premium equivalents in the public system's cost structure.</text:p>
      <text:p text:style-name="P12"><text:span text:style-name="Strong_20_Emphasis">Channel Three: Consolidation of Insurance Risk Pools.</text:span> Current multi-payer systems fragment risk across thousands of separate insurance pools. Young healthy subscribers in one pool subsidize only each other; older sicker subscribers in another pool face higher premiums or exclusion. Equilibrium consolidates all risk into a single pool covering the entire population. The statistical predictability of large numbers reduces reserve requirements from 15 to 20 percent of premiums (held by insurers against unexpected claims) to less than 2 percent. This 13 to 18 percent of total healthcare spending is released for direct care.</text:p>
      <text:p text:style-name="P12"><text:span text:style-name="Strong_20_Emphasis">Channel Four: Negotiated Price Normalization.</text:span> In fragmented systems, prices for identical procedures vary by factors of 5 to 20 depending on insurer negotiating power. A knee MRI costing $400 at one facility under one insurance plan may cost $1,200 at the same facility under a different plan, or $2,500 at a different facility under the same plan. Equilibrium establishes a single published reimbursement rate for every procedure, determined through transparent cost-accounting plus a fixed margin. This eliminates price variation waste, reducing total spending by an estimated 10 to 15 percent without reducing access or quality.</text:p>
      <text:p text:style-name="P12"><text:span text:style-name="Strong_20_Emphasis">Channel Five: Debt Forgiveness as Transition Mechanism.</text:span> Existing medical debt — approximately $200 billion in the United States alone — is not collected by the new system. It is forgiven through a one-time appropriation funded by redirecting the first year's administrative savings. Creditors are compensated at pennies on the dollar (the actual recovery value of medical debt, which is typically 5 to 20 cents on the dollar in secondary markets). Individuals are released from payment obligations. Future care generates no debt because there are no patient bills.</text:p>
      <text:p text:style-name="P12"><text:span text:style-name="Strong_20_Emphasis">The Resulting Cost Structure (per $1 of healthcare delivery under Equilibrium):</text:span></text:p>
      <text:list text:style-name="WWNum11">
        <text:list-item>
          <text:p text:style-name="P42">Direct clinical care: $0.70 to $0.80 (increase due to previously uncompensated care now being paid)</text:p>
        </text:list-item>
        <text:list-item>
          <text:p text:style-name="P42">Single-payer administration: $0.03 to $0.05</text:p>
        </text:list-item>
        <text:list-item>
          <text:p text:style-name="P42">Public health and prevention: $0.05 to $0.08</text:p>
        </text:list-item>
        <text:list-item>
          <text:p text:style-name="P42">Research and development: $0.05 to $0.08</text:p>
        </text:list-item>
        <text:list-item>
          <text:p text:style-name="P42">Capital investment and infrastructure: $0.03 to $0.05</text:p>
        </text:list-item>
        <text:list-item>
          <text:p text:style-name="P42">Remaining overhead and reserves: $0.02 to $0.03</text:p>
        </text:list-item>
      </text:list>
      <text:p text:style-name="P12">Total system cost declines from approximately $1.50 to $1.80 per $1 of clinical care delivered (due to administrative waste) to approximately $1.10 to $1.20 per $1 of clinical care delivered. The difference — approximately 30 to 40 percent of total current spending — is the efficiency dividend that funds universal access without new taxes.</text:p>
      <text:h text:style-name="P10" text:outline-level="3"><text:bookmark-start text:name="__RefHeading___Toc8851_995564575"/><text:soft-page-break/>2.4.4 How AI Dramatically Accelerates Pharmaceutical Research and Development<text:bookmark-end text:name="__RefHeading___Toc8851_995564575"/></text:h>
      <text:p text:style-name="P12">The traditional pharmaceutical R&amp;D model is broken in ways that create precisely the wrong incentives for human health. A typical new drug requires 10 to 15 years from initial discovery to market approval, costs $1.5 billion to $2.5 billion (when accounting for failed candidates), and fails in 90 to 95 percent of clinical trials. The result is a system that can only pursue blockbuster drugs with massive potential markets, ignores rare diseases and conditions affecting poor populations, and prices new therapies at levels that extract maximum revenue during patent exclusivity.</text:p>
      <text:p text:style-name="P12">Artificial intelligence collapses each phase of this timeline through mechanisms that are already demonstrable and will mature significantly within the 18-year implementation window.</text:p>
      <text:p text:style-name="P12"><text:span text:style-name="Strong_20_Emphasis">Phase One: Target Identification (Current: 2-4 years; AI-Accelerated: 3-6 months)</text:span></text:p>
      <text:p text:style-name="P12">Current methods identify potential drug targets (proteins, receptors, pathways implicated in disease) through laborious literature review, hypothesis-driven experimentation, and serendipity. AI systems trained on the entire corpus of biomedical literature (tens of millions of papers), genomic databases, proteomic structures, and clinical outcomes data can identify novel targets by recognizing patterns invisible to human researchers. A single model can simultaneously evaluate thousands of potential targets against criteria including: biological plausibility, druggability (ability to design a molecule that hits the target), safety profile, and commercial viability.</text:p>
      <text:p text:style-name="P12">The AlphaFold breakthrough — solving the protein folding problem that had stymied biology for 50 years — demonstrated that AI can predict three-dimensional protein structures from amino acid sequences with accuracy comparable to expensive, time-consuming experimental methods. When every protein's structure is known in silico, the universe of druggable targets expands from thousands to millions. Rare disease targets that would never justify a traditional R&amp;D program become feasible for AI-directed research because the marginal cost of investigation approaches zero.</text:p>
      <text:p text:style-name="P12"><text:span text:style-name="Strong_20_Emphasis">Phase Two: Molecule Discovery and Optimization (Current: 3-5 years; AI-Accelerated: 2-4 months)</text:span></text:p>
      <text:p text:style-name="P12">Traditional drug discovery screens millions of compounds against a target, testing each in the laboratory. Generative AI models reverse this process: they design molecules from scratch to fit a target's binding site, then optimize for properties including potency, selectivity, absorption, distribution, metabolism, excretion, and toxicity (ADMET). A single model can generate billions of candidate molecules, predict their properties, and iterate toward optimal designs in silico before any physical testing occurs.</text:p>
      <text:p text:style-name="P12">The COVID-19 pandemic provided an accelerated proof of concept. AI models identified existing drugs that could be repurposed for treatment within weeks of the viral genome being published. More importantly, novel antiviral candidates designed by AI against SARS-CoV-2 protease targets moved from concept to synthesis in months rather than years. This timeline compression, applied across all disease areas simultaneously, would generate more drug candidates in five years than the current system produces in fifty.</text:p>
      <text:p text:style-name="P12"><text:span text:style-name="Strong_20_Emphasis">Phase Three: Preclinical Testing (Current: 1-2 years; AI-Accelerated: 2-4 weeks)</text:span></text:p>
      <text:p text:style-name="P12"><text:soft-page-break/>AI models trained on historical toxicology data can predict with increasing accuracy whether a candidate molecule will cause liver toxicity, cardiac arrhythmias, or other safety concerns. Organ-on-a-chip systems combined with AI analysis reduce animal testing requirements while improving human relevance. The combination of in silico prediction and high-content in vitro screening collapses the preclinical timeline by an order of magnitude.</text:p>
      <text:p text:style-name="P12"><text:span text:style-name="Strong_20_Emphasis">Phase Four: Clinical Trial Optimization (Current: 6-10 years; AI-Accelerated: 2-4 years)</text:span></text:p>
      <text:p text:style-name="P12">Clinical trials are currently the longest and most expensive phase of drug development. AI optimization attacks every bottleneck:</text:p>
      <text:list text:style-name="WWNum12">
        <text:list-item>
          <text:p text:style-name="P43"><text:span text:style-name="Strong_20_Emphasis">Patient recruitment:</text:span> AI scans electronic health records to identify eligible patients, reducing recruitment timelines from months to days.</text:p>
        </text:list-item>
        <text:list-item>
          <text:p text:style-name="P43"><text:span text:style-name="Strong_20_Emphasis">Site selection:</text:span> Models predict which trial sites will enroll fastest based on historical performance, patient populations, and investigator experience.</text:p>
        </text:list-item>
        <text:list-item>
          <text:p text:style-name="P43"><text:span text:style-name="Strong_20_Emphasis">Adaptive trial design:</text:span> AI continuously analyzes incoming data to adjust protocols, drop ineffective arms early, and focus resources on promising candidates.</text:p>
        </text:list-item>
        <text:list-item>
          <text:p text:style-name="P43"><text:span text:style-name="Strong_20_Emphasis">Synthetic control arms:</text:span> AI matches trial patients to historical control data, reducing the number of patients who must receive placebo — ethically superior and statistically efficient.</text:p>
        </text:list-item>
        <text:list-item>
          <text:p text:style-name="P43"><text:span text:style-name="Strong_20_Emphasis">Real-world evidence:</text:span> Post-market surveillance is automated, with AI monitoring electronic health records for adverse events and long-term outcomes.</text:p>
        </text:list-item>
      </text:list>
      <text:p text:style-name="P12">The cumulative effect of AI acceleration across all four phases is a reduction in the typical drug development timeline from 12 years to 3 to 5 years, and a reduction in cost per successful drug from $2 billion to $200 to $500 million. This transforms the pharmaceutical industry's economics: drugs can be developed for smaller patient populations, priced at lower levels, and still generate returns. Rare diseases become commercially viable. Antibiotics (which are used briefly and must be reserved to prevent resistance) become developable despite their poor traditional business model. Neglected tropical diseases affecting poor populations become targetable through public-sector AI research subsidized at a fraction of traditional R&amp;D costs.</text:p>
      <text:h text:style-name="P10" text:outline-level="3"><text:bookmark-start text:name="__RefHeading___Toc8853_995564575"/>2.4.5 Collaborative Knowledge Optimization and Open Research Infrastructure<text:bookmark-end text:name="__RefHeading___Toc8853_995564575"/></text:h>
      <text:p text:style-name="P12">The current system of biomedical research is fragmented, redundant, and secretive in ways that slow progress and waste resources. The Equilibrium pillar replaces this with an open collaborative infrastructure that optimizes knowledge growth across the entire global research community.</text:p>
      <text:p text:style-name="P12"><text:span text:style-name="Strong_20_Emphasis">The Fragmentation Problem:</text:span></text:p>
      <text:p text:style-name="P12">A typical biomedical research project today begins with a literature review. The researcher searches PubMed (30 million articles), reads relevant papers, and attempts to build on prior work. But much prior work is never published (negative results, failed experiments). Much published work is inaccessible behind paywalls ($30 to $50 per article). Much published work is irreproducible (estimates range from 50 to 90 percent of preclinical research cannot be replicated). And much published work is intentionally obscured to protect intellectual property or secure competitive advantage.</text:p>
      <text:p text:style-name="P12"><text:soft-page-break/>The result is massive redundant effort. Multiple laboratories conduct the same experiments, fail for the same reasons, and never learn from each other's failures. Estimates suggest that 50 to 80 percent of biomedical research spending is wasted on redundant or irreproducible work — approximately $100 to $200 billion annually.</text:p>
      <text:p text:style-name="P12"><text:span text:style-name="Strong_20_Emphasis">The Collaborative Solution:</text:span></text:p>
      <text:p text:style-name="P12">The Equilibrium pillar establishes a public, open, global biomedical research infrastructure with five integrated components:</text:p>
      <text:p text:style-name="P12"><text:span text:style-name="Strong_20_Emphasis">Component One: The Universal Preprint Repository.</text:span> All research funded by public money (which under Equilibrium is effectively all research, given the public system's purchasing power) must be deposited as a preprint at the time of submission for publication. No paywalls. No embargoes. Immediate open access. The repository is indexed, searchable, and integrated with AI analysis tools that can identify connections across millions of papers.</text:p>
      <text:p text:style-name="P12"><text:span text:style-name="Strong_20_Emphasis">Component Two: The Negative Results Registry.</text:span> Failed experiments, null results, and irreproducible findings are registered alongside positive results. This eliminates the publication bias that currently distorts the scientific literature (positive results are 5 to 10 times more likely to be published than negative results). AI systems trained on both positive and negative data learn faster because they learn what does not work as well as what does.</text:p>
      <text:p text:style-name="P12"><text:span text:style-name="Strong_20_Emphasis">Component Three: The Shared AI Training Platform.</text:span> A globally accessible computational infrastructure — analogous to a public supercomputer for biomedical AI — allows researchers anywhere to train models on the complete corpus of biomedical data. No laboratory needs to build its own AI capability from scratch. Models trained on the public platform are themselves deposited as open-source artifacts, creating a compounding knowledge asset that improves with every use.</text:p>
      <text:p text:style-name="P12"><text:span text:style-name="Strong_20_Emphasis">Component Four: The Collaborative Trial Network.</text:span> Clinical trial infrastructure is shared rather than duplicated. A single master protocol for a given disease can be deployed across hundreds of sites simultaneously, with AI managing patient matching, data collection, and safety monitoring. Small research groups gain access to trial infrastructure that currently only large pharmaceutical companies can afford.</text:p>
      <text:p text:style-name="P12"><text:span text:style-name="Strong_20_Emphasis">Component Five: The Global Biobank Network.</text:span> De-identified patient data (genomic, proteomic, metabolomic, clinical, outcomes) is aggregated into a federated biobank accessible to approved researchers. Privacy is preserved through cryptographic techniques (federated learning, differential privacy) that allow models to train on data without ever accessing individual patient records. Sample sizes that currently take decades to accumulate become available in months.</text:p>
      <text:p text:style-name="P12"><text:span text:style-name="Strong_20_Emphasis">The Optimization Dynamics:</text:span></text:p>
      <text:p text:style-name="P12">When research infrastructure becomes open and collaborative, knowledge growth follows accelerating rather than linear trajectories. Each new finding is immediately available to all researchers. Each failed experiment prevents others from repeating the same failure. Each AI model improves on all previous models. Each clinical trial contributes to a growing evidence base that informs subsequent trials.</text:p>
      <text:p text:style-name="P12">The mathematics of this transition are instructive. Under the current fragmented system, the rate of knowledge growth is limited by the slowest component: publication delays (6 to 12 months), paywall restrictions (excluding most researchers in low-income countries), and competitive secrecy (withholding data until patent applications are filed). <text:soft-page-break/>Under the open collaborative system, knowledge compounds continuously because every researcher builds on the immediately available work of every other researcher.</text:p>
      <text:p text:style-name="P12">Historical analogies exist. The Human Genome Project was accelerated from a projected 15 years to 7 years by open data sharing policies that required all participants to deposit sequences within 24 hours of generation. The COVID-19 pandemic saw preprints become the primary medium of scientific communication, compressing the publication cycle from months to days. The AlphaFold protein structure database made 200 million protein structures freely available, democratizing structural biology. The Equilibrium pillar generalizes these successes to all biomedical research.</text:p>
      <text:p text:style-name="P12"><text:span text:style-name="Strong_20_Emphasis">The Impact on R&amp;D Productivity:</text:span></text:p>
      <text:p text:style-name="P12">The combination of AI acceleration and collaborative optimization produces a projected 5 to 10 fold increase in biomedical R&amp;D productivity within the first decade of full implementation. A system that currently produces 40 to 50 novel drug approvals annually (globally) would produce 200 to 500. Development timelines for new drugs would fall from 10 to 15 years to 3 to 5 years. Costs per drug would fall from $2 billion to $200 to $500 million. The number of diseases with active research programs would expand from hundreds to thousands.</text:p>
      <text:p text:style-name="P12">Most importantly, the alignment of incentives would shift from maximizing patent-protected revenue to maximizing health impact. Public AI research platforms would prioritize neglected diseases, antibiotic development, pandemic preparedness, and pediatric cancers — areas that currently receive minimal private investment despite enormous human need. The result is not merely more efficient R&amp;D but R&amp;D directed toward problems that actually matter for human health.</text:p>
      <text:h text:style-name="P10" text:outline-level="3"><text:bookmark-start text:name="__RefHeading___Toc8855_995564575"/>2.4.6 Preliminary Economic Assessment and Funding Pathways<text:bookmark-end text:name="__RefHeading___Toc8855_995564575"/></text:h>
      <text:p text:style-name="P12">Available aggregate data on current public and private healthcare expenditures strongly suggest that the Equilibrium pillar is financially viable through redirection of existing resources rather than new taxation. The $9 trillion annual global healthcare spend is sufficient to fund universal access if administrative waste is eliminated, profit margins are normalized, and preventive care reduces expensive late-stage treatment.</text:p>
      <text:p text:style-name="P12">Specific funding mechanisms include: consolidation of public insurance schemes into a single purchaser with monopsony negotiating power; reallocation of administrative savings (estimated at $500 billion to $1 trillion annually) toward direct care; progressive taxes on high-frequency, low-value medical interventions that persist only due to fee-for-service incentives; and modest taxes on harmful commodities (tobacco, alcohol, sugar-sweetened beverages) that generate avoidable healthcare demand. Detailed implementation requires country-specific modeling by subject-matter experts and independent fiscal analyses.</text:p>
      <text:p text:style-name="P12">The administrative savings alone — $800 billion annually in the United States, with comparable proportions globally — are sufficient to cover the cost of universal coverage for all currently uninsured populations in almost every developed nation. In the United States, the estimated cost of covering all uninsured citizens ranges from $200 to $400 billion annually, depending on the generosity of benefits. The administrative savings from eliminating the multi-payer billing system exceed this amount by a factor of two to four. The economic case is therefore not merely positive but overwhelming: the current system spends more money to cover fewer people with worse outcomes than a properly designed universal system would require.</text:p>
      <text:h text:style-name="P10" text:outline-level="3"><text:bookmark-start text:name="__RefHeading___Toc8857_995564575"/><text:soft-page-break/>2.4.7 Explicit Counterarguments and Risk Mitigation<text:bookmark-end text:name="__RefHeading___Toc8857_995564575"/></text:h>
      <text:p text:style-name="P12">The most common objection—that removing profit incentives will kill pharmaceutical innovation—is refuted by historical evidence. Most foundational medical advances (penicillin, vaccines, insulin, monoclonal antibodies) emerged from publicly funded academic research or small firms later acquired by large pharmaceutical companies. The current system incentivizes me-too drugs, minor molecular modifications for patent extension, and aggressive marketing over genuine therapeutic breakthroughs. Open research models, including the Drugs for Neglected Diseases initiative and COVID-19 vaccine collaborative platforms, demonstrate that non-profit or publicly coordinated development can produce novel treatments efficiently.</text:p>
      <text:p text:style-name="P12">A second objection—waiting lists and rationing—is addressed by design. Equilibrium rations by medical urgency, not price. Triage protocols prioritize those with greatest need, and capacity planning targets surplus rather than bare adequacy. AI-driven scheduling and resource allocation minimize idle capacity while reducing wait times. Countries with universal systems (Germany, France, Japan) achieve shorter wait times for most procedures than the market-driven U.S. system, which rations implicitly by insurance status and ability to pay.</text:p>
      <text:p text:style-name="P12">A third objection—that AI-driven R&amp;D will concentrate power in the hands of those who control the AI platforms—is addressed through open infrastructure. The shared AI training platform is publicly owned and governed by a multi-stakeholder board including researchers, clinicians, patient advocates, and ethicists. No private company controls access. Models trained on the platform are open-source. The infrastructure is designed to democratize AI capability rather than concentrate it.</text:p>
      <text:p text:style-name="P12">Risk mitigation includes independent audits of rationing decisions, constitutional protections against waiting list discrimination, whistleblower protections for clinicians who document resource shortages, and regular published reports on system performance that create accountability. For AI systems, mandatory algorithmic impact assessments, continuous bias monitoring, and human-in-the-loop requirements for high-stakes decisions (diagnosis, treatment recommendations, trial eligibility) prevent automation from becoming autonomous.</text:p>
      <text:h text:style-name="P10" text:outline-level="3"><text:bookmark-start text:name="__RefHeading___Toc8859_995564575"/>2.4.8 Empirical Evidence and Analogous Case Studies<text:bookmark-end text:name="__RefHeading___Toc8859_995564575"/></text:h>
      <text:p text:style-name="P12">Universal healthcare systems have operated successfully for decades across diverse national contexts. France's system, consistently ranked among the world's best, achieves universal coverage at approximately 11 percent of GDP—well below U.S. spending of 17 percent. Japan's system delivers the world's highest life expectancy at 10.9 percent of GDP. Germany's multipayer but universally accessible system demonstrates that private insurance can coexist with public guarantees under strict regulation.</text:p>
      <text:p text:style-name="P12">Cuba, despite severe resource constraints, achieves infant mortality and life expectancy metrics comparable to the United States through emphasis on preventive and primary care. Taiwan's single-payer system, implemented in 1995, covers 99.9 percent of the population with administrative costs of approximately 2 percent of total healthcare spending, compared to 12 percent or more in the U.S. multi-payer system.</text:p>
      <text:p text:style-name="P12">For AI acceleration, empirical evidence is emerging rapidly. A 2023 study found that AI models identified novel antibiotic candidates against drug-resistant bacteria in a matter of hours—a process that previously required years of screening. A 2024 analysis of <text:soft-page-break/>clinical trial optimization found that AI-based patient recruitment reduced enrollment times by 80 percent. The AlphaFold database, released in 2022, has already been used by over 500,000 researchers to accelerate drug discovery projects that would otherwise have required expensive and time-consuming crystallography.</text:p>
      <text:p text:style-name="P12">For collaborative research, the Human Genome Project provides the strongest precedent. The open data sharing policy—all sequences deposited within 24 hours—accelerated completion by 8 years relative to initial projections and saved an estimated $2 billion in redundant effort. The COVID-19 pandemic preprint explosion demonstrated that scientists will adopt open sharing when barriers are removed: preprint deposits increased by 300 percent in 2020, and papers with preprints received citations and attention months earlier than those without.</text:p>
      <text:h text:style-name="P10" text:outline-level="3"><text:bookmark-start text:name="__RefHeading___Toc8861_995564575"/>2.4.9 Global and Legal Implementation Details<text:bookmark-end text:name="__RefHeading___Toc8861_995564575"/></text:h>
      <text:p text:style-name="P12">Implementation respects national sovereignty through World Health Organization framework conventions, analogous to the Framework Convention on Tobacco Control. Participating states retain discretion over specific delivery models (single-payer, multipayer with public option, national health service) while committing to universal coverage, first-dollar coverage for essential services, and elimination of medical bankruptcy as a phenomenon.</text:p>
      <text:p text:style-name="P12">Legal embedding occurs through constitutional amendments or statutory guarantees in participating jurisdictions, with international coordination through WHO treaty mechanisms. Dispute resolution for cross-border care and pharmaceutical pricing follows models established by European Union cross-border healthcare directives and international patent exhaustion principles.</text:p>
      <text:p text:style-name="P12">For the open research infrastructure, implementation requires international treaties establishing the Universal Preprint Repository and Negative Results Registry as binding commitments for publicly funded research. The World Health Assembly has already passed resolutions supporting open access and data sharing; the Equilibrium pillar translates these non-binding commitments into enforceable standards with independent audit and consequences for non-compliance.</text:p>
      <text:p text:style-name="P12">For the shared AI training platform, implementation is phased. Years 1 to 5 focus on infrastructure development: computational capacity, data integration, governance structures. Years 6 to 10 focus on model training and validation. Years 11 to 18 focus on full integration with clinical care and regulatory approval pathways.</text:p>
      <text:h text:style-name="P10" text:outline-level="3"><text:bookmark-start text:name="__RefHeading___Toc8863_995564575"/>2.4.10 Sustainability and Long-Term Viability Assessments<text:bookmark-end text:name="__RefHeading___Toc8863_995564575"/></text:h>
      <text:p text:style-name="P12">Preventive care focus lowers long-term costs by reducing expensive late-stage disease. Sanitation infrastructure investments produce returns of $5 to $20 per dollar spent through reduced infectious disease burden. Mental health integration reduces disability and lost productivity, which account for the largest share of healthcare-related economic losses globally.</text:p>
      <text:p text:style-name="P12">Redundancies ensure continuity: AI systems are backed by human clinicians; centralized pharmaceutical distribution has regional stockpiles; critical supply chains have multiple sources. Long-term demographic trends toward aging populations in wealthy nations increase demand but also increase willingness to fund systems that provide security against catastrophic illness. The system's fiscal sustainability improves <text:soft-page-break/>over time as preventive investments compound and administrative waste is permanently eliminated.</text:p>
      <text:p text:style-name="P12">The AI and open research components are self-improving. As more data enters the system, AI models become more accurate. As more researchers use the platform, the knowledge commons grows. Unlike physical infrastructure that depreciates, digital knowledge assets appreciate with use. The longer the system operates, the more valuable and efficient it becomes.</text:p>
      <text:p text:style-name="P12">Environmental sustainability is addressed through reduced medical waste (unnecessary procedures, expired medications, disposable supplies) and optimized supply chains. The healthcare sector currently accounts for 5 to 10 percent of global carbon emissions; the Efficiency pillar's elimination of waste directly reduces this footprint. Telemedicine and remote monitoring, enabled by the Exchange and Mobility pillars, further reduce travel-related emissions.</text:p>
      <text:h text:style-name="P10" text:outline-level="3"><text:bookmark-start text:name="__RefHeading___Toc8865_995564575"/>2.4.11 Impacts on Pharma and Healthcare Systems<text:bookmark-end text:name="__RefHeading___Toc8865_995564575"/></text:h>
      <text:p text:style-name="P12">The Equilibrium pillar does not abolish pharmaceutical or medical device industries but restructures their incentives. Companies continue to develop novel therapies, earning premium prices during exclusivity windows. What changes is the end of perpetual patent rent-seeking, the elimination of direct-to-consumer advertising for prescription drugs (a practice legal only in the United States and New Zealand), and the prohibition of "pay-for-delay" settlements that keep generics off the market.</text:p>
      <text:p text:style-name="P12">Private healthcare providers continue to operate, receiving public reimbursement at negotiated rates. Luxury and elective services (cosmetic surgery, premium private rooms, experimental treatments not yet proven effective) remain private-pay markets. The result is a hybrid system: universal public guarantees for essential care, voluntary private supplementation for non-essential or premium services. This model has proven durable in France, Germany, Japan, and other advanced economies.</text:p>
      <text:p text:style-name="P12">For pharmaceutical companies, the transition requires adaptation but not extinction. The market for drugs will expand dramatically as universal coverage makes medications affordable to populations currently priced out. Volume increases will partially offset price reductions. Companies that focus on genuine innovation—novel mechanisms, first-in-class therapies, hard-to-treat diseases—will thrive. Companies whose business model depends on patent evergreening, aggressive marketing, and price gouging will not. This is not destruction of an industry but its long-overdue realignment with its stated purpose: improving human health.</text:p>
      <text:h text:style-name="P9" text:outline-level="2"><text:bookmark-start text:name="__RefHeading___Toc8867_995564575"/>Footnotes<text:bookmark-end text:name="__RefHeading___Toc8867_995564575"/></text:h>
      <text:list text:style-name="WWNum13">
        <text:list-item>
          <text:p text:style-name="P44">Copyright durations per Berne Convention and patent term analyses.</text:p>
        </text:list-item>
        <text:list-item>
          <text:p text:style-name="P44">Open access societal benefits documented in multiple public health economics studies.</text:p>
        </text:list-item>
        <text:list-item>
          <text:p text:style-name="P44">Administrative overhead estimates from OECD healthcare cost reports.</text:p>
        </text:list-item>
        <text:list-item>
          <text:p text:style-name="P44">WHO global health expenditure database (2024).</text:p>
        </text:list-item>
        <text:list-item>
          <text:p text:style-name="P44">French, Japanese, and German healthcare system performance assessments (OECD, 2023).</text:p>
        </text:list-item>
        <text:list-item>
          <text:p text:style-name="P44">Cuban health outcomes data (WHO, 2024).</text:p>
        </text:list-item>
        <text:list-item>
          <text:p text:style-name="P44">Taiwan single-payer administrative cost analysis (National Health Insurance Administration, 2023).</text:p>
        </text:list-item>
        <text:list-item>
          <text:p text:style-name="P44"><text:soft-page-break/>AI diagnostic and remote monitoring trial results (various, 2020-2024).</text:p>
        </text:list-item>
        <text:list-item>
          <text:p text:style-name="P44">WHO Framework Convention on Tobacco Control as implementation precedent.</text:p>
        </text:list-item>
        <text:list-item>
          <text:p text:style-name="P44">EU cross-border healthcare directive (2011/24/EU) as legal coordination model.</text:p>
        </text:list-item>
        <text:list-item>
          <text:p text:style-name="P44">Preventive care return-on-investment literature (World Bank, CDC, various).</text:p>
        </text:list-item>
        <text:list-item>
          <text:p text:style-name="P44">AlphaFold protein structure database impact assessments (Nature, 2022-2024).</text:p>
        </text:list-item>
        <text:list-item>
          <text:p text:style-name="P44">Human Genome Project open data policy analysis (PNAS, 2010; various retrospective studies).</text:p>
        </text:list-item>
        <text:list-item>
          <text:p text:style-name="P44">COVID-19 preprint adoption studies (2020-2022).</text:p>
        </text:list-item>
        <text:list-item>
          <text:p text:style-name="P44">Clinical trial AI optimization literature (JAMA, NEJM, 2021-2024).</text:p>
        </text:list-item>
        <text:list-item>
          <text:p text:style-name="P44">Medical billing administrative cost analyses (JAMA Internal Medicine, Health Affairs, various).</text:p>
        </text:list-item>
        <text:list-item>
          <text:p text:style-name="P44">Medical debt forgiveness precedent studies (various, 2010-2024).</text:p>
        </text:list-item>
      </text:list>
      <text:p text:style-name="Standard"/>
      <text:h text:style-name="P7"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Text_20_body"/>
      <text:h text:style-name="P16" text:outline-level="3"><text:bookmark-start text:name="__RefHeading___Toc4240_3662947916"/>2.5.1 The Individual Right to Self-Protection and Autonomy<text:bookmark-end text:name="__RefHeading___Toc4240_3662947916"/></text:h>
      <text:p text:style-name="Standard"/>
      <text:p text:style-name="P17"><text:bookmark-start text:name="__RefHeading___Toc4242_3662947916"/>2.5.1.1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ext:soft-page-break/>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P17"><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P17"><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6" text:outline-level="3"><text:bookmark-start text:name="__RefHeading___Toc4248_3662947916"/><text:soft-page-break/>2.5.2 Governmental Violence as the Primary Contemporary Threat<text:bookmark-end text:name="__RefHeading___Toc4248_3662947916"/></text:h>
      <text:p text:style-name="P17"><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P17"><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P17"><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6" text:outline-level="3"><text:bookmark-start text:name="__RefHeading___Toc4256_3662947916"/><text:soft-page-break/>2.5.3 Prohibition of Mass Casualty Weapons Production<text:bookmark-end text:name="__RefHeading___Toc4256_3662947916"/></text:h>
      <text:p text:style-name="P17"><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P17"><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P17"><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text:soft-page-break/>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P17"><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6" text:outline-level="3"><text:bookmark-start text:name="__RefHeading___Toc4266_3662947916"/>2.5.4 The Comprehensive Costs of Warfare<text:bookmark-end text:name="__RefHeading___Toc4266_3662947916"/></text:h>
      <text:p text:style-name="P17"><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text:soft-page-break/>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p text:style-name="P17"><text:bookmark-start text:name="__RefHeading___Toc4270_3662947916"/>2.5.4.2 Wildlife and Biodiversity Impacts<text:bookmark-end text:name="__RefHeading___Toc4270_3662947916"/></text:p>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P17"><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P17"><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text:soft-page-break/>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6" text:outline-level="3"><text:bookmark-start text:name="__RefHeading___Toc4276_3662947916"/>2.5.5 War as Instrument of Economic and Political Manipulation<text:bookmark-end text:name="__RefHeading___Toc4276_3662947916"/></text:h>
      <text:p text:style-name="P17"><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P17"><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P17"><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text:soft-page-break/>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6" text:outline-level="3"><text:bookmark-start text:name="__RefHeading___Toc4284_3662947916"/>2.5.6 Alternative Security Paradigms<text:bookmark-end text:name="__RefHeading___Toc4284_3662947916"/></text:h>
      <text:p text:style-name="P17"><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5"><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5"><text:bookmark-start text:name="__RefHeading___Toc4290_3662947916"/><text:soft-page-break/>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5"><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5"><text:bookmark-start text:name="__RefHeading___Toc4294_3662947916"/><text:soft-page-break/>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5"><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P17"><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text:soft-page-break/>security emerges from community trust and cooperation rather than coercive capacity, and that security institutions must be accountable to and embedded within the populations they serve.</text:p>
      <text:p text:style-name="P15"><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5"><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text:soft-page-break/>affected persons with health services, treatment programs, and community support systems while reducing reliance on punitive interventions that often exacerbate rather than resolve problems.</text:p>
      <text:p text:style-name="P15"><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5"><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text:soft-page-break/>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P17"><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5"><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5"><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text:soft-page-break/>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5"><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5"><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text:soft-page-break/>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P17"><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5"><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5"><text:bookmark-start text:name="__RefHeading___Toc4322_3662947916"/><text:soft-page-break/>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5"><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5"><text:bookmark-start text:name="__RefHeading___Toc4326_3662947916"/><text:soft-page-break/>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5"><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P17"><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text:soft-page-break/>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6" text:outline-level="3"><text:bookmark-start text:name="__RefHeading___Toc4332_3662947916"/>2.5.7 Systemic Inequality and Security<text:bookmark-end text:name="__RefHeading___Toc4332_3662947916"/></text:h>
      <text:p text:style-name="P17"><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P17"><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6" text:outline-level="3"><text:bookmark-start text:name="__RefHeading___Toc4338_3662947916"/>2.5.8 Implementation Challenges and Transitions<text:bookmark-end text:name="__RefHeading___Toc4338_3662947916"/></text:h>
      <text:p text:style-name="P17"><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P17"><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P17"><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P17"><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ext:soft-page-break/>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3"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P7" text:outline-level="2"><text:bookmark-start text:name="__RefHeading___Toc2070_3246451801"/><text:span text:style-name="Strong_20_Emphasis"><text:span text:style-name="T19">2.6 Ownership: Personal Autonomy and Lifelong Learning</text:span></text:span><text:bookmark-end text:name="__RefHeading___Toc2070_3246451801"/></text:h>
      <text:p text:style-name="Text_20_body"><text:span text:style-name="T18">The </text:span><text:span text:style-name="Strong_20_Emphasis"><text:span text:style-name="T18">Ownership</text:span></text:span><text:span text:style-name="T18"> pillar guarantees control over one’s knowledge, choices, and life direction through </text:span><text:span text:style-name="Strong_20_Emphasis"><text:span text:style-name="T18">universal access to education, information, and decision-support resources</text:span></text:span><text:span text:style-name="T18">.</text:span></text:p>
      <text:p text:style-name="Text_20_body"><text:span text:style-name="T18">A </text:span><text:span text:style-name="Strong_20_Emphasis"><text:span text:style-name="T18">centrally funded, open-source education system</text:span></text:span><text:span text:style-name="T18">—spanning primary through university levels—provides </text:span><text:span text:style-name="Strong_20_Emphasis"><text:span text:style-name="T18">lifelong learning opportunities</text:span></text:span><text:span text:style-name="T18"> that adapt to individual needs and evolving societal requirements.</text:span></text:p>
      <text:p text:style-name="Text_20_body"><text:span text:style-name="T18">This pillar directly addresses the failures of current educational systems, where </text:span><text:span text:style-name="Strong_20_Emphasis"><text:span text:style-name="T18">spiraling costs, ideological capture, and misalignment with workforce needs</text:span></text:span><text:span text:style-name="T18"> have created persistent barriers to social mobility and economic participation.</text:span></text:p>
      <text:p text:style-name="Text_20_body"><text:span text:style-name="T18">By establishing </text:span><text:span text:style-name="Strong_20_Emphasis"><text:span text:style-name="T18">education as a fundamental right</text:span></text:span><text:span text:style-name="T18">, delivered through </text:span><text:span text:style-name="Strong_20_Emphasis"><text:span text:style-name="T18">transparent, merit-based infrastructure</text:span></text:span><text:span text:style-name="T18">, this framework ensures that every individual possesses the tools required for </text:span><text:span text:style-name="Strong_20_Emphasis"><text:span text:style-name="T18">autonomous decision-making</text:span></text:span><text:span text:style-name="T18"> and </text:span><text:span text:style-name="Strong_20_Emphasis"><text:span text:style-name="T18">continuous personal development</text:span></text:span><text:span text:style-name="T18">.</text:span></text:p>
      <text:p text:style-name="Text_20_body"/>
      <text:h text:style-name="P16" text:outline-level="3"><text:bookmark-start text:name="__RefHeading___Toc2072_3246451801"/><text:span text:style-name="Strong_20_Emphasis"><text:span text:style-name="T19">2.6.1 Conceptual Design and Core Features</text:span></text:span><text:bookmark-end text:name="__RefHeading___Toc2072_3246451801"/></text:h>
      <text:p text:style-name="Text_20_body">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Text_20_body">The system operates as a single, publicly governed platform accessible to all citizens regardless of age, providing education from primary levels through doctoral studies. <text:soft-page-break/>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Text_20_body">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Text_20_body">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Text_20_body">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Text_20_body">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Text_20_body">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Text_20_body">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text:soft-page-break/>pressure that forces private institutions to demonstrate clear value-adds beyond credential prestige.[^5]</text:p>
      <text:p text:style-name="Text_20_body">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Horizontal_20_Line"/>
      <text:h text:style-name="P16" text:outline-level="3"><text:bookmark-start text:name="__RefHeading___Toc2074_3246451801"/><text:span text:style-name="Strong_20_Emphasis"><text:span text:style-name="T19">2.6.2 Motivations: Addressing Educational Inequality and Systemic Dysfunction</text:span></text:span><text:bookmark-end text:name="__RefHeading___Toc2074_3246451801"/></text:h>
      <text:p text:style-name="Text_20_body">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Text_20_body">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Text_20_body">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Text_20_body">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Text_20_body">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Text_20_body">The economic case is equally compelling. Every dollar invested in education generates estimated returns of $7-10 through increased productivity, reduced social costs, and technological innovation.[^11] Current systems capture only a fraction of this potential <text:soft-page-break/>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Text_20_body">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Horizontal_20_Line"/>
      <text:p text:style-name="Text_20_body"><text:span text:style-name="Strong_20_Emphasis"/></text:p>
      <text:h text:style-name="P16" text:outline-level="3"><text:bookmark-start text:name="__RefHeading___Toc2076_3246451801"/><text:span text:style-name="Strong_20_Emphasis"><text:span text:style-name="T19">2.6.3 AI Scholars: Technical Feasibility and Pedagogical Design</text:span></text:span><text:bookmark-end text:name="__RefHeading___Toc2076_3246451801"/></text:h>
      <text:p text:style-name="Text_20_body">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Text_20_body">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Text_20_body">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Text_20_body">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Text_20_body">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ext:soft-page-break/>time constraints and large class sizes; AI scholars apply them universally and automatically.</text:p>
      <text:p text:style-name="Text_20_body">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Text_20_body">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Text_20_body">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Text_20_body">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Text_20_body">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Horizontal_20_Line"/>
      <text:h text:style-name="P16" text:outline-level="3"><text:bookmark-start text:name="__RefHeading___Toc2078_3246451801"/><text:span text:style-name="Strong_20_Emphasis"><text:span text:style-name="T19">2.6.4 Curriculum Design: Workforce Alignment and Practical Application</text:span></text:span><text:bookmark-end text:name="__RefHeading___Toc2078_3246451801"/></text:h>
      <text:p text:style-name="Text_20_body">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Text_20_body">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text:soft-page-break/>[^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Text_20_body">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Text_20_body">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Text_20_body">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Text_20_body">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Text_20_body">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Text_20_body">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Text_20_body"><text:soft-page-break/>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Text_20_body">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Horizontal_20_Line"/>
      <text:h text:style-name="P16" text:outline-level="3"><text:bookmark-start text:name="__RefHeading___Toc2080_3246451801"/><text:span text:style-name="Strong_20_Emphasis"><text:span text:style-name="T19">2.6.5 Transition from Parallel Systems: Economic and Political Dynamics</text:span></text:span><text:bookmark-end text:name="__RefHeading___Toc2080_3246451801"/></text:h>
      <text:p text:style-name="Text_20_body">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Text_20_body">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Text_20_body">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Text_20_body">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Text_20_body">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Text_20_body"><text:soft-page-break/>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Text_20_body">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Text_20_body">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Text_20_body">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Text_20_body">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Text_20_body">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Text_20_body">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Horizontal_20_Line"/>
      <text:h text:style-name="P16" text:outline-level="3"><text:bookmark-start text:name="__RefHeading___Toc2082_3246451801"/><text:soft-page-break/><text:span text:style-name="Strong_20_Emphasis"><text:span text:style-name="T19">2.6.6 Governance and Protection from Political Capture</text:span></text:span><text:bookmark-end text:name="__RefHeading___Toc2082_3246451801"/></text:h>
      <text:p text:style-name="Text_20_body">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Text_20_body">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Text_20_body">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Text_20_body">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Text_20_body">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Text_20_body">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Text_20_body">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Text_20_body">International coordination strengthens protections. Education content developed collaboratively by global expert communities is less susceptible to single-nation political <text:soft-page-break/>pressure than nationally controlled curricula. When authoritarian regimes demand ideological conformity, the system can highlight conflicts between local requirements and international academic standards, creating external accountability pressure.</text:p>
      <text:p text:style-name="Text_20_body">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Text_20_body">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Text_20_body">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Horizontal_20_Line"/>
      <text:h text:style-name="P16" text:outline-level="3"><text:bookmark-start text:name="__RefHeading___Toc2084_3246451801"/><text:span text:style-name="Strong_20_Emphasis"><text:span text:style-name="T19">2.6.7 Funding Mechanisms and Economic Sustainability</text:span></text:span><text:bookmark-end text:name="__RefHeading___Toc2084_3246451801"/></text:h>
      <text:p text:style-name="Text_20_body">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Text_20_body">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Text_20_body">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Text_20_body">AI scholar deployment provides further savings. Once developed, AI scholars scale infinitely at near-zero marginal cost—teaching one million students costs essentially the <text:soft-page-break/>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Text_20_body">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Text_20_body">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Text_20_body">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Text_20_body">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Text_20_body">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Text_20_body">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Text_20_body">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Text_20_body"><text:soft-page-break/>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Text_20_body">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Horizontal_20_Line"/>
      <text:h text:style-name="P16" text:outline-level="3"><text:bookmark-start text:name="__RefHeading___Toc2086_3246451801"/><text:span text:style-name="Strong_20_Emphasis"><text:span text:style-name="T19">2.6.8 Empirical Evidence and International Precedents</text:span></text:span><text:bookmark-end text:name="__RefHeading___Toc2086_3246451801"/></text:h>
      <text:p text:style-name="Text_20_body">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Text_20_body">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Text_20_body">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Text_20_body">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Text_20_body">Nordic countries generally demonstrate success of public education models. Sweden, Denmark, and Norway all provide free or low-cost tertiary education with strong outcomes.[^31] Critics note these are small, homogeneous, wealthy nations—but their <text:soft-page-break/>success contradicts claims that public systems inevitably produce mediocrity. Scale poses challenges, but nothing suggests fundamental impossibility of replicating Nordic quality globally with proper design.</text:p>
      <text:p text:style-name="Text_20_body">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Text_20_body">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Text_20_body">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Text_20_body">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Text_20_body">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Text_20_body">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Text_20_body">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text:soft-page-break/>works (Western Governors University). Synthesizing these proven elements into coherent whole creates basis for confidence in comprehensive reform.</text:p>
      <text:p text:style-name="Text_20_body"/>
      <text:p text:style-name="Horizontal_20_Line"><text:span text:style-name="Strong_20_Emphasis"/></text:p>
      <text:h text:style-name="P16" text:outline-level="3"><text:bookmark-start text:name="__RefHeading___Toc2088_3246451801"/><text:span text:style-name="Strong_20_Emphasis"><text:span text:style-name="T19">2.6.9 Open-Source Knowledge and Cultural Preservation</text:span></text:span><text:bookmark-end text:name="__RefHeading___Toc2088_3246451801"/></text:h>
      <text:p text:style-name="Text_20_body">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1">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text:span text:style-name="Internet_20_link">[1]</text:span></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Text_20_body">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Horizontal_20_Line"/>
      <text:h text:style-name="P16" text:outline-level="3"><text:bookmark-start text:name="__RefHeading___Toc2090_3246451801"/><text:span text:style-name="Strong_20_Emphasis"><text:span text:style-name="T19">Footnotes</text:span></text:span><text:bookmark-end text:name="__RefHeading___Toc2090_3246451801"/></text:h>
      <text:p text:style-name="Horizontal_20_Line"/>
      <text:p text:style-name="Text_20_body"><text:span text:style-name="Strong_20_Emphasis"><text:span text:style-name="T18">[^1]: Grand View Research. (2024). U.S. Higher Education Market Size &amp; Outlook, 2023-2030. https://www.grandviewresearch.com/horizon/outlook/higher-education-market/united-states (Note: Actual market size ~$193B in 2023; paper's $600B may include broader expenditures.)</text:span></text:span></text:p>
      <text:p text:style-name="P11">[^2]: OpenAI. (2023). GPT-4 Research. https://openai.com/index/gpt-4-research/ (Conceptual; scaling based on LLM capabilities.)</text:p>
      <text:p text:style-name="P11">[^3]: Burning Glass Institute &amp; Strada Education Foundation. (2025). Half of College Grads Are Working Jobs That Don't Use Their Degrees. https://www.burningglassinstitute.org/news/half-of-college-grads-are-working-jobs-that-dont-use-their-degrees</text:p>
      <text:p text:style-name="P11">[^4]: Hosny, A., et al. (2018). Artificial intelligence in radiology. PMC. https://pmc.ncbi.nlm.nih.gov/articles/PMC6268174/ ; U.S. Legal Support. (2025). Revolutionizing Legal Document Review with AI. https://www.uslegalsupport.com/blog/ai-legal-document-review/</text:p>
      <text:p text:style-name="P11">[^5]: Weinstein, P. (2023). Administrative Bloat At U.S. Colleges Is Skyrocketing. Forbes. https://www.forbes.com/sites/paulweinstein/2023/08/28/administrative-bloat-at-us-colleges-is-skyrocketing/</text:p>
      <text:p text:style-name="P11"><text:soft-page-break/>[^6]: Peterson Foundation. (2024). How Does Student Debt Affect the Economy?. https://www.pgpf.org/article/how-does-student-debt-affect-the-economy/</text:p>
      <text:p text:style-name="P11">[^7]: CNBC. (2021). The gap in college costs and earnings for young workers since 1980. https://www.cnbc.com/2021/11/02/the-gap-in-college-costs-and-earnings-for-young-workers-since-1980.html (Adjusted; actual figures lower.)</text:p>
      <text:p text:style-name="P11">[^8]: OECD. (2023). PISA 2022 Results (Volume I). https://www.oecd.org/en/publications/pisa-2022-results-volume-i_53f23881-en.html</text:p>
      <text:p text:style-name="P11">[^9]: UNESCO. (2023). 250 million children out-of-school. https://www.unesco.org/en/articles/250-million-children-out-school-what-you-need-know-about-unescos-latest-education-data</text:p>
      <text:p text:style-name="P11">[^10]: American Enterprise Institute. (2024). Ideological Capture of Universities and Institutions. https://www.aei.org/research-products/report/ideological-capture-of-universities-and-institutions/</text:p>
      <text:p text:style-name="P11">[^11]: World Bank. (2023). Investing in tomorrow: How educational spending translates to lifelong returns. https://blogs.worldbank.org/en/education/investing-tomorrow-how-educational-spending-translates-lifelong-returns</text:p>
      <text:p text:style-name="P11">[^12]: World Population Review. (2025). PISA Scores by Country 2025. https://worldpopulationreview.com/country-rankings/pisa-scores-by-country</text:p>
      <text:p text:style-name="P11">[^13]: Katz, D. M., et al. (2024). The model student: GPT-4 performance on graduate biomedical science exams. Nature. https://www.nature.com/articles/s41598-024-55568-7</text:p>
      <text:p text:style-name="P11">[^14]: Cepeda, N. J., et al. (2022). The science of effective learning with spacing and retrieval practice. Nature Reviews Psychology. https://www.nature.com/articles/s44159-022-00089-1</text:p>
      <text:p text:style-name="P11">[^15]: Arora, M. L., et al. (2024). Integrating artificial intelligence to assess emotions in learning. PMC. https://pmc.ncbi.nlm.nih.gov/articles/PMC11223560/</text:p>
      <text:p text:style-name="P11">[^16]: Indeed. (2025). Professor salary in United States. https://www.indeed.com/career/professor/salaries (Salary accurate; AI costs estimated.)</text:p>
      <text:p text:style-name="P11">[^17]: World Health Organization. (2025). Nursing and midwifery. https://www.who.int/news-room/fact-sheets/detail/nursing-and-midwifery</text:p>
      <text:p text:style-name="P11">[^18]: Asia Society. (n.d.). How Singapore Developed a High-Quality Teacher Workforce. https://asiasociety.org/global-cities-education-network/how-singapore-developed-high-quality-teacher-workforce (Adapted for apprenticeships.)</text:p>
      <text:p text:style-name="P11">[^19]: Bohle Carbonell, K., et al. (2022). Educating for adaptive expertise. PubMed. https://pubmed.ncbi.nlm.nih.gov/36414880/</text:p>
      <text:p text:style-name="P11">[^20]: UNESCO. (2025). Monitoring SDG 4: Education finance. https://www.unesco.org/gem-report/en/education-finance</text:p>
      <text:p text:style-name="P11">[^21]: Bowdoin Review. (2024). How Administrative Bloat is Killing American Higher Education. https://students.bowdoin.edu/bowdoin-review/features/death-by-a-thousand-emails-how-administrative-bloat-is-killing-american-higher-education/</text:p>
      <text:p text:style-name="P11">[^22]: HolonIQ. (2025). The Size &amp; Shape of the Global Education Market. https://www.holoniq.com/notes/the-size-shape-of-the-global-education-market</text:p>
      <text:p text:style-name="P11">[^23]: U.S. News. (2023). One Culprit in Rising College Costs: Administrative Expenses. https://www.usnews.com/education/articles/one-culprit-in-rising-college-costs</text:p>
      <text:p text:style-name="P11"><text:soft-page-break/>[^24]: Bonfire Leadership Solutions. (2025). The Multi-Billion Dollar Textbook Industry. https://bonfireleadershipsolutions.com/blog/billion-dollar-textbook-industry/</text:p>
      <text:p text:style-name="P11">[^25]: Patrinos, H. A. (2023). The Return on Investing in Education. https://hpatrinos.com/2023/11/22/the-return-on-investing-in-education/</text:p>
      <text:p text:style-name="P11">[^26]: UNESCO. (2025). Closing the Global SDG4 Financing Gap. https://financing.desa.un.org/sites/default/files/2025-02/Brief%2520Series%2520-%2520UNESCO_Financing%2520Gap.pdf (Projections approximate.)</text:p>
      <text:p text:style-name="P11">[^27]: Inside Higher Ed. (2024). Students Link Their Success to Affordability. https://www.insidehighered.com/news/student-success/2024/08/15/students-across-income-levels-worry-about-affordability</text:p>
      <text:p text:style-name="P11">[^28]: Hechinger Report. (2016). How free college tuition in one country exposes unexpected pros and cons. https://hechingerreport.org/free-college-tuition-one-country-exposes-unexpected-pros-cons/</text:p>
      <text:p text:style-name="P11">[^29]: World Economic Forum. (2018). 10 reasons why Finland's education system is the best in the world. https://www.weforum.org/stories/2018/09/10-reasons-why-finlands-education-system-is-the-best-in-the-world/</text:p>
      <text:p text:style-name="P11">[^30]: World Economic Forum. (2025). Singapore's data-driven approach to build a skills-first economy. https://www.weforum.org/stories/2025/01/singapore-data-driven-approach-build-skills-first-economy/</text:p>
      <text:p text:style-name="P11">[^31]: Borgen Project. (2021). Education in Norway: Free Tuition Eradicates Poverty and Inequalities. https://borgenproject.org/education-in-norway/</text:p>
      <text:p text:style-name="P11">[^32]: Khan Academy. (2023). Multiple Studies Show Khan Academy Drives Learning Gains. https://blog.khanacademy.org/multiple-studies-show-khan-academy-drives-learning-gains-evidence-for-our-platforms-effectiveness/</text:p>
      <text:p text:style-name="P11">[^33]: Research.com. . (2025). 2026 Training Industry Statistics. https://research.com/careers/training-industry-statistics</text:p>
      <text:p text:style-name="P11">[^34]: Khan Academy. (2024). Khan Academy Efficacy Results, November 2024. https://blog.khanacademy.org/khan-academy-efficacy-results-november-2024/ (Similar to WGU model.)</text:p>
      <text:p text:style-name="P11">[^35]: Atlantic. (2025). The Dark History Behind Public Education. https://www.theatlantic.com/podcasts/archive/2025/02/the-real-origins-of-public-education/681709/</text:p>
      <text:p text:style-name="P11">[^36]: GIS Reports. (2024). Declining PISA test scores in OECD countries mean trouble. https://www.gisreportsonline.com/r/worsening-2022-pisa-tests-results-oecd/</text:p>
      <text:p text:style-name="P11">[^37]: Student Debt Crisis. (2025). New Report Reveals Alarming Trends Among Americans With Student Debt. https://www.studentdebtcrisis.org/post/new-report-reveals-alarming-trends-among-americans-with-student-debt-amidst-a-federal-student-loan-s</text:p>
      <text:p text:style-name="P11">[^38]: OpenStax. (n.d.). Free Digital Textbooks and Teaching Tools. https://openstax.org/</text:p>
      <text:h text:style-name="P7" text:outline-level="2"><text:bookmark-start text:name="__RefHeading___Toc8673_1834621681"/><text:soft-page-break/><text:line-break/><text:span text:style-name="T4">2.7 Mobility: Freedom of Movement and Privacy</text:span><text:bookmark-end text:name="__RefHeading___Toc8673_1834621681"/></text:h>
      <text:p text:style-name="P31" loext:marker-style-name="T2"><text:span text:style-name="T2">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span><text:span text:style-name="T2"/></text:p>
      <text:p text:style-name="P32" loext:marker-style-name="T2"><text:span text:style-name="T2">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span><text:span text:style-name="T2"/></text:p>
      <text:p text:style-name="P32" loext:marker-style-name="T2"><text:span text:style-name="T2">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span><text:span text:style-name="T2"/></text:p>
      <text:p text:style-name="P22"/>
      <text:h text:style-name="P16" text:outline-level="3"><text:bookmark-start text:name="__RefHeading___Toc4350_3662947916"/>2.7.1 Conceptual Design and Core Infrastructure<text:bookmark-end text:name="__RefHeading___Toc4350_3662947916"/></text:h>
      <text:p text:style-name="P31" loext:marker-style-name="T2"><text:span text:style-name="T2">The Mobility pillar rests on two interlocking systems: a universal transport network and a privacy-preserving identification architecture. Together, they make the freedom to move real rather than rhetorical.</text:span><text:span text:style-name="T2"/></text:p>
      <text:p text:style-name="P32" loext:marker-style-name="T2"><text:span text:style-name="T2">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span text:style-name="T2"/></text:p>
      <text:p text:style-name="P32" loext:marker-style-name="T2"><text:span text:style-name="T2">The identification architecture is built on the universal social page—a publicly maintained digital profile that every individual may create and control. Its defining feature </text:span><text:soft-page-break/><text:span text:style-name="T2">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span><text:span text:style-name="T2"/></text:p>
      <text:p text:style-name="P32" loext:marker-style-name="T2"><text:span text:style-name="T2">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span><text:span text:style-name="T2"/></text:p>
      <text:p text:style-name="P22"/>
      <text:h text:style-name="P16" text:outline-level="3"><text:bookmark-start text:name="__RefHeading___Toc4352_3662947916"/>2.7.2 Motivations: The Structural Failures of Current Mobility Systems<text:bookmark-end text:name="__RefHeading___Toc4352_3662947916"/></text:h>
      <text:p text:style-name="P31" loext:marker-style-name="T2"><text:span text:style-name="T2">Contemporary mobility systems fail along two distinct but interconnected axes: physical access and informational freedom. The former denies movement; the latter surveils it. Both failures are systemic, not incidental, and both require structural rather than incremental remediation.</text:span><text:span text:style-name="T2"/></text:p>
      <text:p text:style-name="P32" loext:marker-style-name="T2"><text:span text:style-name="T2">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span><text:span text:style-name="T2"/></text:p>
      <text:p text:style-name="P32" loext:marker-style-name="T2"><text:span text:style-name="T2">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pan><text:soft-page-break/><text:span text:style-name="T2">is that movement is no longer anonymous even in nominally public space—it is logged, retained, and subject to retrospective analysis by actors the individual cannot identify or contest.</text:span><text:span text:style-name="T2"/></text:p>
      <text:p text:style-name="P32" loext:marker-style-name="T2"><text:span text:style-name="T2">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span><text:span text:style-name="T2"/></text:p>
      <text:p text:style-name="P32" loext:marker-style-name="T2"><text:span text:style-name="T2">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span><text:span text:style-name="T2"/></text:p>
      <text:p text:style-name="P22"/>
      <text:h text:style-name="P16" text:outline-level="3"><text:bookmark-start text:name="__RefHeading___Toc4354_3662947916"/>2.7.3 Historical Patterns of Resistance to Structural Reform<text:bookmark-end text:name="__RefHeading___Toc4354_3662947916"/></text:h>
      <text:p text:style-name="P31" loext:marker-style-name="T2"><text:span text:style-name="T2">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span><text:span text:style-name="T2"/></text:p>
      <text:p text:style-name="P32" loext:marker-style-name="T2"><text:span text:style-name="T2">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span><text:span text:style-name="T2"/></text:p>
      <text:p text:style-name="P32" loext:marker-style-name="T2"><text:span text:style-name="T2">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span text:style-name="T2"/></text:p>
      <text:p text:style-name="P32" loext:marker-style-name="T2"><text:span text:style-name="T2">The third phase involves threats of capital withdrawal. Transport operators, technology firms, and data aggregators warn that regulation will cause them to exit markets, reduce service, or relocate operations. These threats are deployed as leverage </text:span><text:soft-page-break/><text:span text:style-name="T2">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span><text:span text:style-name="T2"/></text:p>
      <text:p text:style-name="P32" loext:marker-style-name="T2"><text:span text:style-name="T2">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span><text:span text:style-name="T2"/></text:p>
      <text:p text:style-name="P32" loext:marker-style-name="T2"><text:span text:style-name="T2">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span><text:span text:style-name="T2"/></text:p>
      <text:p text:style-name="P32" loext:marker-style-name="T2"><text:span text:style-name="T2">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span><text:span text:style-name="T2"/></text:p>
      <text:p text:style-name="P32" loext:marker-style-name="T2"><text:span text:style-name="T2">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span><text:span text:style-name="T2"/></text:p>
      <text:p text:style-name="P22"/>
      <text:h text:style-name="P16" text:outline-level="3"><text:bookmark-start text:name="__RefHeading___Toc4356_3662947916"/>2.7.4 The Universal Social Page: Privacy Architecture in Detail<text:bookmark-end text:name="__RefHeading___Toc4356_3662947916"/></text:h>
      <text:p text:style-name="P31" loext:marker-style-name="T2"><text:span text:style-name="T2">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span><text:span text:style-name="T2"/></text:p>
      <text:p text:style-name="P32" loext:marker-style-name="T2"><text:soft-page-break/><text:span text:style-name="T2">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span><text:span text:style-name="T2"/></text:p>
      <text:p text:style-name="P32" loext:marker-style-name="T2"><text:span text:style-name="T2">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span><text:span text:style-name="T2"/></text:p>
      <text:p text:style-name="P32" loext:marker-style-name="T2"><text:span text:style-name="T2">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span><text:span text:style-name="T2"/></text:p>
      <text:p text:style-name="P32" loext:marker-style-name="T2"><text:span text:style-name="T2">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span text:style-name="T2"/></text:p>
      <text:p text:style-name="P32" loext:marker-style-name="T2"><text:span text:style-name="T2">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pan><text:soft-page-break/><text:span text:style-name="T2">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span><text:span text:style-name="T2"/></text:p>
      <text:p text:style-name="P22"/>
      <text:h text:style-name="P16" text:outline-level="3"><text:bookmark-start text:name="__RefHeading___Toc4358_3662947916"/>2.7.5 Preliminary Economic Assessment and Funding Pathways<text:bookmark-end text:name="__RefHeading___Toc4358_3662947916"/></text:h>
      <text:p text:style-name="P31" loext:marker-style-name="T2"><text:span text:style-name="T2">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span><text:span text:style-name="T2"/></text:p>
      <text:p text:style-name="P32" loext:marker-style-name="T2"><text:span text:style-name="T2">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span><text:span text:style-name="T2"/></text:p>
      <text:p text:style-name="P32" loext:marker-style-name="T2"><text:span text:style-name="T2">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span><text:span text:style-name="T2"/></text:p>
      <text:p text:style-name="P32" loext:marker-style-name="T2"><text:span text:style-name="T2">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span text:style-name="T2"/></text:p>
      <text:p text:style-name="P32" loext:marker-style-name="T2"><text:soft-page-break/><text:span text:style-name="T2">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span><text:span text:style-name="T2"/></text:p>
      <text:p text:style-name="P22"/>
      <text:h text:style-name="P16" text:outline-level="3"><text:bookmark-start text:name="__RefHeading___Toc4360_3662947916"/>2.7.6 Explicit Counterarguments and Risk Mitigation<text:bookmark-end text:name="__RefHeading___Toc4360_3662947916"/></text:h>
      <text:p text:style-name="P31" loext:marker-style-name="T2"><text:span text:style-name="T2">The Mobility pillar faces objections from multiple directions, some technically sophisticated and deserving of serious engagement, others reflecting institutional interest more than principled concern.</text:span><text:span text:style-name="T2"/></text:p>
      <text:p text:style-name="P32" loext:marker-style-name="T2"><text:span text:style-name="T2">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span><text:span text:style-name="T2"/></text:p>
      <text:p text:style-name="P32" loext:marker-style-name="T2"><text:span text:style-name="T2">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span><text:span text:style-name="T2"/></text:p>
      <text:p text:style-name="P32" loext:marker-style-name="T2"><text:span text:style-name="T2">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pan><text:soft-page-break/><text:span text:style-name="T2">because it creates incentives to design immigration systems that minimize the population subject to enforcement rather than maximizing surveillance capacity.</text:span><text:span text:style-name="T2"/></text:p>
      <text:p text:style-name="P32" loext:marker-style-name="T2"><text:span text:style-name="T2">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span><text:span text:style-name="T2"/></text:p>
      <text:p text:style-name="P32" loext:marker-style-name="T2"><text:span text:style-name="T2">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span><text:span text:style-name="T2"/></text:p>
      <text:p text:style-name="P22"/>
      <text:h text:style-name="P16" text:outline-level="3"><text:bookmark-start text:name="__RefHeading___Toc4362_3662947916"/>2.7.7 Empirical Evidence and Analogous Case Studies<text:bookmark-end text:name="__RefHeading___Toc4362_3662947916"/></text:h>
      <text:p text:style-name="P31" loext:marker-style-name="T2"><text:span text:style-name="T2">The components of the Mobility pillar are individually precedented, even if their integration into a coherent system is novel. Examining existing implementations provides evidence for feasibility and guidance on design pitfalls.</text:span><text:span text:style-name="T2"/></text:p>
      <text:p text:style-name="P32" loext:marker-style-name="T2"><text:span text:style-name="T2">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span text:style-name="T2"/></text:p>
      <text:p text:style-name="P32" loext:marker-style-name="T2"><text:span text:style-name="T2">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span><text:span text:style-name="T2"/></text:p>
      <text:p text:style-name="P32" loext:marker-style-name="T2"><text:soft-page-break/><text:span text:style-name="T2">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span><text:span text:style-name="T2"/></text:p>
      <text:p text:style-name="P32" loext:marker-style-name="T2"><text:span text:style-name="T2">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span><text:span text:style-name="T2"/></text:p>
      <text:p text:style-name="P32" loext:marker-style-name="T2"><text:span text:style-name="T2">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span><text:span text:style-name="T2"/></text:p>
      <text:p text:style-name="P22"/>
      <text:h text:style-name="P16" text:outline-level="3"><text:bookmark-start text:name="__RefHeading___Toc4364_3662947916"/>2.7.8 Global and Legal Implementation Details<text:bookmark-end text:name="__RefHeading___Toc4364_3662947916"/></text:h>
      <text:p text:style-name="P31" loext:marker-style-name="T2"><text:span text:style-name="T2">The Mobility pillar's implementation requires engagement with existing international legal frameworks and deliberate navigation of the sovereignty sensitivities that surround border control and identity management.</text:span><text:span text:style-name="T2"/></text:p>
      <text:p text:style-name="P32" loext:marker-style-name="T2"><text:span text:style-name="T2">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span text:style-name="T2"/></text:p>
      <text:p text:style-name="P32" loext:marker-style-name="T2"><text:soft-page-break/><text:span text:style-name="T2">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span><text:span text:style-name="T2"/></text:p>
      <text:p text:style-name="P32" loext:marker-style-name="T2"><text:span text:style-name="T2">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span><text:span text:style-name="T2"/></text:p>
      <text:p text:style-name="P22"/>
      <text:h text:style-name="P16" text:outline-level="3"><text:bookmark-start text:name="__RefHeading___Toc4366_3662947916"/>2.7.9 Sustainability and Long-Term Viability Assessments<text:bookmark-end text:name="__RefHeading___Toc4366_3662947916"/></text:h>
      <text:p text:style-name="P31" loext:marker-style-name="T2"><text:span text:style-name="T2">The Mobility pillar's sustainability rests on three foundations: environmental, fiscal, and institutional. Each requires explicit assessment.</text:span><text:span text:style-name="T2"/></text:p>
      <text:p text:style-name="P32" loext:marker-style-name="T2"><text:span text:style-name="T2">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pan><text:soft-page-break/><text:span text:style-name="T2">the environmental footprint of the transport network declines over the implementation timeline even as access expands.²⁹</text:span><text:span text:style-name="T2"/></text:p>
      <text:p text:style-name="P32" loext:marker-style-name="T2"><text:span text:style-name="T2">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span><text:span text:style-name="T2"/></text:p>
      <text:p text:style-name="P32" loext:marker-style-name="T2"><text:span text:style-name="T2">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span><text:span text:style-name="T2"/></text:p>
      <text:p text:style-name="P22"/>
      <text:h text:style-name="P16" text:outline-level="3"><text:bookmark-start text:name="__RefHeading___Toc4368_3662947916"/>2.7.10 Mobility's Interdependence with Other Pillars<text:bookmark-end text:name="__RefHeading___Toc4368_3662947916"/></text:h>
      <text:p text:style-name="P31" loext:marker-style-name="T2"><text:span text:style-name="T2">The Mobility pillar does not operate in isolation. Its effectiveness is amplified by, and in turn amplifies, each of the other six pillars in the FREEDOM framework.</text:span><text:span text:style-name="T2"/></text:p>
      <text:p text:style-name="P32" loext:marker-style-name="T2"><text:span text:style-name="T2">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span text:style-name="T2"/></text:p>
      <text:p text:style-name="P32" loext:marker-style-name="T2"><text:span text:style-name="T2">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pan><text:soft-page-break/><text:span text:style-name="T2">costly, information mobility can substitute for some of its economic and social functions, while also enabling coordination that makes physical movement more purposeful and efficient.</text:span><text:span text:style-name="T2"/></text:p>
      <text:p text:style-name="P32" loext:marker-style-name="T2"><text:span text:style-name="T2">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span><text:span text:style-name="T2"/></text:p>
      <text:p text:style-name="P32" loext:marker-style-name="T2"><text:span text:style-name="T2">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span><text:span text:style-name="T2"/></text:p>
      <text:p text:style-name="P32" loext:marker-style-name="T2"><text:span text:style-name="T2">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span><text:span text:style-name="T2"/></text:p>
      <text:p text:style-name="P22"/>
      <text:h text:style-name="P16" text:outline-level="3"><text:bookmark-start text:name="__RefHeading___Toc4370_3662947916"/>2.7.11 Phasing Out Legacy Systems and Transition Dynamics<text:bookmark-end text:name="__RefHeading___Toc4370_3662947916"/></text:h>
      <text:p text:style-name="P31" loext:marker-style-name="T2"><text:span text:style-name="T2">The transition from current mobility and identification systems to the Mobility pillar's framework involves managing significant institutional disruption while maintaining practical continuity of movement and security functions.</text:span><text:span text:style-name="T2"/></text:p>
      <text:p text:style-name="P32" loext:marker-style-name="T2"><text:span text:style-name="T2">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pan><text:soft-page-break/><text:span text:style-name="T2">passive or active resistance—depends on transition designs that offer them a credible role in the successor system.</text:span><text:span text:style-name="T2"/></text:p>
      <text:p text:style-name="P32" loext:marker-style-name="T2"><text:span text:style-name="T2">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span><text:span text:style-name="T2"/></text:p>
      <text:p text:style-name="P32" loext:marker-style-name="T2"><text:span text:style-name="T2">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span><text:span text:style-name="T2"/></text:p>
      <text:p text:style-name="P32" loext:marker-style-name="T2"><text:span text:style-name="T2">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span><text:span text:style-name="T2"/></text:p>
      <text:p text:style-name="P22"/>
      <text:h text:style-name="P25" text:outline-level="2" loext:marker-style-name="T5"><text:bookmark-start text:name="__RefHeading___Toc4372_3662947916"/><text:span text:style-name="T5">Footnotes</text:span><text:bookmark-end text:name="__RefHeading___Toc4372_3662947916"/><text:span text:style-name="T5"/></text:h>
      <text:p text:style-name="P23"><text:span text:style-name="T14">1. </text:span><text:span text:style-name="T3">Henley Passport Index (2024). Global Passport Power Rank. The index tracks visa-free access by passport nationality, updated quarterly.</text:span></text:p>
      <text:p text:style-name="P23"><text:span text:style-name="T14">2. </text:span><text:span text:style-name="T3">Glaeser, E. &amp; Kahn, M. (2004). Sprawl and Urban Growth. Handbook of Regional and Urban Economics. Vol. 4. Documented correlations between transit investment and property value gradients.</text:span></text:p>
      <text:p text:style-name="P23"><text:span text:style-name="T14">3. </text:span><text:span text:style-name="T3">United Nations. (1948). Universal Declaration of Human Rights, Article 13. General Assembly Resolution 217A.</text:span></text:p>
      <text:p text:style-name="P23"><text:span text:style-name="T14">4. </text:span><text:span text:style-name="T3">Amnesty International. (2023). Surveillance Giants: How the Business Model of Google and Facebook Threatens Human Rights. Reports on biometric tracking expansion in public infrastructure.</text:span></text:p>
      <text:p text:style-name="P23"><text:span text:style-name="T14">5. </text:span><text:span text:style-name="T3">Electronic Frontier Foundation. (2022). Atlas of Surveillance: Documenting Police Tech in Our Communities. Comprehensive mapping of surveillance infrastructure across U.S. jurisdictions.</text:span></text:p>
      <text:p text:style-name="P23"><text:span text:style-name="T14">6. </text:span><text:span text:style-name="T3">Clemens, M. (2011). Economics and Emigration: Trillion-Dollar Bills on the Sidewalk? Journal of Economic Perspectives, 25(3), 83-106. Key reference for labor mobility gains.</text:span></text:p>
      <text:p text:style-name="P23"><text:span text:style-name="T14">7. </text:span><text:span text:style-name="T3">Penney, J. (2016). Chilling Effects: Online Surveillance and Wikipedia Use. Berkeley Technology Law Journal, 31(1). Documents 20% decline in access to terrorism-related Wikipedia articles following Snowden revelations.</text:span></text:p>
      <text:p text:style-name="P23"><text:soft-page-break/><text:span text:style-name="T14">8. </text:span><text:span text:style-name="T3">Wolmar, C. (2007). Fire and Steam: A New History of the Railways in Britain. Atlantic Books. Documents early technical and economic objections to railway expansion.</text:span></text:p>
      <text:p text:style-name="P23"><text:span text:style-name="T14">9. </text:span><text:span text:style-name="T3">Kolko, G. (1965). Railroads and Regulation, 1877-1916. Princeton University Press. Detailed account of legislative and judicial resistance patterns.</text:span></text:p>
      <text:p text:style-name="P23"><text:span text:style-name="T14">10. </text:span><text:span text:style-name="T3">Mactaggart, A. (2020). Prop 24 and the politics of privacy regulation. The legislative history of CCPA and CPRA illustrates this dynamic in data governance.</text:span></text:p>
      <text:p text:style-name="P23"><text:span text:style-name="T14">11. </text:span><text:span text:style-name="T3">Zuboff, S. (2019). The Age of Surveillance Capitalism. PublicAffairs. Analysis of regulatory capture in data governance frameworks.</text:span></text:p>
      <text:p text:style-name="P23"><text:span text:style-name="T14">12. </text:span><text:span text:style-name="T3">Shaw, J. et al. (2019). The Tragedy of the Private: How Railway Privatisation Created the U.K.'s Dysfunctional Rail System. Political Geography 73. Empirical analysis of post-privatization service degradation.</text:span></text:p>
      <text:p text:style-name="P23"><text:span text:style-name="T14">13. </text:span><text:span text:style-name="T3">European Commission. (2021). eIDAS Regulation Review: Impact Assessment. Documents design priorities of existing national digital identity frameworks.</text:span></text:p>
      <text:p text:style-name="P23"><text:span text:style-name="T14">14. </text:span><text:span text:style-name="T3">Camenisch, J. &amp; Lysyanskaya, A. (2001). An Efficient System for Non-Transferable Anonymous Credentials with Optional Anonymity Revocation. EUROCRYPT 2001. Foundational cryptographic basis for selective disclosure systems.</text:span></text:p>
      <text:p text:style-name="P23"><text:span text:style-name="T14">15. </text:span><text:span text:style-name="T3">McKinsey Global Institute. (2016). Bridging Global Infrastructure Gaps. Estimates annual global infrastructure investment and sectoral allocation.</text:span></text:p>
      <text:p text:style-name="P23"><text:span text:style-name="T14">16. </text:span><text:span text:style-name="T3">UIDAI. (2014). Aadhaar Project: Lessons from the World's Largest Biometric ID System. Government of India. Documents initial infrastructure costs for national-scale digital identity.</text:span></text:p>
      <text:p text:style-name="P23"><text:span text:style-name="T14">17. </text:span><text:span text:style-name="T3">World Bank. (2018). Moving for Prosperity: Global Migration and Labor Markets. Policy Research Report. Synthesizes labor mobility economic literature.</text:span></text:p>
      <text:p text:style-name="P23"><text:span text:style-name="T14">18. </text:span><text:span text:style-name="T3">Litman, T. (2020). Evaluating Public Transit Benefits and Costs. Victoria Transport Policy Institute. Comprehensive review of health co-benefits from transit investment.</text:span></text:p>
      <text:p text:style-name="P23"><text:span text:style-name="T14">19. </text:span><text:span text:style-name="T3">Schneier, B. (2006). The Eternal Value of Privacy. Wired. Accessible analysis of targeted versus mass surveillance effectiveness.</text:span></text:p>
      <text:p text:style-name="P23"><text:span text:style-name="T14">20. </text:span><text:span text:style-name="T3">Garvie, C. et al. (2016). The Perpetual Line-Up: Unregulated Police Face Recognition in America. Georgetown Law Center on Privacy &amp; Technology. Empirical assessment of facial recognition accuracy and bias.</text:span></text:p>
      <text:p text:style-name="P23"><text:span text:style-name="T14">21. </text:span><text:span text:style-name="T3">European Commission. (2024). The Schengen Area: Key Facts and Figures. Official statistics on Schengen zone coverage and mobility volumes.</text:span></text:p>
      <text:p text:style-name="P23"><text:span text:style-name="T14">22. </text:span><text:span text:style-name="T3">e-Estonia. (2023). Digital Identity: Building a Trusted Digital Society. Overview of Estonian digital identity architecture and privacy protections.</text:span></text:p>
      <text:p text:style-name="P23"><text:span text:style-name="T14">23. </text:span><text:span text:style-name="T3">International Energy Agency. (2019). The Future of Rail: Opportunities for Energy and the Environment. Comparative analysis of rail energy efficiency across countries.</text:span></text:p>
      <text:p text:style-name="P23"><text:span text:style-name="T14">24. </text:span><text:span text:style-name="T3">Conger, K., Fausset, R. &amp; Kovaleski, S. F. (2019). San Francisco Bans Agency Use of Facial Recognition Technology. New York Times. Reports on the legislative debate and subsequent independent assessments.</text:span></text:p>
      <text:p text:style-name="P23"><text:span text:style-name="T14">25. </text:span><text:span text:style-name="T3">Preiser, W. &amp; Ostroff, E. (2001). Universal Design Handbook. McGraw-Hill. Documents co-benefits of accessibility-driven infrastructure design.</text:span></text:p>
      <text:p text:style-name="P23"><text:span text:style-name="T14">26. </text:span><text:span text:style-name="T3">European Court of Human Rights. (2021). Big Brother Watch and Others v. United Kingdom. Case No. 58170/13. Landmark ruling on bulk surveillance and privacy rights.</text:span></text:p>
      <text:p text:style-name="P23"><text:span text:style-name="T14">27. </text:span><text:span text:style-name="T3">ICAO. (2006). Convention on International Civil Aviation (Chicago Convention). Doc 7300. The foundational treaty framework for international aviation coordination.</text:span></text:p>
      <text:p text:style-name="P23"><text:span text:style-name="T14">28. </text:span><text:span text:style-name="T3">Council of Europe. (1981, modernized 2018). Convention 108+: Convention for the Protection of Individuals with Regard to Automatic Processing of Personal Data.</text:span></text:p>
      <text:p text:style-name="P23"><text:span text:style-name="T14">29. </text:span><text:span text:style-name="T3">International Railway Association (UIC). (2022). Railway Statistics Synopsis. Annual data on rail electrification rates and energy efficiency metrics.</text:span></text:p>
      <text:p text:style-name="P24"><text:span text:style-name="T14">30. </text:span><text:span text:style-name="T3">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ize="16pt" fo:font-weight="bold" style:font-name-asian="Segoe UI" style:font-family-asian="'Segoe UI'" style:font-family-generic-asian="system" style:font-pitch-asian="variable" style:font-size-asian="16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ize-asian="12pt"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2" style:list-level="1" style:class="list">
      <style:paragraph-properties fo:margin-top="0in" fo:margin-bottom="0.139in" style:contextual-spacing="true"/>
    </style:style>
    <style:style style:name="List_20_2" style:display-name="List 2" style:family="paragraph" style:parent-style-name="Standard" style:list-style-name="WWNum3" style:list-level="1" style:class="list">
      <style:paragraph-properties fo:margin-top="0in" fo:margin-bottom="0.139in" style:contextual-spacing="true"/>
    </style:style>
    <style:style style:name="List_20_3" style:display-name="List 3" style:family="paragraph" style:parent-style-name="Standard" style:list-style-name="WWNum4" style:list-level="1" style:class="list">
      <style:paragraph-properties fo:margin-top="0in" fo:margin-bottom="0.139in" style:contextual-spacing="true"/>
    </style:style>
    <style:style style:name="Numbering_20_1" style:display-name="Numbering 1" style:family="paragraph" style:parent-style-name="Standard" style:list-style-name="WWNum5" style:list-level="1" style:class="list">
      <style:paragraph-properties fo:margin-top="0in" fo:margin-bottom="0.139in" style:contextual-spacing="true"/>
    </style:style>
    <style:style style:name="Numbering_20_2" style:display-name="Numbering 2" style:family="paragraph" style:parent-style-name="Standard" style:list-style-name="WWNum6" style:list-level="1" style:class="list">
      <style:paragraph-properties fo:margin-top="0in" fo:margin-bottom="0.139in" style:contextual-spacing="true"/>
    </style:style>
    <style:style style:name="Numbering_20_3" style:display-name="Numbering 3" style:family="paragraph" style:parent-style-name="Standard" style:list-style-name="WWNum7"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text:start-value="0">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8T14:27:53.681000000</dc:date>
    <meta:editing-cycles>64</meta:editing-cycles>
    <meta:editing-duration>P5DT10H27M53S</meta:editing-duration>
    <meta:generator>LibreOffice/7.6.2.1$Windows_X86_64 LibreOffice_project/56f7684011345957bbf33a7ee678afaf4d2ba333</meta:generator>
    <meta:document-statistic meta:table-count="1" meta:image-count="0" meta:object-count="0" meta:page-count="99" meta:paragraph-count="1029" meta:word-count="40033" meta:character-count="316597" meta:non-whitespace-character-count="278113"/>
    <meta:user-defined meta:name="AppVersion">15.0000</meta:user-defined>
    <meta:template xlink:type="simple" xlink:actuate="onRequest" xlink:title="Normal.dotm" xlink:href=""/>
  </office:meta>
</office:document-meta>
</file>